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26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5472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0.4165in"/>
    </style:style>
    <style:style style:name="co7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655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2.4307in"/>
    </style:style>
    <style:style style:name="co11" style:family="table-column">
      <style:table-column-properties fo:break-before="auto" style:column-width="0.7984in"/>
    </style:style>
    <style:style style:name="co12" style:family="table-column">
      <style:table-column-properties fo:break-before="auto" style:column-width="0.9827in"/>
    </style:style>
    <style:style style:name="co13" style:family="table-column">
      <style:table-column-properties fo:break-before="auto" style:column-width="1.2228in"/>
    </style:style>
    <style:style style:name="co14" style:family="table-column">
      <style:table-column-properties fo:break-before="auto" style:column-width="1.0366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0.7071in"/>
    </style:style>
    <style:style style:name="co18" style:family="table-column">
      <style:table-column-properties fo:break-before="auto" style:column-width="0.5528in"/>
    </style:style>
    <style:style style:name="co19" style:family="table-column">
      <style:table-column-properties fo:break-before="auto" style:column-width="0.6283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4209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0.661in"/>
    </style:style>
    <style:style style:name="co24" style:family="table-column">
      <style:table-column-properties fo:break-before="auto" style:column-width="0.6701in"/>
    </style:style>
    <style:style style:name="co25" style:family="table-column">
      <style:table-column-properties fo:break-before="auto" style:column-width="0.9008in"/>
    </style:style>
    <style:style style:name="co26" style:family="table-column">
      <style:table-column-properties fo:break-before="auto" style:column-width="1.2508in"/>
    </style:style>
    <style:style style:name="co27" style:family="table-column">
      <style:table-column-properties fo:break-before="auto" style:column-width="1.0756in"/>
    </style:style>
    <style:style style:name="co28" style:family="table-column">
      <style:table-column-properties fo:break-before="auto" style:column-width="1.0209in"/>
    </style:style>
    <style:style style:name="co29" style:family="table-column">
      <style:table-column-properties fo:break-before="auto" style:column-width="0.8929in"/>
    </style:style>
    <style:style style:name="co30" style:family="table-column">
      <style:table-column-properties fo:break-before="auto" style:column-width="0.898in"/>
    </style:style>
    <style:style style:name="co31" style:family="table-column">
      <style:table-column-properties fo:break-before="auto" style:column-width="0.6598in"/>
    </style:style>
    <style:style style:name="co32" style:family="table-column">
      <style:table-column-properties fo:break-before="auto" style:column-width="1.172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false"/>
    </style:style>
    <style:style style:name="ro5" style:family="table-row">
      <style:table-row-properties style:row-height="0.1811in" fo:break-before="auto" style:use-optimal-row-height="false"/>
    </style:style>
    <style:style style:name="ta1" style:family="table" style:master-page-name="PageStyle_5f_Average">
      <style:table-properties table:display="true" style:writing-mode="lr-tb"/>
    </style:style>
    <style:style style:name="ta2" style:family="table" style:master-page-name="PageStyle_5f_Results_20_1">
      <style:table-properties table:display="true" style:writing-mode="lr-tb"/>
    </style:style>
    <style:style style:name="ta3" style:family="table" style:master-page-name="PageStyle_5f_Results_20_2">
      <style:table-properties table:display="true" style:writing-mode="lr-tb"/>
    </style:style>
    <style:style style:name="ta4" style:family="table" style:master-page-name="PageStyle_5f_Results_20_3">
      <style:table-properties table:display="true" style:writing-mode="lr-tb"/>
    </style:style>
    <style:style style:name="ta5" style:family="table" style:master-page-name="PageStyle_5f_Per_20_Child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8" style:family="table-cell" style:parent-style-name="Default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9" style:family="table-cell" style:parent-style-name="Default">
      <style:table-cell-properties fo:background-color="#ccffff" style:rotation-align="none"/>
    </style:style>
    <style:style style:name="ce10" style:family="table-cell" style:parent-style-name="Default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ackground-color="#e6e6e6" style:rotation-align="none"/>
    </style:style>
    <style:style style:name="ce12" style:family="table-cell" style:parent-style-name="Default" style:data-style-name="N2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 style:data-style-name="N2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14" style:family="table-cell" style:parent-style-name="Default" style:data-style-name="N2">
      <style:table-cell-properties fo:background-color="#ccffff" style:rotation-align="none"/>
    </style:style>
    <style:style style:name="ce15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6" style:family="table-cell" style:parent-style-name="Default" style:data-style-name="N2">
      <style:table-cell-properties fo:background-color="#e6e6e6" style:rotation-align="none"/>
    </style:style>
    <style:style style:name="ce17" style:family="table-cell" style:parent-style-name="Default" style:data-style-name="N1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8" style:family="table-cell" style:parent-style-name="Default" style:data-style-name="N1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19" style:family="table-cell" style:parent-style-name="Default" style:data-style-name="N1">
      <style:table-cell-properties fo:background-color="#ccffff" style:rotation-align="none"/>
    </style:style>
    <style:style style:name="ce20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1" style:family="table-cell" style:parent-style-name="Default" style:data-style-name="N1">
      <style:table-cell-properties fo:background-color="#e6e6e6" style:rotation-align="none"/>
    </style:style>
    <style:style style:name="ce22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23" style:family="table-cell" style:parent-style-name="Default" style:data-style-name="N1">
      <style:table-cell-properties fo:border-bottom="0.06pt solid #000000" fo:background-color="#ffffcc" style:diagonal-bl-tr="none" style:diagonal-tl-br="none" fo:border-left="none" fo:border-right="0.06pt solid #000000" style:rotation-align="none" fo:border-top="0.06pt solid #000000"/>
    </style:style>
    <style:style style:name="ce24" style:family="table-cell" style:parent-style-name="Default" style:data-style-name="N1">
      <style:table-cell-properties fo:border-bottom="none" fo:background-color="#ccffff" style:diagonal-bl-tr="none" style:diagonal-tl-br="none" fo:border-left="none" fo:border-right="0.06pt solid #000000" style:rotation-align="none" fo:border-top="none"/>
    </style:style>
    <style:style style:name="ce25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26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rotation-align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7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3" style:family="table-cell" style:parent-style-name="Default" style:data-style-name="N117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34" style:family="table-cell" style:parent-style-name="Default" style:data-style-name="N117">
      <style:table-cell-properties fo:background-color="#ccffff" style:rotation-align="none"/>
    </style:style>
    <style:style style:name="ce35" style:family="table-cell" style:parent-style-name="Default" style:data-style-name="N117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36" style:family="table-cell" style:parent-style-name="Default" style:data-style-name="N117">
      <style:table-cell-properties fo:background-color="#e6e6e6" style:rotation-align="none"/>
    </style:style>
    <style:style style:name="ce37" style:family="table-cell" style:parent-style-name="Default" style:data-style-name="N118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8" style:family="table-cell" style:parent-style-name="Default" style:data-style-name="N118">
      <style:table-cell-properties fo:border-bottom="0.06pt solid #000000" fo:background-color="#ffffcc" style:diagonal-bl-tr="none" style:diagonal-tl-br="none" fo:border-left="none" fo:border-right="none" style:rotation-align="none" fo:border-top="0.06pt solid #000000"/>
    </style:style>
    <style:style style:name="ce39" style:family="table-cell" style:parent-style-name="Default" style:data-style-name="N118">
      <style:table-cell-properties fo:background-color="#ccffff" style:rotation-align="none"/>
    </style:style>
    <style:style style:name="ce40" style:family="table-cell" style:parent-style-name="Default" style:data-style-name="N118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1" style:family="table-cell" style:parent-style-name="Default" style:data-style-name="N118">
      <style:table-cell-properties fo:background-color="#e6e6e6" style:rotation-align="non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06pt solid #000000" style:rotation-align="non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7">
      <style:table-cell-properties fo:background-color="#e6e6e6" style:diagonal-bl-tr="none" style:diagonal-tl-br="none" fo:border="0.06pt solid #000000" style:rotation-align="none"/>
    </style:style>
    <style:style style:name="ce51" style:family="table-cell" style:parent-style-name="Default" style:data-style-name="N117">
      <style:table-cell-properties fo:background-color="#ffffcc" style:diagonal-bl-tr="none" style:diagonal-tl-br="none" fo:border="0.06pt solid #000000" style:rotation-align="none"/>
    </style:style>
    <style:style style:name="ce52" style:family="table-cell" style:parent-style-name="Default" style:data-style-name="N117">
      <style:table-cell-properties fo:background-color="#ccffff" style:diagonal-bl-tr="none" style:diagonal-tl-br="none" fo:border="0.06pt solid #000000" style:rotation-align="none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18">
      <style:table-cell-properties fo:background-color="#e6e6e6" style:diagonal-bl-tr="none" style:diagonal-tl-br="none" fo:border="0.06pt solid #000000" style:rotation-align="none"/>
    </style:style>
    <style:style style:name="ce55" style:family="table-cell" style:parent-style-name="Default" style:data-style-name="N118">
      <style:table-cell-properties fo:background-color="#ffffcc" style:diagonal-bl-tr="none" style:diagonal-tl-br="none" fo:border="0.06pt solid #000000" style:rotation-align="none"/>
    </style:style>
    <style:style style:name="ce56" style:family="table-cell" style:parent-style-name="Default" style:data-style-name="N118">
      <style:table-cell-properties fo:background-color="#ccffff" style:diagonal-bl-tr="none" style:diagonal-tl-br="none" fo:border="0.06pt solid #000000" style:rotation-align="none"/>
    </style:style>
    <style:style style:name="ce57" style:family="table-cell" style:parent-style-name="Default" style:data-style-name="N1">
      <style:table-cell-properties fo:background-color="#e6e6e6" style:diagonal-bl-tr="none" style:diagonal-tl-br="none" fo:border="0.06pt solid #000000" style:rotation-align="none"/>
    </style:style>
    <style:style style:name="ce58" style:family="table-cell" style:parent-style-name="Default" style:data-style-name="N1">
      <style:table-cell-properties fo:background-color="#ffffcc" style:diagonal-bl-tr="none" style:diagonal-tl-br="none" fo:border="0.06pt solid #000000" style:rotation-align="none"/>
    </style:style>
    <style:style style:name="ce59" style:family="table-cell" style:parent-style-name="Default" style:data-style-name="N1">
      <style:table-cell-properties fo:background-color="#ccffff" style:diagonal-bl-tr="none" style:diagonal-tl-br="none" fo:border="0.06pt solid #000000" style:rotation-align="none"/>
    </style:style>
    <style:style style:name="ce60" style:family="table-cell" style:parent-style-name="Default" style:data-style-name="N2">
      <style:table-cell-properties fo:background-color="#e6e6e6" style:diagonal-bl-tr="none" style:diagonal-tl-br="none" fo:border="0.06pt solid #000000" style:rotation-align="none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2">
      <style:table-cell-properties fo:background-color="#ffffcc" style:diagonal-bl-tr="none" style:diagonal-tl-br="none" fo:border="0.06pt solid #000000" style:rotation-align="none"/>
    </style:style>
    <style:style style:name="ce63" style:family="table-cell" style:parent-style-name="Default" style:data-style-name="N2">
      <style:table-cell-properties fo:background-color="#ccffff" style:diagonal-bl-tr="none" style:diagonal-tl-br="none" fo:border="0.06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ver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5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number-columns-repeated="1004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27"/>
          <table:table-cell table:style-name="ce28" office:value-type="string">
            <text:p>CPU seconds spent context switching (?)</text:p>
          </table:table-cell>
          <table:table-cell table:style-name="ce27"/>
          <table:table-cell table:style-name="ce27" office:value-type="string">
            <text:p>wall/child</text:p>
          </table:table-cell>
          <table:table-cell table:style-name="ce27" office:value-type="string">
            <text:p>user/child</text:p>
          </table:table-cell>
          <table:table-cell table:style-name="ce27" office:value-type="string">
            <text:p>system/child</text:p>
          </table:table-cell>
          <table:table-cell table:style-name="ce27" office:value-type="string">
            <text:p>preempted/child</text:p>
          </table:table-cell>
          <table:table-cell table:style-name="ce27" office:value-type="string">
            <text:p>blocked/child</text:p>
          </table:table-cell>
          <table:table-cell table:style-name="ce27" table:number-columns-repeated="1007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4"/>
          <table:table-cell table:style-name="ce7" table:formula="of:=AVERAGE([$'Results 1'.C2];[$'Results 2'.C2];[$'Results 3'.C2])" office:value-type="float" office:value="10">
            <text:p>10</text:p>
          </table:table-cell>
          <table:table-cell table:style-name="ce12" table:formula="of:=AVERAGE([$'Results 1'.D2];[$'Results 2'.D2];[$'Results 3'.D2])" office:value-type="float" office:value="12.8366666666667">
            <text:p>12.84</text:p>
          </table:table-cell>
          <table:table-cell table:style-name="ce12" table:formula="of:=AVERAGE([$'Results 1'.E2];[$'Results 2'.E2];[$'Results 3'.E2])" office:value-type="float" office:value="50.3966666666667">
            <text:p>50.40</text:p>
          </table:table-cell>
          <table:table-cell table:style-name="ce12" table:formula="of:=AVERAGE([$'Results 1'.F2];[$'Results 2'.F2];[$'Results 3'.F2])" office:value-type="float" office:value="0.0333333333333333">
            <text:p>0.03</text:p>
          </table:table-cell>
          <table:table-cell table:style-name="ce17" table:formula="of:=AVERAGE([$'Results 1'.G2];[$'Results 2'.G2];[$'Results 3'.G2])" office:value-type="float" office:value="392.333333333333">
            <text:p>392</text:p>
          </table:table-cell>
          <table:table-cell table:style-name="ce17" table:formula="of:=AVERAGE([$'Results 1'.H2];[$'Results 2'.H2];[$'Results 3'.H2])" office:value-type="float" office:value="6871.33333333333">
            <text:p>6871</text:p>
          </table:table-cell>
          <table:table-cell table:style-name="ce22" table:formula="of:=AVERAGE([$'Results 1'.I2];[$'Results 2'.I2];[$'Results 3'.I2])" office:value-type="float" office:value="21.6666666666667">
            <text:p>22</text:p>
          </table:table-cell>
          <table:table-cell/>
          <table:table-cell table:style-name="ce29" table:formula="of:=[.D2]-([.E2]+[.F2])/4" office:value-type="float" office:value="0.229166666666666">
            <text:p>0.23</text:p>
          </table:table-cell>
          <table:table-cell/>
          <table:table-cell table:style-name="ce32" table:formula="of:=[.D2]/[.C2]" office:value-type="float" office:value="1.28366666666667">
            <text:p>1.284</text:p>
          </table:table-cell>
          <table:table-cell table:style-name="ce32" table:formula="of:=[.E2]/[.C2]" office:value-type="float" office:value="5.03966666666667">
            <text:p>5.040</text:p>
          </table:table-cell>
          <table:table-cell table:style-name="ce37" table:formula="of:=[.F2]/[.C2]" office:value-type="float" office:value="0.00333333333333333">
            <text:p>0.00333</text:p>
          </table:table-cell>
          <table:table-cell table:style-name="ce17" table:formula="of:=[.H2]/[.C2]" office:value-type="float" office:value="687.133333333333">
            <text:p>687</text:p>
          </table:table-cell>
          <table:table-cell table:style-name="ce17" table:formula="of:=[.I2]/[.C2]" office:value-type="float" office:value="2.16666666666667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 table:formula="of:=AVERAGE([$'Results 1'.C3];[$'Results 2'.C3];[$'Results 3'.C3])" office:value-type="float" office:value="50">
            <text:p>50</text:p>
          </table:table-cell>
          <table:table-cell table:style-name="ce13" table:formula="of:=AVERAGE([$'Results 1'.D3];[$'Results 2'.D3];[$'Results 3'.D3])" office:value-type="float" office:value="63.3933333333333">
            <text:p>63.39</text:p>
          </table:table-cell>
          <table:table-cell table:style-name="ce13" table:formula="of:=AVERAGE([$'Results 1'.E3];[$'Results 2'.E3];[$'Results 3'.E3])" office:value-type="float" office:value="252.196666666667">
            <text:p>252.20</text:p>
          </table:table-cell>
          <table:table-cell table:style-name="ce13" table:formula="of:=AVERAGE([$'Results 1'.F3];[$'Results 2'.F3];[$'Results 3'.F3])" office:value-type="float" office:value="0.1">
            <text:p>0.10</text:p>
          </table:table-cell>
          <table:table-cell table:style-name="ce18" table:formula="of:=AVERAGE([$'Results 1'.G3];[$'Results 2'.G3];[$'Results 3'.G3])" office:value-type="float" office:value="397.666666666667">
            <text:p>398</text:p>
          </table:table-cell>
          <table:table-cell table:style-name="ce18" table:formula="of:=AVERAGE([$'Results 1'.H3];[$'Results 2'.H3];[$'Results 3'.H3])" office:value-type="float" office:value="65375.6666666667">
            <text:p>65376</text:p>
          </table:table-cell>
          <table:table-cell table:style-name="ce23" table:formula="of:=AVERAGE([$'Results 1'.I3];[$'Results 2'.I3];[$'Results 3'.I3])" office:value-type="float" office:value="103.666666666667">
            <text:p>104</text:p>
          </table:table-cell>
          <table:table-cell/>
          <table:table-cell table:style-name="ce29" table:formula="of:=[.D3]-([.E3]+[.F3])/4" office:value-type="float" office:value="0.319166666666682">
            <text:p>0.32</text:p>
          </table:table-cell>
          <table:table-cell/>
          <table:table-cell table:style-name="ce33" table:formula="of:=[.D3]/[.C3]" office:value-type="float" office:value="1.26786666666667">
            <text:p>1.268</text:p>
          </table:table-cell>
          <table:table-cell table:style-name="ce33" table:formula="of:=[.E3]/[.C3]" office:value-type="float" office:value="5.04393333333333">
            <text:p>5.044</text:p>
          </table:table-cell>
          <table:table-cell table:style-name="ce38" table:formula="of:=[.F3]/[.C3]" office:value-type="float" office:value="0.002">
            <text:p>0.00200</text:p>
          </table:table-cell>
          <table:table-cell table:style-name="ce18" table:formula="of:=[.H3]/[.C3]" office:value-type="float" office:value="1307.51333333333">
            <text:p>1308</text:p>
          </table:table-cell>
          <table:table-cell table:style-name="ce18" table:formula="of:=[.I3]/[.C3]" office:value-type="float" office:value="2.07333333333333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9" table:formula="of:=AVERAGE([$'Results 1'.C4];[$'Results 2'.C4];[$'Results 3'.C4])" office:value-type="float" office:value="500">
            <text:p>500</text:p>
          </table:table-cell>
          <table:table-cell table:style-name="ce14" table:formula="of:=AVERAGE([$'Results 1'.D4];[$'Results 2'.D4];[$'Results 3'.D4])" office:value-type="float" office:value="888.473333333333">
            <text:p>888.47</text:p>
          </table:table-cell>
          <table:table-cell table:style-name="ce14" table:formula="of:=AVERAGE([$'Results 1'.E4];[$'Results 2'.E4];[$'Results 3'.E4])" office:value-type="float" office:value="3532.60666666667">
            <text:p>3532.61</text:p>
          </table:table-cell>
          <table:table-cell table:style-name="ce14" table:formula="of:=AVERAGE([$'Results 1'.F4];[$'Results 2'.F4];[$'Results 3'.F4])" office:value-type="float" office:value="1.14666666666667">
            <text:p>1.15</text:p>
          </table:table-cell>
          <table:table-cell table:style-name="ce19" table:formula="of:=AVERAGE([$'Results 1'.G4];[$'Results 2'.G4];[$'Results 3'.G4])" office:value-type="float" office:value="397.333333333333">
            <text:p>397</text:p>
          </table:table-cell>
          <table:table-cell table:style-name="ce19" table:formula="of:=AVERAGE([$'Results 1'.H4];[$'Results 2'.H4];[$'Results 3'.H4])" office:value-type="float" office:value="911978.666666667">
            <text:p>911979</text:p>
          </table:table-cell>
          <table:table-cell table:style-name="ce24" table:formula="of:=AVERAGE([$'Results 1'.I4];[$'Results 2'.I4];[$'Results 3'.I4])" office:value-type="float" office:value="1013.66666666667">
            <text:p>1014</text:p>
          </table:table-cell>
          <table:table-cell/>
          <table:table-cell table:style-name="ce29" table:formula="of:=[.D4]-([.E4]+[.F4])/4" office:value-type="float" office:value="5.03500000000008">
            <text:p>5.04</text:p>
          </table:table-cell>
          <table:table-cell/>
          <table:table-cell table:style-name="ce34" table:formula="of:=[.D4]/[.C4]" office:value-type="float" office:value="1.77694666666667">
            <text:p>1.777</text:p>
          </table:table-cell>
          <table:table-cell table:style-name="ce34" table:formula="of:=[.E4]/[.C4]" office:value-type="float" office:value="7.06521333333333">
            <text:p>7.065</text:p>
          </table:table-cell>
          <table:table-cell table:style-name="ce39" table:formula="of:=[.F4]/[.C4]" office:value-type="float" office:value="0.00229333333333333">
            <text:p>0.00229</text:p>
          </table:table-cell>
          <table:table-cell table:style-name="ce19" table:formula="of:=[.H4]/[.C4]" office:value-type="float" office:value="1823.95733333333">
            <text:p>1824</text:p>
          </table:table-cell>
          <table:table-cell table:style-name="ce19" table:formula="of:=[.I4]/[.C4]" office:value-type="float" office:value="2.02733333333333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7" table:formula="of:=AVERAGE([$'Results 1'.C5];[$'Results 2'.C5];[$'Results 3'.C5])" office:value-type="float" office:value="10">
            <text:p>10</text:p>
          </table:table-cell>
          <table:table-cell table:style-name="ce12" table:formula="of:=AVERAGE([$'Results 1'.D5];[$'Results 2'.D5];[$'Results 3'.D5])" office:value-type="float" office:value="20.55">
            <text:p>20.55</text:p>
          </table:table-cell>
          <table:table-cell table:style-name="ce12" table:formula="of:=AVERAGE([$'Results 1'.E5];[$'Results 2'.E5];[$'Results 3'.E5])" office:value-type="float" office:value="63.5633333333333">
            <text:p>63.56</text:p>
          </table:table-cell>
          <table:table-cell table:style-name="ce12" table:formula="of:=AVERAGE([$'Results 1'.F5];[$'Results 2'.F5];[$'Results 3'.F5])" office:value-type="float" office:value="0.0166666666666667">
            <text:p>0.02</text:p>
          </table:table-cell>
          <table:table-cell table:style-name="ce17" table:formula="of:=AVERAGE([$'Results 1'.G5];[$'Results 2'.G5];[$'Results 3'.G5])" office:value-type="float" office:value="309.333333333333">
            <text:p>309</text:p>
          </table:table-cell>
          <table:table-cell table:style-name="ce17" table:formula="of:=AVERAGE([$'Results 1'.H5];[$'Results 2'.H5];[$'Results 3'.H5])" office:value-type="float" office:value="49.6666666666667">
            <text:p>50</text:p>
          </table:table-cell>
          <table:table-cell table:style-name="ce22" table:formula="of:=AVERAGE([$'Results 1'.I5];[$'Results 2'.I5];[$'Results 3'.I5])" office:value-type="float" office:value="15">
            <text:p>15</text:p>
          </table:table-cell>
          <table:table-cell/>
          <table:table-cell table:style-name="ce29" table:formula="of:=[.D5]-([.E5]+[.F5])/4" office:value-type="float" office:value="4.655">
            <text:p>4.66</text:p>
          </table:table-cell>
          <table:table-cell/>
          <table:table-cell table:style-name="ce32" table:formula="of:=[.D5]/[.C5]" office:value-type="float" office:value="2.055">
            <text:p>2.055</text:p>
          </table:table-cell>
          <table:table-cell table:style-name="ce32" table:formula="of:=[.E5]/[.C5]" office:value-type="float" office:value="6.35633333333333">
            <text:p>6.356</text:p>
          </table:table-cell>
          <table:table-cell table:style-name="ce37" table:formula="of:=[.F5]/[.C5]" office:value-type="float" office:value="0.00166666666666667">
            <text:p>0.00167</text:p>
          </table:table-cell>
          <table:table-cell table:style-name="ce17" table:formula="of:=[.H5]/[.C5]" office:value-type="float" office:value="4.96666666666667">
            <text:p>5</text:p>
          </table:table-cell>
          <table:table-cell table:style-name="ce17" table:formula="of:=[.I5]/[.C5]" office:value-type="float" office:value="1.5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 table:formula="of:=AVERAGE([$'Results 1'.C6];[$'Results 2'.C6];[$'Results 3'.C6])" office:value-type="float" office:value="50">
            <text:p>50</text:p>
          </table:table-cell>
          <table:table-cell table:style-name="ce13" table:formula="of:=AVERAGE([$'Results 1'.D6];[$'Results 2'.D6];[$'Results 3'.D6])" office:value-type="float" office:value="89.9866666666667">
            <text:p>89.99</text:p>
          </table:table-cell>
          <table:table-cell table:style-name="ce13" table:formula="of:=AVERAGE([$'Results 1'.E6];[$'Results 2'.E6];[$'Results 3'.E6])" office:value-type="float" office:value="326.813333333333">
            <text:p>326.81</text:p>
          </table:table-cell>
          <table:table-cell table:style-name="ce13" table:formula="of:=AVERAGE([$'Results 1'.F6];[$'Results 2'.F6];[$'Results 3'.F6])" office:value-type="float" office:value="0.0833333333333333">
            <text:p>0.08</text:p>
          </table:table-cell>
          <table:table-cell table:style-name="ce18" table:formula="of:=AVERAGE([$'Results 1'.G6];[$'Results 2'.G6];[$'Results 3'.G6])" office:value-type="float" office:value="363">
            <text:p>363</text:p>
          </table:table-cell>
          <table:table-cell table:style-name="ce18" table:formula="of:=AVERAGE([$'Results 1'.H6];[$'Results 2'.H6];[$'Results 3'.H6])" office:value-type="float" office:value="326">
            <text:p>326</text:p>
          </table:table-cell>
          <table:table-cell table:style-name="ce23" table:formula="of:=AVERAGE([$'Results 1'.I6];[$'Results 2'.I6];[$'Results 3'.I6])" office:value-type="float" office:value="55">
            <text:p>55</text:p>
          </table:table-cell>
          <table:table-cell/>
          <table:table-cell table:style-name="ce29" table:formula="of:=[.D6]-([.E6]+[.F6])/4" office:value-type="float" office:value="8.26250000000002">
            <text:p>8.26</text:p>
          </table:table-cell>
          <table:table-cell/>
          <table:table-cell table:style-name="ce33" table:formula="of:=[.D6]/[.C6]" office:value-type="float" office:value="1.79973333333333">
            <text:p>1.800</text:p>
          </table:table-cell>
          <table:table-cell table:style-name="ce33" table:formula="of:=[.E6]/[.C6]" office:value-type="float" office:value="6.53626666666667">
            <text:p>6.536</text:p>
          </table:table-cell>
          <table:table-cell table:style-name="ce38" table:formula="of:=[.F6]/[.C6]" office:value-type="float" office:value="0.00166666666666667">
            <text:p>0.00167</text:p>
          </table:table-cell>
          <table:table-cell table:style-name="ce18" table:formula="of:=[.H6]/[.C6]" office:value-type="float" office:value="6.52">
            <text:p>7</text:p>
          </table:table-cell>
          <table:table-cell table:style-name="ce18" table:formula="of:=[.I6]/[.C6]" office:value-type="float" office:value="1.1">
            <text:p>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7];[$'Results 2'.C7];[$'Results 3'.C7])" office:value-type="float" office:value="500">
            <text:p>500</text:p>
          </table:table-cell>
          <table:table-cell table:style-name="ce15" table:formula="of:=AVERAGE([$'Results 1'.D7];[$'Results 2'.D7];[$'Results 3'.D7])" office:value-type="float" office:value="928.946666666667">
            <text:p>928.95</text:p>
          </table:table-cell>
          <table:table-cell table:style-name="ce15" table:formula="of:=AVERAGE([$'Results 1'.E7];[$'Results 2'.E7];[$'Results 3'.E7])" office:value-type="float" office:value="3523.69666666667">
            <text:p>3523.70</text:p>
          </table:table-cell>
          <table:table-cell table:style-name="ce15" table:formula="of:=AVERAGE([$'Results 1'.F7];[$'Results 2'.F7];[$'Results 3'.F7])" office:value-type="float" office:value="0.976666666666667">
            <text:p>0.98</text:p>
          </table:table-cell>
          <table:table-cell table:style-name="ce20" table:formula="of:=AVERAGE([$'Results 1'.G7];[$'Results 2'.G7];[$'Results 3'.G7])" office:value-type="float" office:value="379">
            <text:p>379</text:p>
          </table:table-cell>
          <table:table-cell table:style-name="ce20" table:formula="of:=AVERAGE([$'Results 1'.H7];[$'Results 2'.H7];[$'Results 3'.H7])" office:value-type="float" office:value="3685.33333333333">
            <text:p>3685</text:p>
          </table:table-cell>
          <table:table-cell table:style-name="ce25" table:formula="of:=AVERAGE([$'Results 1'.I7];[$'Results 2'.I7];[$'Results 3'.I7])" office:value-type="float" office:value="505.333333333333">
            <text:p>505</text:p>
          </table:table-cell>
          <table:table-cell/>
          <table:table-cell table:style-name="ce29" table:formula="of:=[.D7]-([.E7]+[.F7])/4" office:value-type="float" office:value="47.7783333333334">
            <text:p>47.78</text:p>
          </table:table-cell>
          <table:table-cell/>
          <table:table-cell table:style-name="ce35" table:formula="of:=[.D7]/[.C7]" office:value-type="float" office:value="1.85789333333333">
            <text:p>1.858</text:p>
          </table:table-cell>
          <table:table-cell table:style-name="ce35" table:formula="of:=[.E7]/[.C7]" office:value-type="float" office:value="7.04739333333333">
            <text:p>7.047</text:p>
          </table:table-cell>
          <table:table-cell table:style-name="ce40" table:formula="of:=[.F7]/[.C7]" office:value-type="float" office:value="0.00195333333333333">
            <text:p>0.00195</text:p>
          </table:table-cell>
          <table:table-cell table:style-name="ce20" table:formula="of:=[.H7]/[.C7]" office:value-type="float" office:value="7.37066666666667">
            <text:p>7</text:p>
          </table:table-cell>
          <table:table-cell table:style-name="ce20" table:formula="of:=[.I7]/[.C7]" office:value-type="float" office:value="1.01066666666667">
            <text:p>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11" table:formula="of:=AVERAGE([$'Results 1'.C8];[$'Results 2'.C8];[$'Results 3'.C8])" office:value-type="float" office:value="10">
            <text:p>10</text:p>
          </table:table-cell>
          <table:table-cell table:style-name="ce16" table:formula="of:=AVERAGE([$'Results 1'.D8];[$'Results 2'.D8];[$'Results 3'.D8])" office:value-type="float" office:value="18.68">
            <text:p>18.68</text:p>
          </table:table-cell>
          <table:table-cell table:style-name="ce16" table:formula="of:=AVERAGE([$'Results 1'.E8];[$'Results 2'.E8];[$'Results 3'.E8])" office:value-type="float" office:value="64.82">
            <text:p>64.82</text:p>
          </table:table-cell>
          <table:table-cell table:style-name="ce16" table:formula="of:=AVERAGE([$'Results 1'.F8];[$'Results 2'.F8];[$'Results 3'.F8])" office:value-type="float" office:value="0.0133333333333333">
            <text:p>0.01</text:p>
          </table:table-cell>
          <table:table-cell table:style-name="ce21" table:formula="of:=AVERAGE([$'Results 1'.G8];[$'Results 2'.G8];[$'Results 3'.G8])" office:value-type="float" office:value="346">
            <text:p>346</text:p>
          </table:table-cell>
          <table:table-cell table:style-name="ce21" table:formula="of:=AVERAGE([$'Results 1'.H8];[$'Results 2'.H8];[$'Results 3'.H8])" office:value-type="float" office:value="214.666666666667">
            <text:p>215</text:p>
          </table:table-cell>
          <table:table-cell table:style-name="ce26" table:formula="of:=AVERAGE([$'Results 1'.I8];[$'Results 2'.I8];[$'Results 3'.I8])" office:value-type="float" office:value="17.6666666666667">
            <text:p>18</text:p>
          </table:table-cell>
          <table:table-cell/>
          <table:table-cell table:style-name="ce29" table:formula="of:=[.D8]-([.E8]+[.F8])/4" office:value-type="float" office:value="2.47166666666666">
            <text:p>2.47</text:p>
          </table:table-cell>
          <table:table-cell/>
          <table:table-cell table:style-name="ce36" table:formula="of:=[.D8]/[.C8]" office:value-type="float" office:value="1.868">
            <text:p>1.868</text:p>
          </table:table-cell>
          <table:table-cell table:style-name="ce36" table:formula="of:=[.E8]/[.C8]" office:value-type="float" office:value="6.482">
            <text:p>6.482</text:p>
          </table:table-cell>
          <table:table-cell table:style-name="ce41" table:formula="of:=[.F8]/[.C8]" office:value-type="float" office:value="0.00133333333333333">
            <text:p>0.00133</text:p>
          </table:table-cell>
          <table:table-cell table:style-name="ce21" table:formula="of:=[.H8]/[.C8]" office:value-type="float" office:value="21.4666666666667">
            <text:p>21</text:p>
          </table:table-cell>
          <table:table-cell table:style-name="ce21" table:formula="of:=[.I8]/[.C8]" office:value-type="float" office:value="1.76666666666667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 table:formula="of:=AVERAGE([$'Results 1'.C9];[$'Results 2'.C9];[$'Results 3'.C9])" office:value-type="float" office:value="50">
            <text:p>50</text:p>
          </table:table-cell>
          <table:table-cell table:style-name="ce13" table:formula="of:=AVERAGE([$'Results 1'.D9];[$'Results 2'.D9];[$'Results 3'.D9])" office:value-type="float" office:value="88.5733333333333">
            <text:p>88.57</text:p>
          </table:table-cell>
          <table:table-cell table:style-name="ce13" table:formula="of:=AVERAGE([$'Results 1'.E9];[$'Results 2'.E9];[$'Results 3'.E9])" office:value-type="float" office:value="329.68">
            <text:p>329.68</text:p>
          </table:table-cell>
          <table:table-cell table:style-name="ce13" table:formula="of:=AVERAGE([$'Results 1'.F9];[$'Results 2'.F9];[$'Results 3'.F9])" office:value-type="float" office:value="0.07">
            <text:p>0.07</text:p>
          </table:table-cell>
          <table:table-cell table:style-name="ce18" table:formula="of:=AVERAGE([$'Results 1'.G9];[$'Results 2'.G9];[$'Results 3'.G9])" office:value-type="float" office:value="371.333333333333">
            <text:p>371</text:p>
          </table:table-cell>
          <table:table-cell table:style-name="ce18" table:formula="of:=AVERAGE([$'Results 1'.H9];[$'Results 2'.H9];[$'Results 3'.H9])" office:value-type="float" office:value="1240">
            <text:p>1240</text:p>
          </table:table-cell>
          <table:table-cell table:style-name="ce23" table:formula="of:=AVERAGE([$'Results 1'.I9];[$'Results 2'.I9];[$'Results 3'.I9])" office:value-type="float" office:value="75.6666666666667">
            <text:p>76</text:p>
          </table:table-cell>
          <table:table-cell/>
          <table:table-cell table:style-name="ce29" table:formula="of:=[.D9]-([.E9]+[.F9])/4" office:value-type="float" office:value="6.13583333333334">
            <text:p>6.14</text:p>
          </table:table-cell>
          <table:table-cell/>
          <table:table-cell table:style-name="ce33" table:formula="of:=[.D9]/[.C9]" office:value-type="float" office:value="1.77146666666667">
            <text:p>1.771</text:p>
          </table:table-cell>
          <table:table-cell table:style-name="ce33" table:formula="of:=[.E9]/[.C9]" office:value-type="float" office:value="6.5936">
            <text:p>6.594</text:p>
          </table:table-cell>
          <table:table-cell table:style-name="ce38" table:formula="of:=[.F9]/[.C9]" office:value-type="float" office:value="0.0014">
            <text:p>0.00140</text:p>
          </table:table-cell>
          <table:table-cell table:style-name="ce18" table:formula="of:=[.H9]/[.C9]" office:value-type="float" office:value="24.8">
            <text:p>25</text:p>
          </table:table-cell>
          <table:table-cell table:style-name="ce18" table:formula="of:=[.I9]/[.C9]" office:value-type="float" office:value="1.51333333333333">
            <text:p>2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0];[$'Results 2'.C10];[$'Results 3'.C10])" office:value-type="float" office:value="500">
            <text:p>500</text:p>
          </table:table-cell>
          <table:table-cell table:style-name="ce15" table:formula="of:=AVERAGE([$'Results 1'.D10];[$'Results 2'.D10];[$'Results 3'.D10])" office:value-type="float" office:value="934.63">
            <text:p>934.63</text:p>
          </table:table-cell>
          <table:table-cell table:style-name="ce15" table:formula="of:=AVERAGE([$'Results 1'.E10];[$'Results 2'.E10];[$'Results 3'.E10])" office:value-type="float" office:value="3552.96666666667">
            <text:p>3552.97</text:p>
          </table:table-cell>
          <table:table-cell table:style-name="ce15" table:formula="of:=AVERAGE([$'Results 1'.F10];[$'Results 2'.F10];[$'Results 3'.F10])" office:value-type="float" office:value="0.763333333333333">
            <text:p>0.76</text:p>
          </table:table-cell>
          <table:table-cell table:style-name="ce20" table:formula="of:=AVERAGE([$'Results 1'.G10];[$'Results 2'.G10];[$'Results 3'.G10])" office:value-type="float" office:value="379.666666666667">
            <text:p>380</text:p>
          </table:table-cell>
          <table:table-cell table:style-name="ce20" table:formula="of:=AVERAGE([$'Results 1'.H10];[$'Results 2'.H10];[$'Results 3'.H10])" office:value-type="float" office:value="13501.3333333333">
            <text:p>13501</text:p>
          </table:table-cell>
          <table:table-cell table:style-name="ce25" table:formula="of:=AVERAGE([$'Results 1'.I10];[$'Results 2'.I10];[$'Results 3'.I10])" office:value-type="float" office:value="790.666666666667">
            <text:p>791</text:p>
          </table:table-cell>
          <table:table-cell/>
          <table:table-cell table:style-name="ce29" table:formula="of:=[.D10]-([.E10]+[.F10])/4" office:value-type="float" office:value="46.1975000000001">
            <text:p>46.20</text:p>
          </table:table-cell>
          <table:table-cell/>
          <table:table-cell table:style-name="ce35" table:formula="of:=[.D10]/[.C10]" office:value-type="float" office:value="1.86926">
            <text:p>1.869</text:p>
          </table:table-cell>
          <table:table-cell table:style-name="ce35" table:formula="of:=[.E10]/[.C10]" office:value-type="float" office:value="7.10593333333333">
            <text:p>7.106</text:p>
          </table:table-cell>
          <table:table-cell table:style-name="ce40" table:formula="of:=[.F10]/[.C10]" office:value-type="float" office:value="0.00152666666666667">
            <text:p>0.00153</text:p>
          </table:table-cell>
          <table:table-cell table:style-name="ce20" table:formula="of:=[.H10]/[.C10]" office:value-type="float" office:value="27.0026666666667">
            <text:p>27</text:p>
          </table:table-cell>
          <table:table-cell table:style-name="ce20" table:formula="of:=[.I10]/[.C10]" office:value-type="float" office:value="1.58133333333333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4"/>
          <table:table-cell table:style-name="ce7" table:formula="of:=AVERAGE([$'Results 1'.C11];[$'Results 2'.C11];[$'Results 3'.C11])" office:value-type="float" office:value="10">
            <text:p>10</text:p>
          </table:table-cell>
          <table:table-cell table:style-name="ce12" table:formula="of:=AVERAGE([$'Results 1'.D11];[$'Results 2'.D11];[$'Results 3'.D11])" office:value-type="float" office:value="11.36">
            <text:p>11.36</text:p>
          </table:table-cell>
          <table:table-cell table:style-name="ce12" table:formula="of:=AVERAGE([$'Results 1'.E11];[$'Results 2'.E11];[$'Results 3'.E11])" office:value-type="float" office:value="0.02">
            <text:p>0.02</text:p>
          </table:table-cell>
          <table:table-cell table:style-name="ce12" table:formula="of:=AVERAGE([$'Results 1'.F11];[$'Results 2'.F11];[$'Results 3'.F11])" office:value-type="float" office:value="0.0266666666666667">
            <text:p>0.03</text:p>
          </table:table-cell>
          <table:table-cell table:style-name="ce17" table:formula="of:=AVERAGE([$'Results 1'.G11];[$'Results 2'.G11];[$'Results 3'.G11])" office:value-type="float" office:value="0">
            <text:p>0</text:p>
          </table:table-cell>
          <table:table-cell table:style-name="ce17" table:formula="of:=AVERAGE([$'Results 1'.H11];[$'Results 2'.H11];[$'Results 3'.H11])" office:value-type="float" office:value="19">
            <text:p>19</text:p>
          </table:table-cell>
          <table:table-cell table:style-name="ce22" table:formula="of:=AVERAGE([$'Results 1'.I11];[$'Results 2'.I11];[$'Results 3'.I11])" office:value-type="float" office:value="2687">
            <text:p>2687</text:p>
          </table:table-cell>
          <table:table-cell/>
          <table:table-cell table:style-name="ce29" table:formula="of:=[.D11]-([.E11]+[.F11])/4" office:value-type="float" office:value="11.3483333333333">
            <text:p>11.35</text:p>
          </table:table-cell>
          <table:table-cell/>
          <table:table-cell table:style-name="ce32" table:formula="of:=[.D11]/[.C11]" office:value-type="float" office:value="1.136">
            <text:p>1.136</text:p>
          </table:table-cell>
          <table:table-cell table:style-name="ce32" table:formula="of:=[.E11]/[.C11]" office:value-type="float" office:value="0.002">
            <text:p>0.002</text:p>
          </table:table-cell>
          <table:table-cell table:style-name="ce37" table:formula="of:=[.F11]/[.C11]" office:value-type="float" office:value="0.00266666666666667">
            <text:p>0.00267</text:p>
          </table:table-cell>
          <table:table-cell table:style-name="ce17" table:formula="of:=[.H11]/[.C11]" office:value-type="float" office:value="1.9">
            <text:p>2</text:p>
          </table:table-cell>
          <table:table-cell table:style-name="ce17" table:formula="of:=[.I11]/[.C11]" office:value-type="float" office:value="268.7">
            <text:p>269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 table:formula="of:=AVERAGE([$'Results 1'.C12];[$'Results 2'.C12];[$'Results 3'.C12])" office:value-type="float" office:value="50">
            <text:p>50</text:p>
          </table:table-cell>
          <table:table-cell table:style-name="ce13" table:formula="of:=AVERAGE([$'Results 1'.D12];[$'Results 2'.D12];[$'Results 3'.D12])" office:value-type="float" office:value="17.7233333333333">
            <text:p>17.72</text:p>
          </table:table-cell>
          <table:table-cell table:style-name="ce13" table:formula="of:=AVERAGE([$'Results 1'.E12];[$'Results 2'.E12];[$'Results 3'.E12])" office:value-type="float" office:value="0.02">
            <text:p>0.02</text:p>
          </table:table-cell>
          <table:table-cell table:style-name="ce13" table:formula="of:=AVERAGE([$'Results 1'.F12];[$'Results 2'.F12];[$'Results 3'.F12])" office:value-type="float" office:value="0.0566666666666667">
            <text:p>0.06</text:p>
          </table:table-cell>
          <table:table-cell table:style-name="ce18" table:formula="of:=AVERAGE([$'Results 1'.G12];[$'Results 2'.G12];[$'Results 3'.G12])" office:value-type="float" office:value="0">
            <text:p>0</text:p>
          </table:table-cell>
          <table:table-cell table:style-name="ce18" table:formula="of:=AVERAGE([$'Results 1'.H12];[$'Results 2'.H12];[$'Results 3'.H12])" office:value-type="float" office:value="114">
            <text:p>114</text:p>
          </table:table-cell>
          <table:table-cell table:style-name="ce23" table:formula="of:=AVERAGE([$'Results 1'.I12];[$'Results 2'.I12];[$'Results 3'.I12])" office:value-type="float" office:value="16957">
            <text:p>16957</text:p>
          </table:table-cell>
          <table:table-cell/>
          <table:table-cell table:style-name="ce29" table:formula="of:=[.D12]-([.E12]+[.F12])/4" office:value-type="float" office:value="17.7041666666667">
            <text:p>17.70</text:p>
          </table:table-cell>
          <table:table-cell/>
          <table:table-cell table:style-name="ce33" table:formula="of:=[.D12]/[.C12]" office:value-type="float" office:value="0.354466666666667">
            <text:p>0.354</text:p>
          </table:table-cell>
          <table:table-cell table:style-name="ce33" table:formula="of:=[.E12]/[.C12]" office:value-type="float" office:value="0.0004">
            <text:p>0.000</text:p>
          </table:table-cell>
          <table:table-cell table:style-name="ce38" table:formula="of:=[.F12]/[.C12]" office:value-type="float" office:value="0.00113333333333333">
            <text:p>0.00113</text:p>
          </table:table-cell>
          <table:table-cell table:style-name="ce18" table:formula="of:=[.H12]/[.C12]" office:value-type="float" office:value="2.28">
            <text:p>2</text:p>
          </table:table-cell>
          <table:table-cell table:style-name="ce18" table:formula="of:=[.I12]/[.C12]" office:value-type="float" office:value="339.14">
            <text:p>339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3];[$'Results 2'.C13];[$'Results 3'.C13])" office:value-type="float" office:value="500">
            <text:p>500</text:p>
          </table:table-cell>
          <table:table-cell table:style-name="ce15" table:formula="of:=AVERAGE([$'Results 1'.D13];[$'Results 2'.D13];[$'Results 3'.D13])" office:value-type="float" office:value="61.6">
            <text:p>61.60</text:p>
          </table:table-cell>
          <table:table-cell table:style-name="ce15" table:formula="of:=AVERAGE([$'Results 1'.E13];[$'Results 2'.E13];[$'Results 3'.E13])" office:value-type="float" office:value="0.0433333333333333">
            <text:p>0.04</text:p>
          </table:table-cell>
          <table:table-cell table:style-name="ce15" table:formula="of:=AVERAGE([$'Results 1'.F13];[$'Results 2'.F13];[$'Results 3'.F13])" office:value-type="float" office:value="0.07">
            <text:p>0.07</text:p>
          </table:table-cell>
          <table:table-cell table:style-name="ce20" table:formula="of:=AVERAGE([$'Results 1'.G13];[$'Results 2'.G13];[$'Results 3'.G13])" office:value-type="float" office:value="0">
            <text:p>0</text:p>
          </table:table-cell>
          <table:table-cell table:style-name="ce20" table:formula="of:=AVERAGE([$'Results 1'.H13];[$'Results 2'.H13];[$'Results 3'.H13])" office:value-type="float" office:value="544.333333333333">
            <text:p>544</text:p>
          </table:table-cell>
          <table:table-cell table:style-name="ce25" table:formula="of:=AVERAGE([$'Results 1'.I13];[$'Results 2'.I13];[$'Results 3'.I13])" office:value-type="float" office:value="163473.666666667">
            <text:p>163474</text:p>
          </table:table-cell>
          <table:table-cell/>
          <table:table-cell table:style-name="ce29" table:formula="of:=[.D13]-([.E13]+[.F13])/4" office:value-type="float" office:value="61.5716666666667">
            <text:p>61.57</text:p>
          </table:table-cell>
          <table:table-cell/>
          <table:table-cell table:style-name="ce35" table:formula="of:=[.D13]/[.C13]" office:value-type="float" office:value="0.1232">
            <text:p>0.123</text:p>
          </table:table-cell>
          <table:table-cell table:style-name="ce35" table:formula="of:=[.E13]/[.C13]" office:value-type="float" office:value="0.0000866666666666667">
            <text:p>0.000</text:p>
          </table:table-cell>
          <table:table-cell table:style-name="ce40" table:formula="of:=[.F13]/[.C13]" office:value-type="float" office:value="0.00014">
            <text:p>0.00014</text:p>
          </table:table-cell>
          <table:table-cell table:style-name="ce20" table:formula="of:=[.H13]/[.C13]" office:value-type="float" office:value="1.08866666666667">
            <text:p>1</text:p>
          </table:table-cell>
          <table:table-cell table:style-name="ce20" table:formula="of:=[.I13]/[.C13]" office:value-type="float" office:value="326.947333333333">
            <text:p>327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7" table:formula="of:=AVERAGE([$'Results 1'.C14];[$'Results 2'.C14];[$'Results 3'.C14])" office:value-type="float" office:value="10">
            <text:p>10</text:p>
          </table:table-cell>
          <table:table-cell table:style-name="ce12" table:formula="of:=AVERAGE([$'Results 1'.D14];[$'Results 2'.D14];[$'Results 3'.D14])" office:value-type="float" office:value="5.49666666666667">
            <text:p>5.50</text:p>
          </table:table-cell>
          <table:table-cell table:style-name="ce12" table:formula="of:=AVERAGE([$'Results 1'.E14];[$'Results 2'.E14];[$'Results 3'.E14])" office:value-type="float" office:value="0">
            <text:p>0.00</text:p>
          </table:table-cell>
          <table:table-cell table:style-name="ce12" table:formula="of:=AVERAGE([$'Results 1'.F14];[$'Results 2'.F14];[$'Results 3'.F14])" office:value-type="float" office:value="0">
            <text:p>0.00</text:p>
          </table:table-cell>
          <table:table-cell table:style-name="ce17" table:formula="of:=AVERAGE([$'Results 1'.G14];[$'Results 2'.G14];[$'Results 3'.G14])" office:value-type="float" office:value="0">
            <text:p>0</text:p>
          </table:table-cell>
          <table:table-cell table:style-name="ce17" table:formula="of:=AVERAGE([$'Results 1'.H14];[$'Results 2'.H14];[$'Results 3'.H14])" office:value-type="float" office:value="1">
            <text:p>1</text:p>
          </table:table-cell>
          <table:table-cell table:style-name="ce22" table:formula="of:=AVERAGE([$'Results 1'.I14];[$'Results 2'.I14];[$'Results 3'.I14])" office:value-type="float" office:value="2012">
            <text:p>2012</text:p>
          </table:table-cell>
          <table:table-cell/>
          <table:table-cell table:style-name="ce29" table:formula="of:=[.D14]-([.E14]+[.F14])/4" office:value-type="float" office:value="5.49666666666667">
            <text:p>5.50</text:p>
          </table:table-cell>
          <table:table-cell/>
          <table:table-cell table:style-name="ce32" table:formula="of:=[.D14]/[.C14]" office:value-type="float" office:value="0.549666666666667">
            <text:p>0.550</text:p>
          </table:table-cell>
          <table:table-cell table:style-name="ce32" table:formula="of:=[.E14]/[.C14]" office:value-type="float" office:value="0">
            <text:p>0.000</text:p>
          </table:table-cell>
          <table:table-cell table:style-name="ce37" table:formula="of:=[.F14]/[.C14]" office:value-type="float" office:value="0">
            <text:p>0.00000</text:p>
          </table:table-cell>
          <table:table-cell table:style-name="ce17" table:formula="of:=[.H14]/[.C14]" office:value-type="float" office:value="0.1">
            <text:p>0</text:p>
          </table:table-cell>
          <table:table-cell table:style-name="ce17" table:formula="of:=[.I14]/[.C14]" office:value-type="float" office:value="201.2">
            <text:p>20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 table:formula="of:=AVERAGE([$'Results 1'.C15];[$'Results 2'.C15];[$'Results 3'.C15])" office:value-type="float" office:value="50">
            <text:p>50</text:p>
          </table:table-cell>
          <table:table-cell table:style-name="ce13" table:formula="of:=AVERAGE([$'Results 1'.D15];[$'Results 2'.D15];[$'Results 3'.D15])" office:value-type="float" office:value="12.01">
            <text:p>12.01</text:p>
          </table:table-cell>
          <table:table-cell table:style-name="ce13" table:formula="of:=AVERAGE([$'Results 1'.E15];[$'Results 2'.E15];[$'Results 3'.E15])" office:value-type="float" office:value="0.02">
            <text:p>0.02</text:p>
          </table:table-cell>
          <table:table-cell table:style-name="ce13" table:formula="of:=AVERAGE([$'Results 1'.F15];[$'Results 2'.F15];[$'Results 3'.F15])" office:value-type="float" office:value="0.0233333333333333">
            <text:p>0.02</text:p>
          </table:table-cell>
          <table:table-cell table:style-name="ce18" table:formula="of:=AVERAGE([$'Results 1'.G15];[$'Results 2'.G15];[$'Results 3'.G15])" office:value-type="float" office:value="0">
            <text:p>0</text:p>
          </table:table-cell>
          <table:table-cell table:style-name="ce18" table:formula="of:=AVERAGE([$'Results 1'.H15];[$'Results 2'.H15];[$'Results 3'.H15])" office:value-type="float" office:value="1.33333333333333">
            <text:p>1</text:p>
          </table:table-cell>
          <table:table-cell table:style-name="ce23" table:formula="of:=AVERAGE([$'Results 1'.I15];[$'Results 2'.I15];[$'Results 3'.I15])" office:value-type="float" office:value="12494.3333333333">
            <text:p>12494</text:p>
          </table:table-cell>
          <table:table-cell/>
          <table:table-cell table:style-name="ce29" table:formula="of:=[.D15]-([.E15]+[.F15])/4" office:value-type="float" office:value="11.9991666666667">
            <text:p>12.00</text:p>
          </table:table-cell>
          <table:table-cell/>
          <table:table-cell table:style-name="ce33" table:formula="of:=[.D15]/[.C15]" office:value-type="float" office:value="0.2402">
            <text:p>0.240</text:p>
          </table:table-cell>
          <table:table-cell table:style-name="ce33" table:formula="of:=[.E15]/[.C15]" office:value-type="float" office:value="0.0004">
            <text:p>0.000</text:p>
          </table:table-cell>
          <table:table-cell table:style-name="ce38" table:formula="of:=[.F15]/[.C15]" office:value-type="float" office:value="0.000466666666666667">
            <text:p>0.00047</text:p>
          </table:table-cell>
          <table:table-cell table:style-name="ce18" table:formula="of:=[.H15]/[.C15]" office:value-type="float" office:value="0.0266666666666667">
            <text:p>0</text:p>
          </table:table-cell>
          <table:table-cell table:style-name="ce18" table:formula="of:=[.I15]/[.C15]" office:value-type="float" office:value="249.886666666667">
            <text:p>250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6];[$'Results 2'.C16];[$'Results 3'.C16])" office:value-type="float" office:value="500">
            <text:p>500</text:p>
          </table:table-cell>
          <table:table-cell table:style-name="ce15" table:formula="of:=AVERAGE([$'Results 1'.D16];[$'Results 2'.D16];[$'Results 3'.D16])" office:value-type="float" office:value="54.2433333333333">
            <text:p>54.24</text:p>
          </table:table-cell>
          <table:table-cell table:style-name="ce15" table:formula="of:=AVERAGE([$'Results 1'.E16];[$'Results 2'.E16];[$'Results 3'.E16])" office:value-type="float" office:value="0.0166666666666667">
            <text:p>0.02</text:p>
          </table:table-cell>
          <table:table-cell table:style-name="ce15" table:formula="of:=AVERAGE([$'Results 1'.F16];[$'Results 2'.F16];[$'Results 3'.F16])" office:value-type="float" office:value="0.0633333333333333">
            <text:p>0.06</text:p>
          </table:table-cell>
          <table:table-cell table:style-name="ce20" table:formula="of:=AVERAGE([$'Results 1'.G16];[$'Results 2'.G16];[$'Results 3'.G16])" office:value-type="float" office:value="0">
            <text:p>0</text:p>
          </table:table-cell>
          <table:table-cell table:style-name="ce20" table:formula="of:=AVERAGE([$'Results 1'.H16];[$'Results 2'.H16];[$'Results 3'.H16])" office:value-type="float" office:value="1">
            <text:p>1</text:p>
          </table:table-cell>
          <table:table-cell table:style-name="ce25" table:formula="of:=AVERAGE([$'Results 1'.I16];[$'Results 2'.I16];[$'Results 3'.I16])" office:value-type="float" office:value="142976.666666667">
            <text:p>142977</text:p>
          </table:table-cell>
          <table:table-cell/>
          <table:table-cell table:style-name="ce29" table:formula="of:=[.D16]-([.E16]+[.F16])/4" office:value-type="float" office:value="54.2233333333333">
            <text:p>54.22</text:p>
          </table:table-cell>
          <table:table-cell/>
          <table:table-cell table:style-name="ce35" table:formula="of:=[.D16]/[.C16]" office:value-type="float" office:value="0.108486666666667">
            <text:p>0.108</text:p>
          </table:table-cell>
          <table:table-cell table:style-name="ce35" table:formula="of:=[.E16]/[.C16]" office:value-type="float" office:value="0.0000333333333333333">
            <text:p>0.000</text:p>
          </table:table-cell>
          <table:table-cell table:style-name="ce40" table:formula="of:=[.F16]/[.C16]" office:value-type="float" office:value="0.000126666666666667">
            <text:p>0.00013</text:p>
          </table:table-cell>
          <table:table-cell table:style-name="ce20" table:formula="of:=[.H16]/[.C16]" office:value-type="float" office:value="0.002">
            <text:p>0</text:p>
          </table:table-cell>
          <table:table-cell table:style-name="ce20" table:formula="of:=[.I16]/[.C16]" office:value-type="float" office:value="285.953333333333">
            <text:p>286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11" table:formula="of:=AVERAGE([$'Results 1'.C17];[$'Results 2'.C17];[$'Results 3'.C17])" office:value-type="float" office:value="10">
            <text:p>10</text:p>
          </table:table-cell>
          <table:table-cell table:style-name="ce16" table:formula="of:=AVERAGE([$'Results 1'.D17];[$'Results 2'.D17];[$'Results 3'.D17])" office:value-type="float" office:value="5.64333333333333">
            <text:p>5.64</text:p>
          </table:table-cell>
          <table:table-cell table:style-name="ce16" table:formula="of:=AVERAGE([$'Results 1'.E17];[$'Results 2'.E17];[$'Results 3'.E17])" office:value-type="float" office:value="0">
            <text:p>0.00</text:p>
          </table:table-cell>
          <table:table-cell table:style-name="ce16" table:formula="of:=AVERAGE([$'Results 1'.F17];[$'Results 2'.F17];[$'Results 3'.F17])" office:value-type="float" office:value="0">
            <text:p>0.00</text:p>
          </table:table-cell>
          <table:table-cell table:style-name="ce21" table:formula="of:=AVERAGE([$'Results 1'.G17];[$'Results 2'.G17];[$'Results 3'.G17])" office:value-type="float" office:value="0">
            <text:p>0</text:p>
          </table:table-cell>
          <table:table-cell table:style-name="ce21" table:formula="of:=AVERAGE([$'Results 1'.H17];[$'Results 2'.H17];[$'Results 3'.H17])" office:value-type="float" office:value="1.33333333333333">
            <text:p>1</text:p>
          </table:table-cell>
          <table:table-cell table:style-name="ce26" table:formula="of:=AVERAGE([$'Results 1'.I17];[$'Results 2'.I17];[$'Results 3'.I17])" office:value-type="float" office:value="2012">
            <text:p>2012</text:p>
          </table:table-cell>
          <table:table-cell/>
          <table:table-cell table:style-name="ce29" table:formula="of:=[.D17]-([.E17]+[.F17])/4" office:value-type="float" office:value="5.64333333333333">
            <text:p>5.64</text:p>
          </table:table-cell>
          <table:table-cell/>
          <table:table-cell table:style-name="ce36" table:formula="of:=[.D17]/[.C17]" office:value-type="float" office:value="0.564333333333333">
            <text:p>0.564</text:p>
          </table:table-cell>
          <table:table-cell table:style-name="ce36" table:formula="of:=[.E17]/[.C17]" office:value-type="float" office:value="0">
            <text:p>0.000</text:p>
          </table:table-cell>
          <table:table-cell table:style-name="ce41" table:formula="of:=[.F17]/[.C17]" office:value-type="float" office:value="0">
            <text:p>0.00000</text:p>
          </table:table-cell>
          <table:table-cell table:style-name="ce21" table:formula="of:=[.H17]/[.C17]" office:value-type="float" office:value="0.133333333333333">
            <text:p>0</text:p>
          </table:table-cell>
          <table:table-cell table:style-name="ce21" table:formula="of:=[.I17]/[.C17]" office:value-type="float" office:value="201.2">
            <text:p>20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 table:formula="of:=AVERAGE([$'Results 1'.C18];[$'Results 2'.C18];[$'Results 3'.C18])" office:value-type="float" office:value="50">
            <text:p>50</text:p>
          </table:table-cell>
          <table:table-cell table:style-name="ce13" table:formula="of:=AVERAGE([$'Results 1'.D18];[$'Results 2'.D18];[$'Results 3'.D18])" office:value-type="float" office:value="9.89333333333333">
            <text:p>9.89</text:p>
          </table:table-cell>
          <table:table-cell table:style-name="ce13" table:formula="of:=AVERAGE([$'Results 1'.E18];[$'Results 2'.E18];[$'Results 3'.E18])" office:value-type="float" office:value="0">
            <text:p>0.00</text:p>
          </table:table-cell>
          <table:table-cell table:style-name="ce13" table:formula="of:=AVERAGE([$'Results 1'.F18];[$'Results 2'.F18];[$'Results 3'.F18])" office:value-type="float" office:value="0">
            <text:p>0.00</text:p>
          </table:table-cell>
          <table:table-cell table:style-name="ce18" table:formula="of:=AVERAGE([$'Results 1'.G18];[$'Results 2'.G18];[$'Results 3'.G18])" office:value-type="float" office:value="0">
            <text:p>0</text:p>
          </table:table-cell>
          <table:table-cell table:style-name="ce18" table:formula="of:=AVERAGE([$'Results 1'.H18];[$'Results 2'.H18];[$'Results 3'.H18])" office:value-type="float" office:value="1">
            <text:p>1</text:p>
          </table:table-cell>
          <table:table-cell table:style-name="ce23" table:formula="of:=AVERAGE([$'Results 1'.I18];[$'Results 2'.I18];[$'Results 3'.I18])" office:value-type="float" office:value="10052">
            <text:p>10052</text:p>
          </table:table-cell>
          <table:table-cell/>
          <table:table-cell table:style-name="ce29" table:formula="of:=[.D18]-([.E18]+[.F18])/4" office:value-type="float" office:value="9.89333333333333">
            <text:p>9.89</text:p>
          </table:table-cell>
          <table:table-cell/>
          <table:table-cell table:style-name="ce33" table:formula="of:=[.D18]/[.C18]" office:value-type="float" office:value="0.197866666666667">
            <text:p>0.198</text:p>
          </table:table-cell>
          <table:table-cell table:style-name="ce33" table:formula="of:=[.E18]/[.C18]" office:value-type="float" office:value="0">
            <text:p>0.000</text:p>
          </table:table-cell>
          <table:table-cell table:style-name="ce38" table:formula="of:=[.F18]/[.C18]" office:value-type="float" office:value="0">
            <text:p>0.00000</text:p>
          </table:table-cell>
          <table:table-cell table:style-name="ce18" table:formula="of:=[.H18]/[.C18]" office:value-type="float" office:value="0.02">
            <text:p>0</text:p>
          </table:table-cell>
          <table:table-cell table:style-name="ce18" table:formula="of:=[.I18]/[.C18]" office:value-type="float" office:value="201.04">
            <text:p>201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9];[$'Results 2'.C19];[$'Results 3'.C19])" office:value-type="float" office:value="500">
            <text:p>500</text:p>
          </table:table-cell>
          <table:table-cell table:style-name="ce15" table:formula="of:=AVERAGE([$'Results 1'.D19];[$'Results 2'.D19];[$'Results 3'.D19])" office:value-type="float" office:value="51.4">
            <text:p>51.40</text:p>
          </table:table-cell>
          <table:table-cell table:style-name="ce15" table:formula="of:=AVERAGE([$'Results 1'.E19];[$'Results 2'.E19];[$'Results 3'.E19])" office:value-type="float" office:value="0.0166666666666667">
            <text:p>0.02</text:p>
          </table:table-cell>
          <table:table-cell table:style-name="ce15" table:formula="of:=AVERAGE([$'Results 1'.F19];[$'Results 2'.F19];[$'Results 3'.F19])" office:value-type="float" office:value="0.0433333333333333">
            <text:p>0.04</text:p>
          </table:table-cell>
          <table:table-cell table:style-name="ce20" table:formula="of:=AVERAGE([$'Results 1'.G19];[$'Results 2'.G19];[$'Results 3'.G19])" office:value-type="float" office:value="0">
            <text:p>0</text:p>
          </table:table-cell>
          <table:table-cell table:style-name="ce20" table:formula="of:=AVERAGE([$'Results 1'.H19];[$'Results 2'.H19];[$'Results 3'.H19])" office:value-type="float" office:value="1.33333333333333">
            <text:p>1</text:p>
          </table:table-cell>
          <table:table-cell table:style-name="ce25" table:formula="of:=AVERAGE([$'Results 1'.I19];[$'Results 2'.I19];[$'Results 3'.I19])" office:value-type="float" office:value="133495.333333333">
            <text:p>133495</text:p>
          </table:table-cell>
          <table:table-cell/>
          <table:table-cell table:style-name="ce29" table:formula="of:=[.D19]-([.E19]+[.F19])/4" office:value-type="float" office:value="51.385">
            <text:p>51.39</text:p>
          </table:table-cell>
          <table:table-cell/>
          <table:table-cell table:style-name="ce35" table:formula="of:=[.D19]/[.C19]" office:value-type="float" office:value="0.1028">
            <text:p>0.103</text:p>
          </table:table-cell>
          <table:table-cell table:style-name="ce35" table:formula="of:=[.E19]/[.C19]" office:value-type="float" office:value="0.0000333333333333333">
            <text:p>0.000</text:p>
          </table:table-cell>
          <table:table-cell table:style-name="ce40" table:formula="of:=[.F19]/[.C19]" office:value-type="float" office:value="0.0000866666666666667">
            <text:p>0.00009</text:p>
          </table:table-cell>
          <table:table-cell table:style-name="ce20" table:formula="of:=[.H19]/[.C19]" office:value-type="float" office:value="0.00266666666666667">
            <text:p>0</text:p>
          </table:table-cell>
          <table:table-cell table:style-name="ce20" table:formula="of:=[.I19]/[.C19]" office:value-type="float" office:value="266.990666666667">
            <text:p>267</text:p>
          </table:table-cell>
          <table:table-cell table:number-columns-repeated="1007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4"/>
          <table:table-cell table:style-name="ce7" table:formula="of:=AVERAGE([$'Results 1'.C20];[$'Results 2'.C20];[$'Results 3'.C20])" office:value-type="float" office:value="10">
            <text:p>10</text:p>
          </table:table-cell>
          <table:table-cell table:style-name="ce12" table:formula="of:=AVERAGE([$'Results 1'.D20];[$'Results 2'.D20];[$'Results 3'.D20])" office:value-type="float" office:value="22.4166666666667">
            <text:p>22.42</text:p>
          </table:table-cell>
          <table:table-cell table:style-name="ce12" table:formula="of:=AVERAGE([$'Results 1'.E20];[$'Results 2'.E20];[$'Results 3'.E20])" office:value-type="float" office:value="25.2966666666667">
            <text:p>25.30</text:p>
          </table:table-cell>
          <table:table-cell table:style-name="ce12" table:formula="of:=AVERAGE([$'Results 1'.F20];[$'Results 2'.F20];[$'Results 3'.F20])" office:value-type="float" office:value="0.0566666666666667">
            <text:p>0.06</text:p>
          </table:table-cell>
          <table:table-cell table:style-name="ce17" table:formula="of:=AVERAGE([$'Results 1'.G20];[$'Results 2'.G20];[$'Results 3'.G20])" office:value-type="float" office:value="114">
            <text:p>114</text:p>
          </table:table-cell>
          <table:table-cell table:style-name="ce17" table:formula="of:=AVERAGE([$'Results 1'.H20];[$'Results 2'.H20];[$'Results 3'.H20])" office:value-type="float" office:value="3656.66666666667">
            <text:p>3657</text:p>
          </table:table-cell>
          <table:table-cell table:style-name="ce22" table:formula="of:=AVERAGE([$'Results 1'.I20];[$'Results 2'.I20];[$'Results 3'.I20])" office:value-type="float" office:value="4968.66666666667">
            <text:p>4969</text:p>
          </table:table-cell>
          <table:table-cell/>
          <table:table-cell table:style-name="ce29" table:formula="of:=[.D20]-([.E20]+[.F20])/4" office:value-type="float" office:value="16.0783333333333">
            <text:p>16.08</text:p>
          </table:table-cell>
          <table:table-cell/>
          <table:table-cell table:style-name="ce32" table:formula="of:=[.D20]/[.C20]" office:value-type="float" office:value="2.24166666666667">
            <text:p>2.242</text:p>
          </table:table-cell>
          <table:table-cell table:style-name="ce32" table:formula="of:=[.E20]/[.C20]" office:value-type="float" office:value="2.52966666666667">
            <text:p>2.530</text:p>
          </table:table-cell>
          <table:table-cell table:style-name="ce37" table:formula="of:=[.F20]/[.C20]" office:value-type="float" office:value="0.00566666666666667">
            <text:p>0.00567</text:p>
          </table:table-cell>
          <table:table-cell table:style-name="ce17" table:formula="of:=[.H20]/[.C20]" office:value-type="float" office:value="365.666666666667">
            <text:p>366</text:p>
          </table:table-cell>
          <table:table-cell table:style-name="ce17" table:formula="of:=[.I20]/[.C20]" office:value-type="float" office:value="496.866666666667">
            <text:p>497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 table:formula="of:=AVERAGE([$'Results 1'.C21];[$'Results 2'.C21];[$'Results 3'.C21])" office:value-type="float" office:value="50">
            <text:p>50</text:p>
          </table:table-cell>
          <table:table-cell table:style-name="ce13" table:formula="of:=AVERAGE([$'Results 1'.D21];[$'Results 2'.D21];[$'Results 3'.D21])" office:value-type="float" office:value="47.7566666666667">
            <text:p>47.76</text:p>
          </table:table-cell>
          <table:table-cell table:style-name="ce13" table:formula="of:=AVERAGE([$'Results 1'.E21];[$'Results 2'.E21];[$'Results 3'.E21])" office:value-type="float" office:value="126.026666666667">
            <text:p>126.03</text:p>
          </table:table-cell>
          <table:table-cell table:style-name="ce13" table:formula="of:=AVERAGE([$'Results 1'.F21];[$'Results 2'.F21];[$'Results 3'.F21])" office:value-type="float" office:value="0.216666666666667">
            <text:p>0.22</text:p>
          </table:table-cell>
          <table:table-cell table:style-name="ce18" table:formula="of:=AVERAGE([$'Results 1'.G21];[$'Results 2'.G21];[$'Results 3'.G21])" office:value-type="float" office:value="264.333333333333">
            <text:p>264</text:p>
          </table:table-cell>
          <table:table-cell table:style-name="ce18" table:formula="of:=AVERAGE([$'Results 1'.H21];[$'Results 2'.H21];[$'Results 3'.H21])" office:value-type="float" office:value="33243.6666666667">
            <text:p>33244</text:p>
          </table:table-cell>
          <table:table-cell table:style-name="ce23" table:formula="of:=AVERAGE([$'Results 1'.I21];[$'Results 2'.I21];[$'Results 3'.I21])" office:value-type="float" office:value="25253">
            <text:p>25253</text:p>
          </table:table-cell>
          <table:table-cell/>
          <table:table-cell table:style-name="ce29" table:formula="of:=[.D21]-([.E21]+[.F21])/4" office:value-type="float" office:value="16.1958333333333">
            <text:p>16.20</text:p>
          </table:table-cell>
          <table:table-cell/>
          <table:table-cell table:style-name="ce33" table:formula="of:=[.D21]/[.C21]" office:value-type="float" office:value="0.955133333333333">
            <text:p>0.955</text:p>
          </table:table-cell>
          <table:table-cell table:style-name="ce33" table:formula="of:=[.E21]/[.C21]" office:value-type="float" office:value="2.52053333333333">
            <text:p>2.521</text:p>
          </table:table-cell>
          <table:table-cell table:style-name="ce38" table:formula="of:=[.F21]/[.C21]" office:value-type="float" office:value="0.00433333333333333">
            <text:p>0.00433</text:p>
          </table:table-cell>
          <table:table-cell table:style-name="ce18" table:formula="of:=[.H21]/[.C21]" office:value-type="float" office:value="664.873333333333">
            <text:p>665</text:p>
          </table:table-cell>
          <table:table-cell table:style-name="ce18" table:formula="of:=[.I21]/[.C21]" office:value-type="float" office:value="505.06">
            <text:p>505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9" table:formula="of:=AVERAGE([$'Results 1'.C22];[$'Results 2'.C22];[$'Results 3'.C22])" office:value-type="float" office:value="500">
            <text:p>500</text:p>
          </table:table-cell>
          <table:table-cell table:style-name="ce14" table:formula="of:=AVERAGE([$'Results 1'.D22];[$'Results 2'.D22];[$'Results 3'.D22])" office:value-type="float" office:value="416.596666666667">
            <text:p>416.60</text:p>
          </table:table-cell>
          <table:table-cell table:style-name="ce14" table:formula="of:=AVERAGE([$'Results 1'.E22];[$'Results 2'.E22];[$'Results 3'.E22])" office:value-type="float" office:value="1588.08333333333">
            <text:p>1588.08</text:p>
          </table:table-cell>
          <table:table-cell table:style-name="ce14" table:formula="of:=AVERAGE([$'Results 1'.F22];[$'Results 2'.F22];[$'Results 3'.F22])" office:value-type="float" office:value="2.95333333333333">
            <text:p>2.95</text:p>
          </table:table-cell>
          <table:table-cell table:style-name="ce19" table:formula="of:=AVERAGE([$'Results 1'.G22];[$'Results 2'.G22];[$'Results 3'.G22])" office:value-type="float" office:value="381.333333333333">
            <text:p>381</text:p>
          </table:table-cell>
          <table:table-cell table:style-name="ce19" table:formula="of:=AVERAGE([$'Results 1'.H22];[$'Results 2'.H22];[$'Results 3'.H22])" office:value-type="float" office:value="461418.666666667">
            <text:p>461419</text:p>
          </table:table-cell>
          <table:table-cell table:style-name="ce24" table:formula="of:=AVERAGE([$'Results 1'.I22];[$'Results 2'.I22];[$'Results 3'.I22])" office:value-type="float" office:value="236701">
            <text:p>236701</text:p>
          </table:table-cell>
          <table:table-cell/>
          <table:table-cell table:style-name="ce29" table:formula="of:=[.D22]-([.E22]+[.F22])/4" office:value-type="float" office:value="18.8375">
            <text:p>18.84</text:p>
          </table:table-cell>
          <table:table-cell/>
          <table:table-cell table:style-name="ce34" table:formula="of:=[.D22]/[.C22]" office:value-type="float" office:value="0.833193333333333">
            <text:p>0.833</text:p>
          </table:table-cell>
          <table:table-cell table:style-name="ce34" table:formula="of:=[.E22]/[.C22]" office:value-type="float" office:value="3.17616666666667">
            <text:p>3.176</text:p>
          </table:table-cell>
          <table:table-cell table:style-name="ce39" table:formula="of:=[.F22]/[.C22]" office:value-type="float" office:value="0.00590666666666667">
            <text:p>0.00591</text:p>
          </table:table-cell>
          <table:table-cell table:style-name="ce19" table:formula="of:=[.H22]/[.C22]" office:value-type="float" office:value="922.837333333333">
            <text:p>923</text:p>
          </table:table-cell>
          <table:table-cell table:style-name="ce19" table:formula="of:=[.I22]/[.C22]" office:value-type="float" office:value="473.402">
            <text:p>473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7" table:formula="of:=AVERAGE([$'Results 1'.C23];[$'Results 2'.C23];[$'Results 3'.C23])" office:value-type="float" office:value="10">
            <text:p>10</text:p>
          </table:table-cell>
          <table:table-cell table:style-name="ce12" table:formula="of:=AVERAGE([$'Results 1'.D23];[$'Results 2'.D23];[$'Results 3'.D23])" office:value-type="float" office:value="21.73">
            <text:p>21.73</text:p>
          </table:table-cell>
          <table:table-cell table:style-name="ce12" table:formula="of:=AVERAGE([$'Results 1'.E23];[$'Results 2'.E23];[$'Results 3'.E23])" office:value-type="float" office:value="29.2433333333333">
            <text:p>29.24</text:p>
          </table:table-cell>
          <table:table-cell table:style-name="ce12" table:formula="of:=AVERAGE([$'Results 1'.F23];[$'Results 2'.F23];[$'Results 3'.F23])" office:value-type="float" office:value="0.0533333333333333">
            <text:p>0.05</text:p>
          </table:table-cell>
          <table:table-cell table:style-name="ce17" table:formula="of:=AVERAGE([$'Results 1'.G23];[$'Results 2'.G23];[$'Results 3'.G23])" office:value-type="float" office:value="134.333333333333">
            <text:p>134</text:p>
          </table:table-cell>
          <table:table-cell table:style-name="ce17" table:formula="of:=AVERAGE([$'Results 1'.H23];[$'Results 2'.H23];[$'Results 3'.H23])" office:value-type="float" office:value="1">
            <text:p>1</text:p>
          </table:table-cell>
          <table:table-cell table:style-name="ce22" table:formula="of:=AVERAGE([$'Results 1'.I23];[$'Results 2'.I23];[$'Results 3'.I23])" office:value-type="float" office:value="4262.33333333333">
            <text:p>4262</text:p>
          </table:table-cell>
          <table:table-cell/>
          <table:table-cell table:style-name="ce29" table:formula="of:=[.D23]-([.E23]+[.F23])/4" office:value-type="float" office:value="14.4058333333333">
            <text:p>14.41</text:p>
          </table:table-cell>
          <table:table-cell/>
          <table:table-cell table:style-name="ce32" table:formula="of:=[.D23]/[.C23]" office:value-type="float" office:value="2.173">
            <text:p>2.173</text:p>
          </table:table-cell>
          <table:table-cell table:style-name="ce32" table:formula="of:=[.E23]/[.C23]" office:value-type="float" office:value="2.92433333333333">
            <text:p>2.924</text:p>
          </table:table-cell>
          <table:table-cell table:style-name="ce37" table:formula="of:=[.F23]/[.C23]" office:value-type="float" office:value="0.00533333333333333">
            <text:p>0.00533</text:p>
          </table:table-cell>
          <table:table-cell table:style-name="ce17" table:formula="of:=[.H23]/[.C23]" office:value-type="float" office:value="0.1">
            <text:p>0</text:p>
          </table:table-cell>
          <table:table-cell table:style-name="ce17" table:formula="of:=[.I23]/[.C23]" office:value-type="float" office:value="426.233333333333">
            <text:p>426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 table:formula="of:=AVERAGE([$'Results 1'.C24];[$'Results 2'.C24];[$'Results 3'.C24])" office:value-type="float" office:value="50">
            <text:p>50</text:p>
          </table:table-cell>
          <table:table-cell table:style-name="ce13" table:formula="of:=AVERAGE([$'Results 1'.D24];[$'Results 2'.D24];[$'Results 3'.D24])" office:value-type="float" office:value="55.7966666666667">
            <text:p>55.80</text:p>
          </table:table-cell>
          <table:table-cell table:style-name="ce13" table:formula="of:=AVERAGE([$'Results 1'.E24];[$'Results 2'.E24];[$'Results 3'.E24])" office:value-type="float" office:value="152.796666666667">
            <text:p>152.80</text:p>
          </table:table-cell>
          <table:table-cell table:style-name="ce13" table:formula="of:=AVERAGE([$'Results 1'.F24];[$'Results 2'.F24];[$'Results 3'.F24])" office:value-type="float" office:value="0.243333333333333">
            <text:p>0.24</text:p>
          </table:table-cell>
          <table:table-cell table:style-name="ce18" table:formula="of:=AVERAGE([$'Results 1'.G24];[$'Results 2'.G24];[$'Results 3'.G24])" office:value-type="float" office:value="274.333333333333">
            <text:p>274</text:p>
          </table:table-cell>
          <table:table-cell table:style-name="ce18" table:formula="of:=AVERAGE([$'Results 1'.H24];[$'Results 2'.H24];[$'Results 3'.H24])" office:value-type="float" office:value="2.66666666666667">
            <text:p>3</text:p>
          </table:table-cell>
          <table:table-cell table:style-name="ce23" table:formula="of:=AVERAGE([$'Results 1'.I24];[$'Results 2'.I24];[$'Results 3'.I24])" office:value-type="float" office:value="21424.6666666667">
            <text:p>21425</text:p>
          </table:table-cell>
          <table:table-cell/>
          <table:table-cell table:style-name="ce29" table:formula="of:=[.D24]-([.E24]+[.F24])/4" office:value-type="float" office:value="17.5366666666667">
            <text:p>17.54</text:p>
          </table:table-cell>
          <table:table-cell/>
          <table:table-cell table:style-name="ce33" table:formula="of:=[.D24]/[.C24]" office:value-type="float" office:value="1.11593333333333">
            <text:p>1.116</text:p>
          </table:table-cell>
          <table:table-cell table:style-name="ce33" table:formula="of:=[.E24]/[.C24]" office:value-type="float" office:value="3.05593333333333">
            <text:p>3.056</text:p>
          </table:table-cell>
          <table:table-cell table:style-name="ce38" table:formula="of:=[.F24]/[.C24]" office:value-type="float" office:value="0.00486666666666667">
            <text:p>0.00487</text:p>
          </table:table-cell>
          <table:table-cell table:style-name="ce18" table:formula="of:=[.H24]/[.C24]" office:value-type="float" office:value="0.0533333333333333">
            <text:p>0</text:p>
          </table:table-cell>
          <table:table-cell table:style-name="ce18" table:formula="of:=[.I24]/[.C24]" office:value-type="float" office:value="428.493333333333">
            <text:p>428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5];[$'Results 2'.C25];[$'Results 3'.C25])" office:value-type="float" office:value="500">
            <text:p>500</text:p>
          </table:table-cell>
          <table:table-cell table:style-name="ce15" table:formula="of:=AVERAGE([$'Results 1'.D25];[$'Results 2'.D25];[$'Results 3'.D25])" office:value-type="float" office:value="464.276666666667">
            <text:p>464.28</text:p>
          </table:table-cell>
          <table:table-cell table:style-name="ce15" table:formula="of:=AVERAGE([$'Results 1'.E25];[$'Results 2'.E25];[$'Results 3'.E25])" office:value-type="float" office:value="1747.48666666667">
            <text:p>1747.49</text:p>
          </table:table-cell>
          <table:table-cell table:style-name="ce15" table:formula="of:=AVERAGE([$'Results 1'.F25];[$'Results 2'.F25];[$'Results 3'.F25])" office:value-type="float" office:value="2.67">
            <text:p>2.67</text:p>
          </table:table-cell>
          <table:table-cell table:style-name="ce20" table:formula="of:=AVERAGE([$'Results 1'.G25];[$'Results 2'.G25];[$'Results 3'.G25])" office:value-type="float" office:value="376.333333333333">
            <text:p>376</text:p>
          </table:table-cell>
          <table:table-cell table:style-name="ce20" table:formula="of:=AVERAGE([$'Results 1'.H25];[$'Results 2'.H25];[$'Results 3'.H25])" office:value-type="float" office:value="1732">
            <text:p>1732</text:p>
          </table:table-cell>
          <table:table-cell table:style-name="ce25" table:formula="of:=AVERAGE([$'Results 1'.I25];[$'Results 2'.I25];[$'Results 3'.I25])" office:value-type="float" office:value="186482.333333333">
            <text:p>186482</text:p>
          </table:table-cell>
          <table:table-cell/>
          <table:table-cell table:style-name="ce29" table:formula="of:=[.D25]-([.E25]+[.F25])/4" office:value-type="float" office:value="26.7375">
            <text:p>26.74</text:p>
          </table:table-cell>
          <table:table-cell/>
          <table:table-cell table:style-name="ce35" table:formula="of:=[.D25]/[.C25]" office:value-type="float" office:value="0.928553333333333">
            <text:p>0.929</text:p>
          </table:table-cell>
          <table:table-cell table:style-name="ce35" table:formula="of:=[.E25]/[.C25]" office:value-type="float" office:value="3.49497333333333">
            <text:p>3.495</text:p>
          </table:table-cell>
          <table:table-cell table:style-name="ce40" table:formula="of:=[.F25]/[.C25]" office:value-type="float" office:value="0.00534">
            <text:p>0.00534</text:p>
          </table:table-cell>
          <table:table-cell table:style-name="ce20" table:formula="of:=[.H25]/[.C25]" office:value-type="float" office:value="3.464">
            <text:p>3</text:p>
          </table:table-cell>
          <table:table-cell table:style-name="ce20" table:formula="of:=[.I25]/[.C25]" office:value-type="float" office:value="372.964666666667">
            <text:p>373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4"/>
          <table:table-cell table:style-name="ce11" table:formula="of:=AVERAGE([$'Results 1'.C26];[$'Results 2'.C26];[$'Results 3'.C26])" office:value-type="float" office:value="10">
            <text:p>10</text:p>
          </table:table-cell>
          <table:table-cell table:style-name="ce16" table:formula="of:=AVERAGE([$'Results 1'.D26];[$'Results 2'.D26];[$'Results 3'.D26])" office:value-type="float" office:value="22.7933333333333">
            <text:p>22.79</text:p>
          </table:table-cell>
          <table:table-cell table:style-name="ce16" table:formula="of:=AVERAGE([$'Results 1'.E26];[$'Results 2'.E26];[$'Results 3'.E26])" office:value-type="float" office:value="30.0033333333333">
            <text:p>30.00</text:p>
          </table:table-cell>
          <table:table-cell table:style-name="ce16" table:formula="of:=AVERAGE([$'Results 1'.F26];[$'Results 2'.F26];[$'Results 3'.F26])" office:value-type="float" office:value="0.05">
            <text:p>0.05</text:p>
          </table:table-cell>
          <table:table-cell table:style-name="ce21" table:formula="of:=AVERAGE([$'Results 1'.G26];[$'Results 2'.G26];[$'Results 3'.G26])" office:value-type="float" office:value="131.333333333333">
            <text:p>131</text:p>
          </table:table-cell>
          <table:table-cell table:style-name="ce21" table:formula="of:=AVERAGE([$'Results 1'.H26];[$'Results 2'.H26];[$'Results 3'.H26])" office:value-type="float" office:value="122.666666666667">
            <text:p>123</text:p>
          </table:table-cell>
          <table:table-cell table:style-name="ce26" table:formula="of:=AVERAGE([$'Results 1'.I26];[$'Results 2'.I26];[$'Results 3'.I26])" office:value-type="float" office:value="4343">
            <text:p>4343</text:p>
          </table:table-cell>
          <table:table-cell/>
          <table:table-cell table:style-name="ce29" table:formula="of:=[.D26]-([.E26]+[.F26])/4" office:value-type="float" office:value="15.28">
            <text:p>15.28</text:p>
          </table:table-cell>
          <table:table-cell/>
          <table:table-cell table:style-name="ce36" table:formula="of:=[.D26]/[.C26]" office:value-type="float" office:value="2.27933333333333">
            <text:p>2.279</text:p>
          </table:table-cell>
          <table:table-cell table:style-name="ce36" table:formula="of:=[.E26]/[.C26]" office:value-type="float" office:value="3.00033333333333">
            <text:p>3.000</text:p>
          </table:table-cell>
          <table:table-cell table:style-name="ce41" table:formula="of:=[.F26]/[.C26]" office:value-type="float" office:value="0.005">
            <text:p>0.00500</text:p>
          </table:table-cell>
          <table:table-cell table:style-name="ce21" table:formula="of:=[.H26]/[.C26]" office:value-type="float" office:value="12.2666666666667">
            <text:p>12</text:p>
          </table:table-cell>
          <table:table-cell table:style-name="ce21" table:formula="of:=[.I26]/[.C26]" office:value-type="float" office:value="434.3">
            <text:p>434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 table:formula="of:=AVERAGE([$'Results 1'.C27];[$'Results 2'.C27];[$'Results 3'.C27])" office:value-type="float" office:value="50">
            <text:p>50</text:p>
          </table:table-cell>
          <table:table-cell table:style-name="ce13" table:formula="of:=AVERAGE([$'Results 1'.D27];[$'Results 2'.D27];[$'Results 3'.D27])" office:value-type="float" office:value="57.1233333333333">
            <text:p>57.12</text:p>
          </table:table-cell>
          <table:table-cell table:style-name="ce13" table:formula="of:=AVERAGE([$'Results 1'.E27];[$'Results 2'.E27];[$'Results 3'.E27])" office:value-type="float" office:value="150.48">
            <text:p>150.48</text:p>
          </table:table-cell>
          <table:table-cell table:style-name="ce13" table:formula="of:=AVERAGE([$'Results 1'.F27];[$'Results 2'.F27];[$'Results 3'.F27])" office:value-type="float" office:value="0.186666666666667">
            <text:p>0.19</text:p>
          </table:table-cell>
          <table:table-cell table:style-name="ce18" table:formula="of:=AVERAGE([$'Results 1'.G27];[$'Results 2'.G27];[$'Results 3'.G27])" office:value-type="float" office:value="263">
            <text:p>263</text:p>
          </table:table-cell>
          <table:table-cell table:style-name="ce18" table:formula="of:=AVERAGE([$'Results 1'.H27];[$'Results 2'.H27];[$'Results 3'.H27])" office:value-type="float" office:value="1258.33333333333">
            <text:p>1258</text:p>
          </table:table-cell>
          <table:table-cell table:style-name="ce23" table:formula="of:=AVERAGE([$'Results 1'.I27];[$'Results 2'.I27];[$'Results 3'.I27])" office:value-type="float" office:value="21701">
            <text:p>21701</text:p>
          </table:table-cell>
          <table:table-cell/>
          <table:table-cell table:style-name="ce29" table:formula="of:=[.D27]-([.E27]+[.F27])/4" office:value-type="float" office:value="19.4566666666667">
            <text:p>19.46</text:p>
          </table:table-cell>
          <table:table-cell/>
          <table:table-cell table:style-name="ce33" table:formula="of:=[.D27]/[.C27]" office:value-type="float" office:value="1.14246666666667">
            <text:p>1.142</text:p>
          </table:table-cell>
          <table:table-cell table:style-name="ce33" table:formula="of:=[.E27]/[.C27]" office:value-type="float" office:value="3.0096">
            <text:p>3.010</text:p>
          </table:table-cell>
          <table:table-cell table:style-name="ce38" table:formula="of:=[.F27]/[.C27]" office:value-type="float" office:value="0.00373333333333333">
            <text:p>0.00373</text:p>
          </table:table-cell>
          <table:table-cell table:style-name="ce18" table:formula="of:=[.H27]/[.C27]" office:value-type="float" office:value="25.1666666666667">
            <text:p>25</text:p>
          </table:table-cell>
          <table:table-cell table:style-name="ce18" table:formula="of:=[.I27]/[.C27]" office:value-type="float" office:value="434.02">
            <text:p>434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8];[$'Results 2'.C28];[$'Results 3'.C28])" office:value-type="float" office:value="500">
            <text:p>500</text:p>
          </table:table-cell>
          <table:table-cell table:style-name="ce15" table:formula="of:=AVERAGE([$'Results 1'.D28];[$'Results 2'.D28];[$'Results 3'.D28])" office:value-type="float" office:value="464.796666666667">
            <text:p>464.80</text:p>
          </table:table-cell>
          <table:table-cell table:style-name="ce15" table:formula="of:=AVERAGE([$'Results 1'.E28];[$'Results 2'.E28];[$'Results 3'.E28])" office:value-type="float" office:value="1753.86">
            <text:p>1753.86</text:p>
          </table:table-cell>
          <table:table-cell table:style-name="ce15" table:formula="of:=AVERAGE([$'Results 1'.F28];[$'Results 2'.F28];[$'Results 3'.F28])" office:value-type="float" office:value="2.26666666666667">
            <text:p>2.27</text:p>
          </table:table-cell>
          <table:table-cell table:style-name="ce20" table:formula="of:=AVERAGE([$'Results 1'.G28];[$'Results 2'.G28];[$'Results 3'.G28])" office:value-type="float" office:value="377.333333333333">
            <text:p>377</text:p>
          </table:table-cell>
          <table:table-cell table:style-name="ce20" table:formula="of:=AVERAGE([$'Results 1'.H28];[$'Results 2'.H28];[$'Results 3'.H28])" office:value-type="float" office:value="18655">
            <text:p>18655</text:p>
          </table:table-cell>
          <table:table-cell table:style-name="ce25" table:formula="of:=AVERAGE([$'Results 1'.I28];[$'Results 2'.I28];[$'Results 3'.I28])" office:value-type="float" office:value="172993.333333333">
            <text:p>172993</text:p>
          </table:table-cell>
          <table:table-cell/>
          <table:table-cell table:style-name="ce29" table:formula="of:=[.D28]-([.E28]+[.F28])/4" office:value-type="float" office:value="25.765">
            <text:p>25.77</text:p>
          </table:table-cell>
          <table:table-cell/>
          <table:table-cell table:style-name="ce35" table:formula="of:=[.D28]/[.C28]" office:value-type="float" office:value="0.929593333333333">
            <text:p>0.930</text:p>
          </table:table-cell>
          <table:table-cell table:style-name="ce35" table:formula="of:=[.E28]/[.C28]" office:value-type="float" office:value="3.50772">
            <text:p>3.508</text:p>
          </table:table-cell>
          <table:table-cell table:style-name="ce40" table:formula="of:=[.F28]/[.C28]" office:value-type="float" office:value="0.00453333333333333">
            <text:p>0.00453</text:p>
          </table:table-cell>
          <table:table-cell table:style-name="ce20" table:formula="of:=[.H28]/[.C28]" office:value-type="float" office:value="37.31">
            <text:p>37</text:p>
          </table:table-cell>
          <table:table-cell table:style-name="ce20" table:formula="of:=[.I28]/[.C28]" office:value-type="float" office:value="345.986666666667">
            <text:p>346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"/>
          <table:table-cell table:style-name="ce30" office:value-type="string">
            <text:p>Wall = turnaround time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31" office:value-type="string">
            <text:p>CPU = (user+system)/wall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User = clock ticks, CPU-seconds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System = clock ticks, CPU-seconds</text:p>
          </table:table-cell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1" table:style-name="ta2">
        <table:table-column table:style-name="co15" table:default-cell-style-name="ce44"/>
        <table:table-column table:style-name="co16" table:default-cell-style-name="ce44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42" office:value-type="string">
            <text:p>Process</text:p>
            <text:p>Type</text:p>
          </table:table-cell>
          <table:table-cell table:style-name="ce42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43" office:value-type="string" table:number-columns-spanned="1" table:number-rows-spanned="9">
            <text:p>CPU Boun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50.4">
            <text:p>50.4</text:p>
          </table:table-cell>
          <table:table-cell office:value-type="float" office:value="0.03">
            <text:p>0.03</text:p>
          </table:table-cell>
          <table:table-cell office:value-type="float" office:value="396">
            <text:p>396</text:p>
          </table:table-cell>
          <table:table-cell office:value-type="float" office:value="6841">
            <text:p>6841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63.38">
            <text:p>63.38</text:p>
          </table:table-cell>
          <table:table-cell office:value-type="float" office:value="251.92">
            <text:p>251.92</text:p>
          </table:table-cell>
          <table:table-cell office:value-type="float" office:value="0.14">
            <text:p>0.14</text:p>
          </table:table-cell>
          <table:table-cell office:value-type="float" office:value="397">
            <text:p>397</text:p>
          </table:table-cell>
          <table:table-cell office:value-type="float" office:value="65188">
            <text:p>65188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873.94">
            <text:p>873.94</text:p>
          </table:table-cell>
          <table:table-cell office:value-type="float" office:value="3480.89">
            <text:p>3480.89</text:p>
          </table:table-cell>
          <table:table-cell office:value-type="float" office:value="0.81">
            <text:p>0.81</text:p>
          </table:table-cell>
          <table:table-cell office:value-type="float" office:value="398">
            <text:p>398</text:p>
          </table:table-cell>
          <table:table-cell office:value-type="float" office:value="890523">
            <text:p>890523</text:p>
          </table:table-cell>
          <table:table-cell office:value-type="float" office:value="1013">
            <text:p>1013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16.17">
            <text:p>16.17</text:p>
          </table:table-cell>
          <table:table-cell office:value-type="float" office:value="50.01">
            <text:p>50.01</text:p>
          </table:table-cell>
          <table:table-cell office:value-type="float" office:value="0.01">
            <text:p>0.01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75.11">
            <text:p>75.11</text:p>
          </table:table-cell>
          <table:table-cell office:value-type="float" office:value="275.7">
            <text:p>275.7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896.43">
            <text:p>896.43</text:p>
          </table:table-cell>
          <table:table-cell office:value-type="float" office:value="3389.46">
            <text:p>3389.46</text:p>
          </table:table-cell>
          <table:table-cell office:value-type="float" office:value="0.57">
            <text:p>0.57</text:p>
          </table:table-cell>
          <table:table-cell office:value-type="float" office:value="378">
            <text:p>378</text:p>
          </table:table-cell>
          <table:table-cell office:value-type="float" office:value="3526">
            <text:p>3526</text:p>
          </table:table-cell>
          <table:table-cell office:value-type="float" office:value="506">
            <text:p>506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4.83">
            <text:p>14.83</text:p>
          </table:table-cell>
          <table:table-cell office:value-type="float" office:value="49.99">
            <text:p>49.9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75.39">
            <text:p>75.39</text:p>
          </table:table-cell>
          <table:table-cell office:value-type="float" office:value="277.29">
            <text:p>277.29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1047">
            <text:p>1047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913.14">
            <text:p>913.14</text:p>
          </table:table-cell>
          <table:table-cell office:value-type="float" office:value="3474.32">
            <text:p>3474.32</text:p>
          </table:table-cell>
          <table:table-cell office:value-type="float" office:value="0.6">
            <text:p>0.6</text:p>
          </table:table-cell>
          <table:table-cell office:value-type="float" office:value="380">
            <text:p>380</text:p>
          </table:table-cell>
          <table:table-cell office:value-type="float" office:value="13310">
            <text:p>13310</text:p>
          </table:table-cell>
          <table:table-cell office:value-type="float" office:value="796">
            <text:p>796</text:p>
          </table:table-cell>
          <table:table-cell table:number-columns-repeated="1015"/>
        </table:table-row>
        <table:table-row table:style-name="ro2">
          <table:table-cell table:style-name="ce43" office:value-type="string" table:number-columns-spanned="1" table:number-rows-spanned="9">
            <text:p>I/O Boun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9">
            <text:p>11.5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6.37">
            <text:p>16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785">
            <text:p>16785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162039">
            <text:p>162039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39">
            <text:p>5.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5.89">
            <text:p>15.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79">
            <text:p>17379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57.84">
            <text:p>57.84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372">
            <text:p>162372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85">
            <text:p>5.8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10.04">
            <text:p>10.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7.9">
            <text:p>47.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478">
            <text:p>117478</text:p>
          </table:table-cell>
          <table:table-cell table:number-columns-repeated="1015"/>
        </table:table-row>
        <table:table-row table:style-name="ro2">
          <table:table-cell table:style-name="ce43" office:value-type="string" table:number-columns-spanned="1" table:number-rows-spanned="9">
            <text:p>Mixed</text:p>
          </table:table-cell>
          <table:table-cell table:style-name="ce43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9.61">
            <text:p>19.61</text:p>
          </table:table-cell>
          <table:table-cell office:value-type="float" office:value="25.31">
            <text:p>25.31</text:p>
          </table:table-cell>
          <table:table-cell office:value-type="float" office:value="0.06">
            <text:p>0.06</text:p>
          </table:table-cell>
          <table:table-cell office:value-type="float" office:value="129">
            <text:p>129</text:p>
          </table:table-cell>
          <table:table-cell office:value-type="float" office:value="3845">
            <text:p>3845</text:p>
          </table:table-cell>
          <table:table-cell office:value-type="float" office:value="4966">
            <text:p>4966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48.83">
            <text:p>48.83</text:p>
          </table:table-cell>
          <table:table-cell office:value-type="float" office:value="126.43">
            <text:p>126.43</text:p>
          </table:table-cell>
          <table:table-cell office:value-type="float" office:value="0.27">
            <text:p>0.27</text:p>
          </table:table-cell>
          <table:table-cell office:value-type="float" office:value="259">
            <text:p>259</text:p>
          </table:table-cell>
          <table:table-cell office:value-type="float" office:value="33109">
            <text:p>33109</text:p>
          </table:table-cell>
          <table:table-cell office:value-type="float" office:value="25207">
            <text:p>25207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391.28">
            <text:p>391.28</text:p>
          </table:table-cell>
          <table:table-cell office:value-type="float" office:value="1489.02">
            <text:p>1489.02</text:p>
          </table:table-cell>
          <table:table-cell office:value-type="float" office:value="2.49">
            <text:p>2.49</text:p>
          </table:table-cell>
          <table:table-cell office:value-type="float" office:value="381">
            <text:p>381</text:p>
          </table:table-cell>
          <table:table-cell office:value-type="float" office:value="430702">
            <text:p>430702</text:p>
          </table:table-cell>
          <table:table-cell office:value-type="float" office:value="237800">
            <text:p>237800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07">
            <text:p>21.07</text:p>
          </table:table-cell>
          <table:table-cell office:value-type="float" office:value="27.26">
            <text:p>27.26</text:p>
          </table:table-cell>
          <table:table-cell office:value-type="float" office:value="0.04">
            <text:p>0.04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55.94">
            <text:p>55.94</text:p>
          </table:table-cell>
          <table:table-cell office:value-type="float" office:value="150.94">
            <text:p>150.94</text:p>
          </table:table-cell>
          <table:table-cell office:value-type="float" office:value="0.24">
            <text:p>0.2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1302">
            <text:p>21302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50.46">
            <text:p>450.46</text:p>
          </table:table-cell>
          <table:table-cell office:value-type="float" office:value="1695.02">
            <text:p>1695.02</text:p>
          </table:table-cell>
          <table:table-cell office:value-type="float" office:value="2.51">
            <text:p>2.51</text:p>
          </table:table-cell>
          <table:table-cell office:value-type="float" office:value="376">
            <text:p>376</text:p>
          </table:table-cell>
          <table:table-cell office:value-type="float" office:value="1648">
            <text:p>1648</text:p>
          </table:table-cell>
          <table:table-cell office:value-type="float" office:value="202745">
            <text:p>202745</text:p>
          </table:table-cell>
          <table:table-cell table:number-columns-repeated="1015"/>
        </table:table-row>
        <table:table-row table:style-name="ro2">
          <table:covered-table-cell table:style-name="ce43"/>
          <table:table-cell table:style-name="ce43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1">
            <text:p>22.21</text:p>
          </table:table-cell>
          <table:table-cell office:value-type="float" office:value="30.08">
            <text:p>30.08</text:p>
          </table:table-cell>
          <table:table-cell office:value-type="float" office:value="0.04">
            <text:p>0.04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4340">
            <text:p>4340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">
            <text:p>50</text:p>
          </table:table-cell>
          <table:table-cell office:value-type="float" office:value="58.78">
            <text:p>58.78</text:p>
          </table:table-cell>
          <table:table-cell office:value-type="float" office:value="151.95">
            <text:p>151.95</text:p>
          </table:table-cell>
          <table:table-cell office:value-type="float" office:value="0.2">
            <text:p>0.2</text:p>
          </table:table-cell>
          <table:table-cell office:value-type="float" office:value="258">
            <text:p>258</text:p>
          </table:table-cell>
          <table:table-cell office:value-type="float" office:value="1244">
            <text:p>1244</text:p>
          </table:table-cell>
          <table:table-cell office:value-type="float" office:value="21720">
            <text:p>21720</text:p>
          </table:table-cell>
          <table:table-cell table:number-columns-repeated="1015"/>
        </table:table-row>
        <table:table-row table:style-name="ro2">
          <table:covered-table-cell table:number-columns-repeated="2" table:style-name="ce43"/>
          <table:table-cell office:value-type="float" office:value="500">
            <text:p>500</text:p>
          </table:table-cell>
          <table:table-cell office:value-type="float" office:value="453.42">
            <text:p>453.42</text:p>
          </table:table-cell>
          <table:table-cell office:value-type="float" office:value="1704.89">
            <text:p>1704.89</text:p>
          </table:table-cell>
          <table:table-cell office:value-type="float" office:value="2.27">
            <text:p>2.27</text:p>
          </table:table-cell>
          <table:table-cell office:value-type="float" office:value="376">
            <text:p>376</text:p>
          </table:table-cell>
          <table:table-cell office:value-type="float" office:value="17887">
            <text:p>17887</text:p>
          </table:table-cell>
          <table:table-cell office:value-type="float" office:value="190474">
            <text:p>190474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2" table:style-name="ta3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5" office:value-type="string" table:number-columns-spanned="1" table:number-rows-spanned="9">
            <text:p>CPU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95">
            <text:p>12.95</text:p>
          </table:table-cell>
          <table:table-cell office:value-type="float" office:value="50.46">
            <text:p>50.46</text:p>
          </table:table-cell>
          <table:table-cell office:value-type="float" office:value="0.02">
            <text:p>0.02</text:p>
          </table:table-cell>
          <table:table-cell office:value-type="float" office:value="389">
            <text:p>389</text:p>
          </table:table-cell>
          <table:table-cell office:value-type="float" office:value="6848">
            <text:p>6848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63.45">
            <text:p>63.45</text:p>
          </table:table-cell>
          <table:table-cell office:value-type="float" office:value="252.54">
            <text:p>252.54</text:p>
          </table:table-cell>
          <table:table-cell office:value-type="float" office:value="0.11">
            <text:p>0.11</text:p>
          </table:table-cell>
          <table:table-cell office:value-type="float" office:value="398">
            <text:p>398</text:p>
          </table:table-cell>
          <table:table-cell office:value-type="float" office:value="65261">
            <text:p>65261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898.79">
            <text:p>898.79</text:p>
          </table:table-cell>
          <table:table-cell office:value-type="float" office:value="3572.34">
            <text:p>3572.34</text:p>
          </table:table-cell>
          <table:table-cell office:value-type="float" office:value="1.33">
            <text:p>1.33</text:p>
          </table:table-cell>
          <table:table-cell office:value-type="float" office:value="397">
            <text:p>397</text:p>
          </table:table-cell>
          <table:table-cell office:value-type="float" office:value="924232">
            <text:p>924232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04">
            <text:p>22.04</text:p>
          </table:table-cell>
          <table:table-cell office:value-type="float" office:value="71.51">
            <text:p>71.51</text:p>
          </table:table-cell>
          <table:table-cell office:value-type="float" office:value="0.04">
            <text:p>0.04</text:p>
          </table:table-cell>
          <table:table-cell office:value-type="float" office:value="324">
            <text:p>32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7.17">
            <text:p>97.17</text:p>
          </table:table-cell>
          <table:table-cell office:value-type="float" office:value="356.24">
            <text:p>356.24</text:p>
          </table:table-cell>
          <table:table-cell office:value-type="float" office:value="0.07">
            <text:p>0.0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51.87">
            <text:p>951.87</text:p>
          </table:table-cell>
          <table:table-cell office:value-type="float" office:value="3617.49">
            <text:p>3617.49</text:p>
          </table:table-cell>
          <table:table-cell office:value-type="float" office:value="1.23">
            <text:p>1.23</text:p>
          </table:table-cell>
          <table:table-cell office:value-type="float" office:value="380">
            <text:p>380</text:p>
          </table:table-cell>
          <table:table-cell office:value-type="float" office:value="3797">
            <text:p>3797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9.89">
            <text:p>19.89</text:p>
          </table:table-cell>
          <table:table-cell office:value-type="float" office:value="72.53">
            <text:p>72.53</text:p>
          </table:table-cell>
          <table:table-cell office:value-type="float" office:value="0.02">
            <text:p>0.02</text:p>
          </table:table-cell>
          <table:table-cell office:value-type="float" office:value="364">
            <text:p>364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6.23">
            <text:p>96.23</text:p>
          </table:table-cell>
          <table:table-cell office:value-type="float" office:value="359.64">
            <text:p>359.64</text:p>
          </table:table-cell>
          <table:table-cell office:value-type="float" office:value="0.08">
            <text:p>0.08</text:p>
          </table:table-cell>
          <table:table-cell office:value-type="float" office:value="373">
            <text:p>373</text:p>
          </table:table-cell>
          <table:table-cell office:value-type="float" office:value="1346">
            <text:p>1346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52.8">
            <text:p>952.8</text:p>
          </table:table-cell>
          <table:table-cell office:value-type="float" office:value="3623.47">
            <text:p>3623.47</text:p>
          </table:table-cell>
          <table:table-cell office:value-type="float" office:value="0.88">
            <text:p>0.88</text:p>
          </table:table-cell>
          <table:table-cell office:value-type="float" office:value="380">
            <text:p>380</text:p>
          </table:table-cell>
          <table:table-cell office:value-type="float" office:value="13707">
            <text:p>13707</text:p>
          </table:table-cell>
          <table:table-cell office:value-type="float" office:value="983">
            <text:p>98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I/O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1">
            <text:p>11.5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28">
            <text:p>202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6.94">
            <text:p>16.94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7272">
            <text:p>1727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8.82">
            <text:p>58.8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62071">
            <text:p>162071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7">
            <text:p>5.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0.09">
            <text:p>10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1.67">
            <text:p>51.6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768">
            <text:p>11876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.9">
            <text:p>9.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1.16">
            <text:p>5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443">
            <text:p>11744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Mixe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5.86">
            <text:p>25.86</text:p>
          </table:table-cell>
          <table:table-cell office:value-type="float" office:value="25.01">
            <text:p>25.01</text:p>
          </table:table-cell>
          <table:table-cell office:value-type="float" office:value="0.06">
            <text:p>0.06</text:p>
          </table:table-cell>
          <table:table-cell office:value-type="float" office:value="96">
            <text:p>96</text:p>
          </table:table-cell>
          <table:table-cell office:value-type="float" office:value="3450">
            <text:p>3450</text:p>
          </table:table-cell>
          <table:table-cell office:value-type="float" office:value="5059">
            <text:p>5059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49.13">
            <text:p>49.13</text:p>
          </table:table-cell>
          <table:table-cell office:value-type="float" office:value="125.83">
            <text:p>125.83</text:p>
          </table:table-cell>
          <table:table-cell office:value-type="float" office:value="0.18">
            <text:p>0.18</text:p>
          </table:table-cell>
          <table:table-cell office:value-type="float" office:value="256">
            <text:p>256</text:p>
          </table:table-cell>
          <table:table-cell office:value-type="float" office:value="32865">
            <text:p>32865</text:p>
          </table:table-cell>
          <table:table-cell office:value-type="float" office:value="25361">
            <text:p>2536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31.74">
            <text:p>431.74</text:p>
          </table:table-cell>
          <table:table-cell office:value-type="float" office:value="1610.59">
            <text:p>1610.59</text:p>
          </table:table-cell>
          <table:table-cell office:value-type="float" office:value="3.48">
            <text:p>3.48</text:p>
          </table:table-cell>
          <table:table-cell office:value-type="float" office:value="373">
            <text:p>373</text:p>
          </table:table-cell>
          <table:table-cell office:value-type="float" office:value="462777">
            <text:p>462777</text:p>
          </table:table-cell>
          <table:table-cell office:value-type="float" office:value="236914">
            <text:p>2369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26">
            <text:p>21.26</text:p>
          </table:table-cell>
          <table:table-cell office:value-type="float" office:value="30.34">
            <text:p>30.34</text:p>
          </table:table-cell>
          <table:table-cell office:value-type="float" office:value="0.06">
            <text:p>0.0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8.43">
            <text:p>58.43</text:p>
          </table:table-cell>
          <table:table-cell office:value-type="float" office:value="153.67">
            <text:p>153.67</text:p>
          </table:table-cell>
          <table:table-cell office:value-type="float" office:value="0.24">
            <text:p>0.24</text:p>
          </table:table-cell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1544">
            <text:p>2154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74.63">
            <text:p>474.63</text:p>
          </table:table-cell>
          <table:table-cell office:value-type="float" office:value="1786.46">
            <text:p>1786.46</text:p>
          </table:table-cell>
          <table:table-cell office:value-type="float" office:value="2.83">
            <text:p>2.83</text:p>
          </table:table-cell>
          <table:table-cell office:value-type="float" office:value="376">
            <text:p>376</text:p>
          </table:table-cell>
          <table:table-cell office:value-type="float" office:value="1792">
            <text:p>1792</text:p>
          </table:table-cell>
          <table:table-cell office:value-type="float" office:value="187504">
            <text:p>18750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3.97">
            <text:p>23.97</text:p>
          </table:table-cell>
          <table:table-cell office:value-type="float" office:value="29.86">
            <text:p>29.86</text:p>
          </table:table-cell>
          <table:table-cell office:value-type="float" office:value="0.05">
            <text:p>0.05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4353">
            <text:p>4353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5.53">
            <text:p>55.53</text:p>
          </table:table-cell>
          <table:table-cell office:value-type="float" office:value="147.36">
            <text:p>147.36</text:p>
          </table:table-cell>
          <table:table-cell office:value-type="float" office:value="0.24">
            <text:p>0.24</text:p>
          </table:table-cell>
          <table:table-cell office:value-type="float" office:value="265">
            <text:p>265</text:p>
          </table:table-cell>
          <table:table-cell office:value-type="float" office:value="1216">
            <text:p>1216</text:p>
          </table:table-cell>
          <table:table-cell office:value-type="float" office:value="21618">
            <text:p>2161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74.85">
            <text:p>474.85</text:p>
          </table:table-cell>
          <table:table-cell office:value-type="float" office:value="1790.48">
            <text:p>1790.48</text:p>
          </table:table-cell>
          <table:table-cell office:value-type="float" office:value="2.23">
            <text:p>2.23</text:p>
          </table:table-cell>
          <table:table-cell office:value-type="float" office:value="377">
            <text:p>377</text:p>
          </table:table-cell>
          <table:table-cell office:value-type="float" office:value="19045">
            <text:p>19045</text:p>
          </table:table-cell>
          <table:table-cell office:value-type="float" office:value="166890">
            <text:p>166890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3" table:style-name="ta4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sec]</text:p>
          </table:table-cell>
          <table:table-cell table:style-name="ce1" office:value-type="string">
            <text:p>system</text:p>
            <text:p>[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times]</text:p>
          </table:table-cell>
          <table:table-cell table:style-name="ce1" office:value-type="string">
            <text:p>blocked</text:p>
            <text:p>[times]</text:p>
          </table:table-cell>
          <table:table-cell table:style-name="ce27" table:number-columns-repeated="1015"/>
        </table:table-row>
        <table:table-row table:style-name="ro2">
          <table:table-cell table:style-name="ce5" office:value-type="string" table:number-columns-spanned="1" table:number-rows-spanned="9">
            <text:p>CPU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83">
            <text:p>12.83</text:p>
          </table:table-cell>
          <table:table-cell office:value-type="float" office:value="50.33">
            <text:p>50.33</text:p>
          </table:table-cell>
          <table:table-cell office:value-type="float" office:value="0.05">
            <text:p>0.05</text:p>
          </table:table-cell>
          <table:table-cell office:value-type="float" office:value="392">
            <text:p>392</text:p>
          </table:table-cell>
          <table:table-cell office:value-type="float" office:value="6925">
            <text:p>6925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63.35">
            <text:p>63.35</text:p>
          </table:table-cell>
          <table:table-cell office:value-type="float" office:value="252.13">
            <text:p>252.13</text:p>
          </table:table-cell>
          <table:table-cell office:value-type="float" office:value="0.05">
            <text:p>0.05</text:p>
          </table:table-cell>
          <table:table-cell office:value-type="float" office:value="398">
            <text:p>398</text:p>
          </table:table-cell>
          <table:table-cell office:value-type="float" office:value="65678">
            <text:p>65678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892.69">
            <text:p>892.69</text:p>
          </table:table-cell>
          <table:table-cell office:value-type="float" office:value="3544.59">
            <text:p>3544.59</text:p>
          </table:table-cell>
          <table:table-cell office:value-type="float" office:value="1.3">
            <text:p>1.3</text:p>
          </table:table-cell>
          <table:table-cell office:value-type="float" office:value="397">
            <text:p>397</text:p>
          </table:table-cell>
          <table:table-cell office:value-type="float" office:value="921181">
            <text:p>921181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3.44">
            <text:p>23.44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7.68">
            <text:p>97.68</text:p>
          </table:table-cell>
          <table:table-cell office:value-type="float" office:value="348.5">
            <text:p>348.5</text:p>
          </table:table-cell>
          <table:table-cell office:value-type="float" office:value="0.12">
            <text:p>0.12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38.54">
            <text:p>938.54</text:p>
          </table:table-cell>
          <table:table-cell office:value-type="float" office:value="3564.14">
            <text:p>3564.14</text:p>
          </table:table-cell>
          <table:table-cell office:value-type="float" office:value="1.13">
            <text:p>1.13</text:p>
          </table:table-cell>
          <table:table-cell office:value-type="float" office:value="379">
            <text:p>379</text:p>
          </table:table-cell>
          <table:table-cell office:value-type="float" office:value="3733">
            <text:p>3733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1.32">
            <text:p>21.32</text:p>
          </table:table-cell>
          <table:table-cell office:value-type="float" office:value="71.94">
            <text:p>71.94</text:p>
          </table:table-cell>
          <table:table-cell office:value-type="float" office:value="0.02">
            <text:p>0.02</text:p>
          </table:table-cell>
          <table:table-cell office:value-type="float" office:value="337">
            <text:p>337</text:p>
          </table:table-cell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4.1">
            <text:p>94.1</text:p>
          </table:table-cell>
          <table:table-cell office:value-type="float" office:value="352.11">
            <text:p>352.11</text:p>
          </table:table-cell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1327">
            <text:p>132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937.95">
            <text:p>937.95</text:p>
          </table:table-cell>
          <table:table-cell office:value-type="float" office:value="3561.11">
            <text:p>3561.11</text:p>
          </table:table-cell>
          <table:table-cell office:value-type="float" office:value="0.81">
            <text:p>0.81</text:p>
          </table:table-cell>
          <table:table-cell office:value-type="float" office:value="379">
            <text:p>379</text:p>
          </table:table-cell>
          <table:table-cell office:value-type="float" office:value="13487">
            <text:p>13487</text:p>
          </table:table-cell>
          <table:table-cell office:value-type="float" office:value="593">
            <text:p>593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I/O Boun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0.98">
            <text:p>10.9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12">
            <text:p>4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9.86">
            <text:p>19.86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6814">
            <text:p>16814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63.02">
            <text:p>63.0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66311">
            <text:p>166311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3">
            <text:p>5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10.05">
            <text:p>10.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3.22">
            <text:p>53.2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790">
            <text:p>147790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38">
            <text:p>5.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9.74">
            <text:p>9.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55.14">
            <text:p>55.1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565">
            <text:p>165565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9">
            <text:p>Mixed</text:p>
          </table:table-cell>
          <table:table-cell table:style-name="ce5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1.78">
            <text:p>21.78</text:p>
          </table:table-cell>
          <table:table-cell office:value-type="float" office:value="25.57">
            <text:p>25.57</text:p>
          </table:table-cell>
          <table:table-cell office:value-type="float" office:value="0.05">
            <text:p>0.05</text:p>
          </table:table-cell>
          <table:table-cell office:value-type="float" office:value="117">
            <text:p>117</text:p>
          </table:table-cell>
          <table:table-cell office:value-type="float" office:value="3675">
            <text:p>3675</text:p>
          </table:table-cell>
          <table:table-cell office:value-type="float" office:value="4881">
            <text:p>488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45.31">
            <text:p>45.31</text:p>
          </table:table-cell>
          <table:table-cell office:value-type="float" office:value="125.82">
            <text:p>125.82</text:p>
          </table:table-cell>
          <table:table-cell office:value-type="float" office:value="0.2">
            <text:p>0.2</text:p>
          </table:table-cell>
          <table:table-cell office:value-type="float" office:value="278">
            <text:p>278</text:p>
          </table:table-cell>
          <table:table-cell office:value-type="float" office:value="33757">
            <text:p>33757</text:p>
          </table:table-cell>
          <table:table-cell office:value-type="float" office:value="25191">
            <text:p>25191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26.77">
            <text:p>426.77</text:p>
          </table:table-cell>
          <table:table-cell office:value-type="float" office:value="1664.64">
            <text:p>1664.64</text:p>
          </table:table-cell>
          <table:table-cell office:value-type="float" office:value="2.89">
            <text:p>2.89</text:p>
          </table:table-cell>
          <table:table-cell office:value-type="float" office:value="390">
            <text:p>390</text:p>
          </table:table-cell>
          <table:table-cell office:value-type="float" office:value="490777">
            <text:p>490777</text:p>
          </table:table-cell>
          <table:table-cell office:value-type="float" office:value="235389">
            <text:p>235389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86">
            <text:p>22.86</text:p>
          </table:table-cell>
          <table:table-cell office:value-type="float" office:value="30.13">
            <text:p>30.13</text:p>
          </table:table-cell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4189">
            <text:p>4189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3.02">
            <text:p>53.02</text:p>
          </table:table-cell>
          <table:table-cell office:value-type="float" office:value="153.78">
            <text:p>153.78</text:p>
          </table:table-cell>
          <table:table-cell office:value-type="float" office:value="0.25">
            <text:p>0.25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1428">
            <text:p>21428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67.74">
            <text:p>467.74</text:p>
          </table:table-cell>
          <table:table-cell office:value-type="float" office:value="1760.98">
            <text:p>1760.98</text:p>
          </table:table-cell>
          <table:table-cell office:value-type="float" office:value="2.67">
            <text:p>2.67</text:p>
          </table:table-cell>
          <table:table-cell office:value-type="float" office:value="377">
            <text:p>377</text:p>
          </table:table-cell>
          <table:table-cell office:value-type="float" office:value="1756">
            <text:p>1756</text:p>
          </table:table-cell>
          <table:table-cell office:value-type="float" office:value="169198">
            <text:p>16919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">
            <text:p>22.2</text:p>
          </table:table-cell>
          <table:table-cell office:value-type="float" office:value="30.07">
            <text:p>30.07</text:p>
          </table:table-cell>
          <table:table-cell office:value-type="float" office:value="0.06">
            <text:p>0.06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4336">
            <text:p>4336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">
            <text:p>50</text:p>
          </table:table-cell>
          <table:table-cell office:value-type="float" office:value="57.06">
            <text:p>57.06</text:p>
          </table:table-cell>
          <table:table-cell office:value-type="float" office:value="152.13">
            <text:p>152.13</text:p>
          </table:table-cell>
          <table:table-cell office:value-type="float" office:value="0.12">
            <text:p>0.12</text:p>
          </table:table-cell>
          <table:table-cell office:value-type="float" office:value="266">
            <text:p>266</text:p>
          </table:table-cell>
          <table:table-cell office:value-type="float" office:value="1315">
            <text:p>1315</text:p>
          </table:table-cell>
          <table:table-cell office:value-type="float" office:value="21765">
            <text:p>21765</text:p>
          </table:table-cell>
          <table:table-cell table:number-columns-repeated="1015"/>
        </table:table-row>
        <table:table-row table:style-name="ro2">
          <table:covered-table-cell table:number-columns-repeated="2" table:style-name="ce5"/>
          <table:table-cell office:value-type="float" office:value="500">
            <text:p>500</text:p>
          </table:table-cell>
          <table:table-cell office:value-type="float" office:value="466.12">
            <text:p>466.12</text:p>
          </table:table-cell>
          <table:table-cell office:value-type="float" office:value="1766.21">
            <text:p>1766.21</text:p>
          </table:table-cell>
          <table:table-cell office:value-type="float" office:value="2.3">
            <text:p>2.3</text:p>
          </table:table-cell>
          <table:table-cell office:value-type="float" office:value="379">
            <text:p>379</text:p>
          </table:table-cell>
          <table:table-cell office:value-type="float" office:value="19033">
            <text:p>19033</text:p>
          </table:table-cell>
          <table:table-cell office:value-type="float" office:value="161616">
            <text:p>161616</text:p>
          </table:table-cell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 Child" table:style-name="ta5">
        <office:forms form:automatic-focus="false" form:apply-design-mode="false"/>
        <table:shapes>
          <draw:frame draw:z-index="0" draw:style-name="gr1" svg:width="6.563in" svg:height="4.3531in" svg:x="0.0591in" svg:y="6.6091in">
            <draw:object draw:notify-on-update-of-ranges="'Per Child'.B3:'Per Child'.B5 'Per Child'.C2:'Per Child'.C2 'Per Child'.C3:'Per Child'.C5 'Per Child'.D2:'Per Child'.D2 'Per Child'.D3:'Per Child'.D5 'Per Child'.E2:'Per Child'.E2 'Per Child'.E3:'Per Child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563in" svg:height="4.3429in" svg:x="0.0591in" svg:y="11.3094in">
            <draw:object draw:notify-on-update-of-ranges="'Per Child'.B6:'Per Child'.B8 'Per Child'.C2:'Per Child'.C2 'Per Child'.C6:'Per Child'.C8 'Per Child'.D2:'Per Child'.D2 'Per Child'.D6:'Per Child'.D8 'Per Child'.E2:'Per Child'.E2 'Per Child'.E6:'Per Child'.E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563in" svg:height="4.3437in" svg:x="0.0591in" svg:y="15.8035in">
            <draw:object draw:notify-on-update-of-ranges="'Per Child'.B3:'Per Child'.B5 'Per Child'.C2:'Per Child'.C2 'Per Child'.C9:'Per Child'.C11 'Per Child'.D2:'Per Child'.D2 'Per Child'.D9:'Per Child'.D11 'Per Child'.E2:'Per Child'.E2 'Per Child'.E9:'Per Child'.E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5in" svg:height="4.3in" svg:x="7.6606in" svg:y="6.4929in">
            <draw:object draw:notify-on-update-of-ranges="'Per Child'.B23:'Per Child'.B25 'Per Child'.C16:'Per Child'.C16 'Per Child'.C17:'Per Child'.C19 'Per Child'.D16:'Per Child'.D16 'Per Child'.D17:'Per Child'.D19 'Per Child'.E16:'Per Child'.E16 'Per Child'.E17:'Per Child'.E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5in" svg:height="4.3in" svg:x="7.2461in" svg:y="11.1866in">
            <draw:object draw:notify-on-update-of-ranges="'Per Child'.B17:'Per Child'.B19 'Per Child'.C16:'Per Child'.C16 'Per Child'.C23:'Per Child'.C25 'Per Child'.D16:'Per Child'.D16 'Per Child'.D23:'Per Child'.D25 'Per Child'.E16:'Per Child'.E16 'Per Child'.E23:'Per Child'.E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5in" svg:height="4.3in" svg:x="7.2461in" svg:y="15.8433in">
            <draw:object draw:notify-on-update-of-ranges="'Per Child'.B17:'Per Child'.B19 'Per Child'.C16:'Per Child'.C16 'Per Child'.C29:'Per Child'.C31 'Per Child'.D16:'Per Child'.D16 'Per Child'.D29:'Per Child'.D31 'Per Child'.E16:'Per Child'.E16 'Per Child'.E29:'Per Child'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20" table:default-cell-style-name="ce3"/>
        <table:table-column table:style-name="co30" table:number-columns-repeated="979" table:default-cell-style-name="ce3"/>
        <table:table-row table:style-name="ro2">
          <table:table-cell table:style-name="ce45" table:number-columns-repeated="2"/>
          <table:table-cell table:style-name="ce49" office:value-type="string" table:number-columns-spanned="3" table:number-rows-spanned="1">
            <text:p>wall/child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user/child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system/child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preempted/child</text:p>
          </table:table-cell>
          <table:covered-table-cell table:number-columns-repeated="2" table:style-name="ce49"/>
          <table:table-cell table:style-name="ce45" table:number-columns-repeated="2"/>
          <table:table-cell table:style-name="ce49" office:value-type="string" table:number-columns-spanned="3" table:number-rows-spanned="1">
            <text:p>blocked/child</text:p>
          </table:table-cell>
          <table:covered-table-cell table:number-columns-repeated="2" table:style-name="ce49"/>
          <table:table-cell table:number-columns-repeated="999"/>
        </table:table-row>
        <table:table-row table:style-name="ro4"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style-name="ce46" office:value-type="string">
            <text:p>Process</text:p>
            <text:p>Type</text:p>
          </table:table-cell>
          <table:table-cell table:style-name="ce46" office:value-type="string">
            <text:p>Scheduler</text:p>
          </table:table-cell>
          <table:table-cell table:style-name="ce49" office:value-type="string">
            <text:p>10 Children</text:p>
          </table:table-cell>
          <table:table-cell table:style-name="ce49" office:value-type="string">
            <text:p>50 Children</text:p>
          </table:table-cell>
          <table:table-cell table:style-name="ce49" office:value-type="string">
            <text:p>500 Children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1.28366666666667">
            <text:p>1.284</text:p>
          </table:table-cell>
          <table:table-cell table:style-name="ce51" office:value-type="float" office:value="1.26786666666667">
            <text:p>1.268</text:p>
          </table:table-cell>
          <table:table-cell table:style-name="ce52" office:value-type="float" office:value="1.77694666666667">
            <text:p>1.77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5.03966666666667">
            <text:p>5.040</text:p>
          </table:table-cell>
          <table:table-cell table:style-name="ce51" office:value-type="float" office:value="5.04393333333333">
            <text:p>5.044</text:p>
          </table:table-cell>
          <table:table-cell table:style-name="ce52" office:value-type="float" office:value="7.06521333333333">
            <text:p>7.065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4" office:value-type="float" office:value="0.00333333333333333">
            <text:p>0.00333</text:p>
          </table:table-cell>
          <table:table-cell table:style-name="ce55" office:value-type="float" office:value="0.002">
            <text:p>0.00200</text:p>
          </table:table-cell>
          <table:table-cell table:style-name="ce56" office:value-type="float" office:value="0.00229333333333333">
            <text:p>0.00229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687.133333333333">
            <text:p>687</text:p>
          </table:table-cell>
          <table:table-cell table:style-name="ce58" office:value-type="float" office:value="1307.51333333333">
            <text:p>1308</text:p>
          </table:table-cell>
          <table:table-cell table:style-name="ce59" office:value-type="float" office:value="1823.95733333333">
            <text:p>1824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2.16666666666667">
            <text:p>2</text:p>
          </table:table-cell>
          <table:table-cell table:style-name="ce58" office:value-type="float" office:value="2.07333333333333">
            <text:p>2</text:p>
          </table:table-cell>
          <table:table-cell table:style-name="ce59" office:value-type="float" office:value="2.02733333333333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2.055">
            <text:p>2.055</text:p>
          </table:table-cell>
          <table:table-cell table:style-name="ce51" office:value-type="float" office:value="1.79973333333333">
            <text:p>1.800</text:p>
          </table:table-cell>
          <table:table-cell table:style-name="ce52" office:value-type="float" office:value="1.85789333333333">
            <text:p>1.858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6.35633333333333">
            <text:p>6.356</text:p>
          </table:table-cell>
          <table:table-cell table:style-name="ce51" office:value-type="float" office:value="6.53626666666667">
            <text:p>6.536</text:p>
          </table:table-cell>
          <table:table-cell table:style-name="ce52" office:value-type="float" office:value="7.04739333333333">
            <text:p>7.04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4" office:value-type="float" office:value="0.00166666666666667">
            <text:p>0.00167</text:p>
          </table:table-cell>
          <table:table-cell table:style-name="ce55" office:value-type="float" office:value="0.00166666666666667">
            <text:p>0.00167</text:p>
          </table:table-cell>
          <table:table-cell table:style-name="ce56" office:value-type="float" office:value="0.00195333333333333">
            <text:p>0.00195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4.96666666666667">
            <text:p>5</text:p>
          </table:table-cell>
          <table:table-cell table:style-name="ce58" office:value-type="float" office:value="6.52">
            <text:p>7</text:p>
          </table:table-cell>
          <table:table-cell table:style-name="ce59" office:value-type="float" office:value="7.37066666666667">
            <text:p>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1.5">
            <text:p>2</text:p>
          </table:table-cell>
          <table:table-cell table:style-name="ce58" office:value-type="float" office:value="1.1">
            <text:p>1</text:p>
          </table:table-cell>
          <table:table-cell table:style-name="ce59" office:value-type="float" office:value="1.01066666666667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1.868">
            <text:p>1.868</text:p>
          </table:table-cell>
          <table:table-cell table:style-name="ce51" office:value-type="float" office:value="1.77146666666667">
            <text:p>1.771</text:p>
          </table:table-cell>
          <table:table-cell table:style-name="ce52" office:value-type="float" office:value="1.86926">
            <text:p>1.869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6.482">
            <text:p>6.482</text:p>
          </table:table-cell>
          <table:table-cell table:style-name="ce51" office:value-type="float" office:value="6.5936">
            <text:p>6.594</text:p>
          </table:table-cell>
          <table:table-cell table:style-name="ce52" office:value-type="float" office:value="7.10593333333333">
            <text:p>7.106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4" office:value-type="float" office:value="0.00133333333333333">
            <text:p>0.00133</text:p>
          </table:table-cell>
          <table:table-cell table:style-name="ce55" office:value-type="float" office:value="0.0014">
            <text:p>0.00140</text:p>
          </table:table-cell>
          <table:table-cell table:style-name="ce56" office:value-type="float" office:value="0.00152666666666667">
            <text:p>0.00153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21.4666666666667">
            <text:p>21</text:p>
          </table:table-cell>
          <table:table-cell table:style-name="ce58" office:value-type="float" office:value="24.8">
            <text:p>25</text:p>
          </table:table-cell>
          <table:table-cell table:style-name="ce59" office:value-type="float" office:value="27.0026666666667">
            <text:p>27</text:p>
          </table:table-cell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1.76666666666667">
            <text:p>2</text:p>
          </table:table-cell>
          <table:table-cell table:style-name="ce58" office:value-type="float" office:value="1.51333333333333">
            <text:p>2</text:p>
          </table:table-cell>
          <table:table-cell table:style-name="ce59" office:value-type="float" office:value="1.58133333333333">
            <text:p>2</text:p>
          </table:table-cell>
          <table:table-cell table:number-columns-repeated="4"/>
          <table:table-cell table:style-name="ce27"/>
          <table:table-cell table:number-columns-repeated="994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1.136">
            <text:p>1.136</text:p>
          </table:table-cell>
          <table:table-cell table:style-name="ce51" office:value-type="float" office:value="0.354466666666667">
            <text:p>0.354</text:p>
          </table:table-cell>
          <table:table-cell table:style-name="ce52" office:value-type="float" office:value="0.1232">
            <text:p>0.123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0.002">
            <text:p>0.002</text:p>
          </table:table-cell>
          <table:table-cell table:style-name="ce51" office:value-type="float" office:value="0.0004">
            <text:p>0.000</text:p>
          </table:table-cell>
          <table:table-cell table:style-name="ce52" office:value-type="float" office:value="0.0000866666666666667">
            <text:p>0.00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4" office:value-type="float" office:value="0.00266666666666667">
            <text:p>0.00267</text:p>
          </table:table-cell>
          <table:table-cell table:style-name="ce55" office:value-type="float" office:value="0.00113333333333333">
            <text:p>0.00113</text:p>
          </table:table-cell>
          <table:table-cell table:style-name="ce56" office:value-type="float" office:value="0.00014">
            <text:p>0.00014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1.9">
            <text:p>2</text:p>
          </table:table-cell>
          <table:table-cell table:style-name="ce58" office:value-type="float" office:value="2.28">
            <text:p>2</text:p>
          </table:table-cell>
          <table:table-cell table:style-name="ce59" office:value-type="float" office:value="1.08866666666667">
            <text:p>1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268.7">
            <text:p>269</text:p>
          </table:table-cell>
          <table:table-cell table:style-name="ce58" office:value-type="float" office:value="339.14">
            <text:p>339</text:p>
          </table:table-cell>
          <table:table-cell table:style-name="ce59" office:value-type="float" office:value="326.947333333333">
            <text:p>32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0.549666666666667">
            <text:p>0.550</text:p>
          </table:table-cell>
          <table:table-cell table:style-name="ce51" office:value-type="float" office:value="0.2402">
            <text:p>0.240</text:p>
          </table:table-cell>
          <table:table-cell table:style-name="ce52" office:value-type="float" office:value="0.108486666666667">
            <text:p>0.108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0">
            <text:p>0.000</text:p>
          </table:table-cell>
          <table:table-cell table:style-name="ce51" office:value-type="float" office:value="0.0004">
            <text:p>0.000</text:p>
          </table:table-cell>
          <table:table-cell table:style-name="ce52" office:value-type="float" office:value="0.0000333333333333333">
            <text:p>0.00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4" office:value-type="float" office:value="0">
            <text:p>0.00000</text:p>
          </table:table-cell>
          <table:table-cell table:style-name="ce55" office:value-type="float" office:value="0.000466666666666667">
            <text:p>0.00047</text:p>
          </table:table-cell>
          <table:table-cell table:style-name="ce56" office:value-type="float" office:value="0.000126666666666667">
            <text:p>0.00013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0.1">
            <text:p>0</text:p>
          </table:table-cell>
          <table:table-cell table:style-name="ce58" office:value-type="float" office:value="0.0266666666666667">
            <text:p>0</text:p>
          </table:table-cell>
          <table:table-cell table:style-name="ce59" office:value-type="float" office:value="0.002">
            <text:p>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201.2">
            <text:p>201</text:p>
          </table:table-cell>
          <table:table-cell table:style-name="ce58" office:value-type="float" office:value="249.886666666667">
            <text:p>250</text:p>
          </table:table-cell>
          <table:table-cell table:style-name="ce59" office:value-type="float" office:value="285.953333333333">
            <text:p>286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0.564333333333333">
            <text:p>0.564</text:p>
          </table:table-cell>
          <table:table-cell table:style-name="ce51" office:value-type="float" office:value="0.197866666666667">
            <text:p>0.198</text:p>
          </table:table-cell>
          <table:table-cell table:style-name="ce52" office:value-type="float" office:value="0.1028">
            <text:p>0.103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0">
            <text:p>0.000</text:p>
          </table:table-cell>
          <table:table-cell table:style-name="ce51" office:value-type="float" office:value="0">
            <text:p>0.000</text:p>
          </table:table-cell>
          <table:table-cell table:style-name="ce52" office:value-type="float" office:value="0.0000333333333333333">
            <text:p>0.00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4" office:value-type="float" office:value="0">
            <text:p>0.00000</text:p>
          </table:table-cell>
          <table:table-cell table:style-name="ce55" office:value-type="float" office:value="0">
            <text:p>0.00000</text:p>
          </table:table-cell>
          <table:table-cell table:style-name="ce56" office:value-type="float" office:value="0.0000866666666666667">
            <text:p>0.00009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0.133333333333333">
            <text:p>0</text:p>
          </table:table-cell>
          <table:table-cell table:style-name="ce58" office:value-type="float" office:value="0.02">
            <text:p>0</text:p>
          </table:table-cell>
          <table:table-cell table:style-name="ce59" office:value-type="float" office:value="0.00266666666666667">
            <text:p>0</text:p>
          </table:table-cell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201.2">
            <text:p>201</text:p>
          </table:table-cell>
          <table:table-cell table:style-name="ce58" office:value-type="float" office:value="201.04">
            <text:p>201</text:p>
          </table:table-cell>
          <table:table-cell table:style-name="ce59" office:value-type="float" office:value="266.990666666667">
            <text:p>26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2.24166666666667">
            <text:p>2.242</text:p>
          </table:table-cell>
          <table:table-cell table:style-name="ce51" office:value-type="float" office:value="0.955133333333333">
            <text:p>0.955</text:p>
          </table:table-cell>
          <table:table-cell table:style-name="ce52" office:value-type="float" office:value="0.833193333333333">
            <text:p>0.83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0" office:value-type="float" office:value="2.52966666666667">
            <text:p>2.530</text:p>
          </table:table-cell>
          <table:table-cell table:style-name="ce51" office:value-type="float" office:value="2.52053333333333">
            <text:p>2.521</text:p>
          </table:table-cell>
          <table:table-cell table:style-name="ce52" office:value-type="float" office:value="3.17616666666667">
            <text:p>3.176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4" office:value-type="float" office:value="0.00566666666666667">
            <text:p>0.00567</text:p>
          </table:table-cell>
          <table:table-cell table:style-name="ce55" office:value-type="float" office:value="0.00433333333333333">
            <text:p>0.00433</text:p>
          </table:table-cell>
          <table:table-cell table:style-name="ce56" office:value-type="float" office:value="0.00590666666666667">
            <text:p>0.00591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365.666666666667">
            <text:p>366</text:p>
          </table:table-cell>
          <table:table-cell table:style-name="ce58" office:value-type="float" office:value="664.873333333333">
            <text:p>665</text:p>
          </table:table-cell>
          <table:table-cell table:style-name="ce59" office:value-type="float" office:value="922.837333333333">
            <text:p>92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57" office:value-type="float" office:value="496.866666666667">
            <text:p>497</text:p>
          </table:table-cell>
          <table:table-cell table:style-name="ce58" office:value-type="float" office:value="505.06">
            <text:p>505</text:p>
          </table:table-cell>
          <table:table-cell table:style-name="ce59" office:value-type="float" office:value="473.402">
            <text:p>47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2.173">
            <text:p>2.173</text:p>
          </table:table-cell>
          <table:table-cell table:style-name="ce51" office:value-type="float" office:value="1.11593333333333">
            <text:p>1.116</text:p>
          </table:table-cell>
          <table:table-cell table:style-name="ce52" office:value-type="float" office:value="0.928553333333333">
            <text:p>0.929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0" office:value-type="float" office:value="2.92433333333333">
            <text:p>2.924</text:p>
          </table:table-cell>
          <table:table-cell table:style-name="ce51" office:value-type="float" office:value="3.05593333333333">
            <text:p>3.056</text:p>
          </table:table-cell>
          <table:table-cell table:style-name="ce52" office:value-type="float" office:value="3.49497333333333">
            <text:p>3.495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4" office:value-type="float" office:value="0.00533333333333333">
            <text:p>0.00533</text:p>
          </table:table-cell>
          <table:table-cell table:style-name="ce55" office:value-type="float" office:value="0.00486666666666667">
            <text:p>0.00487</text:p>
          </table:table-cell>
          <table:table-cell table:style-name="ce56" office:value-type="float" office:value="0.00534">
            <text:p>0.00534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0.1">
            <text:p>0</text:p>
          </table:table-cell>
          <table:table-cell table:style-name="ce58" office:value-type="float" office:value="0.0533333333333333">
            <text:p>0</text:p>
          </table:table-cell>
          <table:table-cell table:style-name="ce59" office:value-type="float" office:value="3.464">
            <text:p>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57" office:value-type="float" office:value="426.233333333333">
            <text:p>426</text:p>
          </table:table-cell>
          <table:table-cell table:style-name="ce58" office:value-type="float" office:value="428.493333333333">
            <text:p>428</text:p>
          </table:table-cell>
          <table:table-cell table:style-name="ce59" office:value-type="float" office:value="372.964666666667">
            <text:p>37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2.27933333333333">
            <text:p>2.279</text:p>
          </table:table-cell>
          <table:table-cell table:style-name="ce51" office:value-type="float" office:value="1.14246666666667">
            <text:p>1.142</text:p>
          </table:table-cell>
          <table:table-cell table:style-name="ce52" office:value-type="float" office:value="0.929593333333333">
            <text:p>0.930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0" office:value-type="float" office:value="3.00033333333333">
            <text:p>3.000</text:p>
          </table:table-cell>
          <table:table-cell table:style-name="ce51" office:value-type="float" office:value="3.0096">
            <text:p>3.010</text:p>
          </table:table-cell>
          <table:table-cell table:style-name="ce52" office:value-type="float" office:value="3.50772">
            <text:p>3.508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4" office:value-type="float" office:value="0.005">
            <text:p>0.00500</text:p>
          </table:table-cell>
          <table:table-cell table:style-name="ce55" office:value-type="float" office:value="0.00373333333333333">
            <text:p>0.00373</text:p>
          </table:table-cell>
          <table:table-cell table:style-name="ce56" office:value-type="float" office:value="0.00453333333333333">
            <text:p>0.00453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12.2666666666667">
            <text:p>12</text:p>
          </table:table-cell>
          <table:table-cell table:style-name="ce58" office:value-type="float" office:value="25.1666666666667">
            <text:p>25</text:p>
          </table:table-cell>
          <table:table-cell table:style-name="ce59" office:value-type="float" office:value="37.31">
            <text:p>37</text:p>
          </table:table-cell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57" office:value-type="float" office:value="434.3">
            <text:p>434</text:p>
          </table:table-cell>
          <table:table-cell table:style-name="ce58" office:value-type="float" office:value="434.02">
            <text:p>434</text:p>
          </table:table-cell>
          <table:table-cell table:style-name="ce59" office:value-type="float" office:value="345.986666666667">
            <text:p>346</text:p>
          </table:table-cell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48" office:value-type="string" table:number-columns-spanned="4" table:number-rows-spanned="1">
            <text:p>wall/child</text:p>
          </table:table-cell>
          <table:covered-table-cell table:number-columns-repeated="3" table:style-name="ce48"/>
          <table:table-cell/>
          <table:table-cell table:style-name="ce53" office:value-type="string" table:number-columns-spanned="4" table:number-rows-spanned="1">
            <text:p>user/child</text:p>
          </table:table-cell>
          <table:covered-table-cell table:number-columns-repeated="3" table:style-name="ce27"/>
          <table:table-cell/>
          <table:table-cell table:style-name="ce53" office:value-type="string" table:number-columns-spanned="4" table:number-rows-spanned="1">
            <text:p>system/child</text:p>
          </table:table-cell>
          <table:covered-table-cell table:number-columns-repeated="3" table:style-name="ce27"/>
          <table:table-cell/>
          <table:table-cell table:style-name="ce53" office:value-type="string" table:number-columns-spanned="4" table:number-rows-spanned="1">
            <text:p>preempted/child</text:p>
          </table:table-cell>
          <table:covered-table-cell table:number-columns-repeated="3" table:style-name="ce27"/>
          <table:table-cell/>
          <table:table-cell table:style-name="ce53" office:value-type="string" table:number-columns-spanned="4" table:number-rows-spanned="1">
            <text:p>blocked/child</text:p>
          </table:table-cell>
          <table:covered-table-cell table:number-columns-repeated="3" table:style-name="ce27"/>
          <table:table-cell table:number-columns-repeated="999"/>
        </table:table-row>
        <table:table-row table:style-name="ro4"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CPU Bound</text:p>
          </table:table-cell>
          <table:table-cell table:number-columns-repeated="999"/>
        </table:table-row>
        <table:table-row table:style-name="ro5"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10 Children</text:p>
          </table:table-cell>
          <table:table-cell table:style-name="ce50" office:value-type="float" office:value="1.28366666666667">
            <text:p>1.284</text:p>
          </table:table-cell>
          <table:table-cell table:style-name="ce50" office:value-type="float" office:value="2.055">
            <text:p>2.055</text:p>
          </table:table-cell>
          <table:table-cell table:style-name="ce50" office:value-type="float" office:value="1.868">
            <text:p>1.868</text:p>
          </table:table-cell>
          <table:table-cell/>
          <table:table-cell table:style-name="ce49" office:value-type="string">
            <text:p>10 Children</text:p>
          </table:table-cell>
          <table:table-cell table:style-name="ce50" office:value-type="float" office:value="5.03966666666667">
            <text:p>5.040</text:p>
          </table:table-cell>
          <table:table-cell table:style-name="ce50" office:value-type="float" office:value="6.35633333333333">
            <text:p>6.356</text:p>
          </table:table-cell>
          <table:table-cell table:style-name="ce50" office:value-type="float" office:value="6.482">
            <text:p>6.482</text:p>
          </table:table-cell>
          <table:table-cell/>
          <table:table-cell table:style-name="ce49" office:value-type="string">
            <text:p>10 Children</text:p>
          </table:table-cell>
          <table:table-cell table:style-name="ce54" office:value-type="float" office:value="0.00333333333333333">
            <text:p>0.00333</text:p>
          </table:table-cell>
          <table:table-cell table:style-name="ce54" office:value-type="float" office:value="0.00166666666666667">
            <text:p>0.00167</text:p>
          </table:table-cell>
          <table:table-cell table:style-name="ce54" office:value-type="float" office:value="0.00133333333333333">
            <text:p>0.00133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687.133333333333">
            <text:p>687</text:p>
          </table:table-cell>
          <table:table-cell table:style-name="ce57" office:value-type="float" office:value="4.96666666666667">
            <text:p>5</text:p>
          </table:table-cell>
          <table:table-cell table:style-name="ce57" office:value-type="float" office:value="21.4666666666667">
            <text:p>21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2.16666666666667">
            <text:p>2</text:p>
          </table:table-cell>
          <table:table-cell table:style-name="ce57" office:value-type="float" office:value="1.5">
            <text:p>2</text:p>
          </table:table-cell>
          <table:table-cell table:style-name="ce57" office:value-type="float" office:value="1.76666666666667">
            <text:p>2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50 Children</text:p>
          </table:table-cell>
          <table:table-cell table:style-name="ce51" office:value-type="float" office:value="1.26786666666667">
            <text:p>1.268</text:p>
          </table:table-cell>
          <table:table-cell table:style-name="ce51" office:value-type="float" office:value="1.79973333333333">
            <text:p>1.800</text:p>
          </table:table-cell>
          <table:table-cell table:style-name="ce51" office:value-type="float" office:value="1.77146666666667">
            <text:p>1.771</text:p>
          </table:table-cell>
          <table:table-cell/>
          <table:table-cell table:style-name="ce49" office:value-type="string">
            <text:p>50 Children</text:p>
          </table:table-cell>
          <table:table-cell table:style-name="ce51" office:value-type="float" office:value="5.04393333333333">
            <text:p>5.044</text:p>
          </table:table-cell>
          <table:table-cell table:style-name="ce51" office:value-type="float" office:value="6.53626666666667">
            <text:p>6.536</text:p>
          </table:table-cell>
          <table:table-cell table:style-name="ce51" office:value-type="float" office:value="6.5936">
            <text:p>6.594</text:p>
          </table:table-cell>
          <table:table-cell/>
          <table:table-cell table:style-name="ce49" office:value-type="string">
            <text:p>50 Children</text:p>
          </table:table-cell>
          <table:table-cell table:style-name="ce55" office:value-type="float" office:value="0.002">
            <text:p>0.00200</text:p>
          </table:table-cell>
          <table:table-cell table:style-name="ce55" office:value-type="float" office:value="0.00166666666666667">
            <text:p>0.00167</text:p>
          </table:table-cell>
          <table:table-cell table:style-name="ce55" office:value-type="float" office:value="0.0014">
            <text:p>0.00140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1307.51333333333">
            <text:p>1308</text:p>
          </table:table-cell>
          <table:table-cell table:style-name="ce58" office:value-type="float" office:value="6.52">
            <text:p>7</text:p>
          </table:table-cell>
          <table:table-cell table:style-name="ce58" office:value-type="float" office:value="24.8">
            <text:p>25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2.07333333333333">
            <text:p>2</text:p>
          </table:table-cell>
          <table:table-cell table:style-name="ce58" office:value-type="float" office:value="1.1">
            <text:p>1</text:p>
          </table:table-cell>
          <table:table-cell table:style-name="ce58" office:value-type="float" office:value="1.51333333333333">
            <text:p>2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500 Children</text:p>
          </table:table-cell>
          <table:table-cell table:style-name="ce52" office:value-type="float" office:value="1.77694666666667">
            <text:p>1.777</text:p>
          </table:table-cell>
          <table:table-cell table:style-name="ce52" office:value-type="float" office:value="1.85789333333333">
            <text:p>1.858</text:p>
          </table:table-cell>
          <table:table-cell table:style-name="ce52" office:value-type="float" office:value="1.86926">
            <text:p>1.869</text:p>
          </table:table-cell>
          <table:table-cell/>
          <table:table-cell table:style-name="ce49" office:value-type="string">
            <text:p>500 Children</text:p>
          </table:table-cell>
          <table:table-cell table:style-name="ce52" office:value-type="float" office:value="7.06521333333333">
            <text:p>7.065</text:p>
          </table:table-cell>
          <table:table-cell table:style-name="ce52" office:value-type="float" office:value="7.04739333333333">
            <text:p>7.047</text:p>
          </table:table-cell>
          <table:table-cell table:style-name="ce52" office:value-type="float" office:value="7.10593333333333">
            <text:p>7.106</text:p>
          </table:table-cell>
          <table:table-cell/>
          <table:table-cell table:style-name="ce49" office:value-type="string">
            <text:p>500 Children</text:p>
          </table:table-cell>
          <table:table-cell table:style-name="ce56" office:value-type="float" office:value="0.00229333333333333">
            <text:p>0.00229</text:p>
          </table:table-cell>
          <table:table-cell table:style-name="ce56" office:value-type="float" office:value="0.00195333333333333">
            <text:p>0.00195</text:p>
          </table:table-cell>
          <table:table-cell table:style-name="ce56" office:value-type="float" office:value="0.00152666666666667">
            <text:p>0.00153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1823.95733333333">
            <text:p>1824</text:p>
          </table:table-cell>
          <table:table-cell table:style-name="ce59" office:value-type="float" office:value="7.37066666666667">
            <text:p>7</text:p>
          </table:table-cell>
          <table:table-cell table:style-name="ce59" office:value-type="float" office:value="27.0026666666667">
            <text:p>27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2.02733333333333">
            <text:p>2</text:p>
          </table:table-cell>
          <table:table-cell table:style-name="ce59" office:value-type="float" office:value="1.01066666666667">
            <text:p>1</text:p>
          </table:table-cell>
          <table:table-cell table:style-name="ce59" office:value-type="float" office:value="1.58133333333333">
            <text:p>2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I/O Bound</text:p>
          </table:table-cell>
          <table:table-cell table:number-columns-repeated="999"/>
        </table:table-row>
        <table:table-row table:style-name="ro5"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10 Children</text:p>
          </table:table-cell>
          <table:table-cell table:style-name="ce50" office:value-type="float" office:value="1.136">
            <text:p>1.136</text:p>
          </table:table-cell>
          <table:table-cell table:style-name="ce50" office:value-type="float" office:value="0.549666666666667">
            <text:p>0.550</text:p>
          </table:table-cell>
          <table:table-cell table:style-name="ce50" office:value-type="float" office:value="0.564333333333333">
            <text:p>0.564</text:p>
          </table:table-cell>
          <table:table-cell/>
          <table:table-cell table:style-name="ce49" office:value-type="string">
            <text:p>10 Children</text:p>
          </table:table-cell>
          <table:table-cell table:style-name="ce50" office:value-type="float" office:value="0.002">
            <text:p>0.002</text:p>
          </table:table-cell>
          <table:table-cell table:number-columns-repeated="2" table:style-name="ce50" office:value-type="float" office:value="0">
            <text:p>0.000</text:p>
          </table:table-cell>
          <table:table-cell/>
          <table:table-cell table:style-name="ce49" office:value-type="string">
            <text:p>10 Children</text:p>
          </table:table-cell>
          <table:table-cell table:style-name="ce54" office:value-type="float" office:value="0.00266666666666667">
            <text:p>0.00267</text:p>
          </table:table-cell>
          <table:table-cell table:number-columns-repeated="2" table:style-name="ce54" office:value-type="float" office:value="0">
            <text:p>0.00000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1.9">
            <text:p>2</text:p>
          </table:table-cell>
          <table:table-cell table:style-name="ce57" office:value-type="float" office:value="0.1">
            <text:p>0</text:p>
          </table:table-cell>
          <table:table-cell table:style-name="ce57" office:value-type="float" office:value="0.133333333333333">
            <text:p>0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268.7">
            <text:p>269</text:p>
          </table:table-cell>
          <table:table-cell table:number-columns-repeated="2" table:style-name="ce57" office:value-type="float" office:value="201.2">
            <text:p>201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50 Children</text:p>
          </table:table-cell>
          <table:table-cell table:style-name="ce51" office:value-type="float" office:value="0.354466666666667">
            <text:p>0.354</text:p>
          </table:table-cell>
          <table:table-cell table:style-name="ce51" office:value-type="float" office:value="0.2402">
            <text:p>0.240</text:p>
          </table:table-cell>
          <table:table-cell table:style-name="ce51" office:value-type="float" office:value="0.197866666666667">
            <text:p>0.198</text:p>
          </table:table-cell>
          <table:table-cell/>
          <table:table-cell table:style-name="ce49" office:value-type="string">
            <text:p>50 Children</text:p>
          </table:table-cell>
          <table:table-cell table:number-columns-repeated="2" table:style-name="ce51" office:value-type="float" office:value="0.0004">
            <text:p>0.000</text:p>
          </table:table-cell>
          <table:table-cell table:style-name="ce51" office:value-type="float" office:value="0">
            <text:p>0.000</text:p>
          </table:table-cell>
          <table:table-cell/>
          <table:table-cell table:style-name="ce49" office:value-type="string">
            <text:p>50 Children</text:p>
          </table:table-cell>
          <table:table-cell table:style-name="ce55" office:value-type="float" office:value="0.00113333333333333">
            <text:p>0.00113</text:p>
          </table:table-cell>
          <table:table-cell table:style-name="ce55" office:value-type="float" office:value="0.000466666666666667">
            <text:p>0.00047</text:p>
          </table:table-cell>
          <table:table-cell table:style-name="ce55" office:value-type="float" office:value="0">
            <text:p>0.00000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2.28">
            <text:p>2</text:p>
          </table:table-cell>
          <table:table-cell table:style-name="ce58" office:value-type="float" office:value="0.0266666666666667">
            <text:p>0</text:p>
          </table:table-cell>
          <table:table-cell table:style-name="ce58" office:value-type="float" office:value="0.02">
            <text:p>0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339.14">
            <text:p>339</text:p>
          </table:table-cell>
          <table:table-cell table:style-name="ce58" office:value-type="float" office:value="249.886666666667">
            <text:p>250</text:p>
          </table:table-cell>
          <table:table-cell table:style-name="ce58" office:value-type="float" office:value="201.04">
            <text:p>201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500 Children</text:p>
          </table:table-cell>
          <table:table-cell table:style-name="ce52" office:value-type="float" office:value="0.1232">
            <text:p>0.123</text:p>
          </table:table-cell>
          <table:table-cell table:style-name="ce52" office:value-type="float" office:value="0.108486666666667">
            <text:p>0.108</text:p>
          </table:table-cell>
          <table:table-cell table:style-name="ce52" office:value-type="float" office:value="0.1028">
            <text:p>0.103</text:p>
          </table:table-cell>
          <table:table-cell/>
          <table:table-cell table:style-name="ce49" office:value-type="string">
            <text:p>500 Children</text:p>
          </table:table-cell>
          <table:table-cell table:style-name="ce52" office:value-type="float" office:value="0.0000866666666666667">
            <text:p>0.000</text:p>
          </table:table-cell>
          <table:table-cell table:number-columns-repeated="2" table:style-name="ce52" office:value-type="float" office:value="0.0000333333333333333">
            <text:p>0.000</text:p>
          </table:table-cell>
          <table:table-cell/>
          <table:table-cell table:style-name="ce49" office:value-type="string">
            <text:p>500 Children</text:p>
          </table:table-cell>
          <table:table-cell table:style-name="ce56" office:value-type="float" office:value="0.00014">
            <text:p>0.00014</text:p>
          </table:table-cell>
          <table:table-cell table:style-name="ce56" office:value-type="float" office:value="0.000126666666666667">
            <text:p>0.00013</text:p>
          </table:table-cell>
          <table:table-cell table:style-name="ce56" office:value-type="float" office:value="0.0000866666666666667">
            <text:p>0.00009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1.08866666666667">
            <text:p>1</text:p>
          </table:table-cell>
          <table:table-cell table:style-name="ce59" office:value-type="float" office:value="0.002">
            <text:p>0</text:p>
          </table:table-cell>
          <table:table-cell table:style-name="ce59" office:value-type="float" office:value="0.00266666666666667">
            <text:p>0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326.947333333333">
            <text:p>327</text:p>
          </table:table-cell>
          <table:table-cell table:style-name="ce59" office:value-type="float" office:value="285.953333333333">
            <text:p>286</text:p>
          </table:table-cell>
          <table:table-cell table:style-name="ce59" office:value-type="float" office:value="266.990666666667">
            <text:p>267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/>
          <table:table-cell table:style-name="ce46" office:value-type="string">
            <text:p>Process</text:p>
            <text:p>Type</text:p>
          </table:table-cell>
          <table:table-cell table:number-columns-repeated="3" table:style-name="ce47" office:value-type="string">
            <text:p>Mixed</text:p>
          </table:table-cell>
          <table:table-cell table:number-columns-repeated="999"/>
        </table:table-row>
        <table:table-row table:style-name="ro5"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/>
          <table:table-cell table:style-name="ce46" office:value-type="string">
            <text:p>Scheduler</text:p>
          </table:table-cell>
          <table:table-cell table:style-name="ce47" office:value-type="string">
            <text:p>SCHED_OTHER</text:p>
          </table:table-cell>
          <table:table-cell table:style-name="ce47" office:value-type="string">
            <text:p>SCHED_FIFO</text:p>
          </table:table-cell>
          <table:table-cell table:style-name="ce47" office:value-type="string">
            <text:p>SCHED_RR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10 Children</text:p>
          </table:table-cell>
          <table:table-cell table:style-name="ce50" office:value-type="float" office:value="2.24166666666667">
            <text:p>2.242</text:p>
          </table:table-cell>
          <table:table-cell table:style-name="ce50" office:value-type="float" office:value="2.173">
            <text:p>2.173</text:p>
          </table:table-cell>
          <table:table-cell table:style-name="ce50" office:value-type="float" office:value="2.27933333333333">
            <text:p>2.279</text:p>
          </table:table-cell>
          <table:table-cell/>
          <table:table-cell table:style-name="ce49" office:value-type="string">
            <text:p>10 Children</text:p>
          </table:table-cell>
          <table:table-cell table:style-name="ce50" office:value-type="float" office:value="2.52966666666667">
            <text:p>2.530</text:p>
          </table:table-cell>
          <table:table-cell table:style-name="ce50" office:value-type="float" office:value="2.92433333333333">
            <text:p>2.924</text:p>
          </table:table-cell>
          <table:table-cell table:style-name="ce50" office:value-type="float" office:value="3.00033333333333">
            <text:p>3.000</text:p>
          </table:table-cell>
          <table:table-cell/>
          <table:table-cell table:style-name="ce49" office:value-type="string">
            <text:p>10 Children</text:p>
          </table:table-cell>
          <table:table-cell table:style-name="ce54" office:value-type="float" office:value="0.00566666666666667">
            <text:p>0.00567</text:p>
          </table:table-cell>
          <table:table-cell table:style-name="ce54" office:value-type="float" office:value="0.00533333333333333">
            <text:p>0.00533</text:p>
          </table:table-cell>
          <table:table-cell table:style-name="ce54" office:value-type="float" office:value="0.005">
            <text:p>0.00500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365.666666666667">
            <text:p>366</text:p>
          </table:table-cell>
          <table:table-cell table:style-name="ce57" office:value-type="float" office:value="0.1">
            <text:p>0</text:p>
          </table:table-cell>
          <table:table-cell table:style-name="ce57" office:value-type="float" office:value="12.2666666666667">
            <text:p>12</text:p>
          </table:table-cell>
          <table:table-cell/>
          <table:table-cell table:style-name="ce49" office:value-type="string">
            <text:p>10 Children</text:p>
          </table:table-cell>
          <table:table-cell table:style-name="ce57" office:value-type="float" office:value="496.866666666667">
            <text:p>497</text:p>
          </table:table-cell>
          <table:table-cell table:style-name="ce57" office:value-type="float" office:value="426.233333333333">
            <text:p>426</text:p>
          </table:table-cell>
          <table:table-cell table:style-name="ce57" office:value-type="float" office:value="434.3">
            <text:p>434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50 Children</text:p>
          </table:table-cell>
          <table:table-cell table:style-name="ce51" office:value-type="float" office:value="0.955133333333333">
            <text:p>0.955</text:p>
          </table:table-cell>
          <table:table-cell table:style-name="ce51" office:value-type="float" office:value="1.11593333333333">
            <text:p>1.116</text:p>
          </table:table-cell>
          <table:table-cell table:style-name="ce51" office:value-type="float" office:value="1.14246666666667">
            <text:p>1.142</text:p>
          </table:table-cell>
          <table:table-cell/>
          <table:table-cell table:style-name="ce49" office:value-type="string">
            <text:p>50 Children</text:p>
          </table:table-cell>
          <table:table-cell table:style-name="ce51" office:value-type="float" office:value="2.52053333333333">
            <text:p>2.521</text:p>
          </table:table-cell>
          <table:table-cell table:style-name="ce51" office:value-type="float" office:value="3.05593333333333">
            <text:p>3.056</text:p>
          </table:table-cell>
          <table:table-cell table:style-name="ce51" office:value-type="float" office:value="3.0096">
            <text:p>3.010</text:p>
          </table:table-cell>
          <table:table-cell/>
          <table:table-cell table:style-name="ce49" office:value-type="string">
            <text:p>50 Children</text:p>
          </table:table-cell>
          <table:table-cell table:style-name="ce55" office:value-type="float" office:value="0.00433333333333333">
            <text:p>0.00433</text:p>
          </table:table-cell>
          <table:table-cell table:style-name="ce55" office:value-type="float" office:value="0.00486666666666667">
            <text:p>0.00487</text:p>
          </table:table-cell>
          <table:table-cell table:style-name="ce55" office:value-type="float" office:value="0.00373333333333333">
            <text:p>0.00373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664.873333333333">
            <text:p>665</text:p>
          </table:table-cell>
          <table:table-cell table:style-name="ce58" office:value-type="float" office:value="0.0533333333333333">
            <text:p>0</text:p>
          </table:table-cell>
          <table:table-cell table:style-name="ce58" office:value-type="float" office:value="25.1666666666667">
            <text:p>25</text:p>
          </table:table-cell>
          <table:table-cell/>
          <table:table-cell table:style-name="ce49" office:value-type="string">
            <text:p>50 Children</text:p>
          </table:table-cell>
          <table:table-cell table:style-name="ce58" office:value-type="float" office:value="505.06">
            <text:p>505</text:p>
          </table:table-cell>
          <table:table-cell table:style-name="ce58" office:value-type="float" office:value="428.493333333333">
            <text:p>428</text:p>
          </table:table-cell>
          <table:table-cell table:style-name="ce58" office:value-type="float" office:value="434.02">
            <text:p>434</text:p>
          </table:table-cell>
          <table:table-cell table:number-columns-repeated="999"/>
        </table:table-row>
        <table:table-row table:style-name="ro2">
          <table:table-cell/>
          <table:table-cell table:style-name="ce49" office:value-type="string">
            <text:p>500 Children</text:p>
          </table:table-cell>
          <table:table-cell table:style-name="ce52" office:value-type="float" office:value="0.833193333333333">
            <text:p>0.833</text:p>
          </table:table-cell>
          <table:table-cell table:style-name="ce52" office:value-type="float" office:value="0.928553333333333">
            <text:p>0.929</text:p>
          </table:table-cell>
          <table:table-cell table:style-name="ce52" office:value-type="float" office:value="0.929593333333333">
            <text:p>0.930</text:p>
          </table:table-cell>
          <table:table-cell/>
          <table:table-cell table:style-name="ce49" office:value-type="string">
            <text:p>500 Children</text:p>
          </table:table-cell>
          <table:table-cell table:style-name="ce52" office:value-type="float" office:value="3.17616666666667">
            <text:p>3.176</text:p>
          </table:table-cell>
          <table:table-cell table:style-name="ce52" office:value-type="float" office:value="3.49497333333333">
            <text:p>3.495</text:p>
          </table:table-cell>
          <table:table-cell table:style-name="ce52" office:value-type="float" office:value="3.50772">
            <text:p>3.508</text:p>
          </table:table-cell>
          <table:table-cell/>
          <table:table-cell table:style-name="ce49" office:value-type="string">
            <text:p>500 Children</text:p>
          </table:table-cell>
          <table:table-cell table:style-name="ce56" office:value-type="float" office:value="0.00590666666666667">
            <text:p>0.00591</text:p>
          </table:table-cell>
          <table:table-cell table:style-name="ce56" office:value-type="float" office:value="0.00534">
            <text:p>0.00534</text:p>
          </table:table-cell>
          <table:table-cell table:style-name="ce56" office:value-type="float" office:value="0.00453333333333333">
            <text:p>0.00453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922.837333333333">
            <text:p>923</text:p>
          </table:table-cell>
          <table:table-cell table:style-name="ce59" office:value-type="float" office:value="3.464">
            <text:p>3</text:p>
          </table:table-cell>
          <table:table-cell table:style-name="ce59" office:value-type="float" office:value="37.31">
            <text:p>37</text:p>
          </table:table-cell>
          <table:table-cell/>
          <table:table-cell table:style-name="ce49" office:value-type="string">
            <text:p>500 Children</text:p>
          </table:table-cell>
          <table:table-cell table:style-name="ce59" office:value-type="float" office:value="473.402">
            <text:p>473</text:p>
          </table:table-cell>
          <table:table-cell table:style-name="ce59" office:value-type="float" office:value="372.964666666667">
            <text:p>373</text:p>
          </table:table-cell>
          <table:table-cell table:style-name="ce59" office:value-type="float" office:value="345.986666666667">
            <text:p>346</text:p>
          </table:table-cell>
          <table:table-cell table:number-columns-repeated="99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6">
        <table:table-column table:style-name="co31" table:default-cell-style-name="ce3"/>
        <table:table-column table:style-name="co32" table:default-cell-style-name="ce3"/>
        <table:table-column table:style-name="co30" table:number-columns-repeated="1022" table:default-cell-style-name="ce3"/>
        <table:table-row table:style-name="ro1">
          <table:table-cell table:number-columns-repeated="2"/>
          <table:table-cell table:style-name="ce48" office:value-type="string" table:number-columns-spanned="3" table:number-rows-spanned="1">
            <text:p>wall [sec]</text:p>
          </table:table-cell>
          <table:covered-table-cell table:number-columns-repeated="2" table:style-name="ce48"/>
          <table:table-cell table:number-columns-repeated="6"/>
          <table:table-cell table:style-name="ce1" office:value-type="string">
            <text:p>User [CPU-sec]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27" office:value-type="float" office:value="10">
            <text:p>10</text:p>
          </table:table-cell>
          <table:table-cell table:style-name="ce61" office:value-type="float" office:value="50">
            <text:p>50</text:p>
          </table:table-cell>
          <table:table-cell table:style-name="ce61" office:value-type="float" office:value="500">
            <text:p>500</text:p>
          </table:table-cell>
          <table:table-cell table:style-name="ce61" table:number-columns-repeated="5"/>
          <table:table-cell table:style-name="ce1"/>
          <table:table-cell/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OTHER</text:p>
          </table:table-cell>
          <table:table-cell table:style-name="ce60" office:value-type="float" office:value="12.8366666666667">
            <text:p>12.84</text:p>
          </table:table-cell>
          <table:table-cell table:style-name="ce62" office:value-type="float" office:value="63.3933333333333">
            <text:p>63.39</text:p>
          </table:table-cell>
          <table:table-cell table:style-name="ce63" office:value-type="float" office:value="888.473333333333">
            <text:p>888.47</text:p>
          </table:table-cell>
          <table:table-cell table:style-name="ce12" office:value-type="float" office:value="50.3966666666667">
            <text:p>50.40</text:p>
          </table:table-cell>
          <table:table-cell table:style-name="ce13" office:value-type="float" office:value="252.196666666667">
            <text:p>252.20</text:p>
          </table:table-cell>
          <table:table-cell table:style-name="ce14" office:value-type="float" office:value="3532.60666666667">
            <text:p>3532.61</text:p>
          </table:table-cell>
          <table:table-cell table:style-name="ce63" table:number-columns-repeated="2"/>
          <table:table-cell/>
          <table:table-cell table:style-name="ce12" office:value-type="float" office:value="50.3966666666667">
            <text:p>50.40</text:p>
          </table:table-cell>
          <table:table-cell table:style-name="ce12" office:value-type="float" office:value="0.0333333333333333">
            <text:p>0.03</text:p>
          </table:table-cell>
          <table:table-cell table:style-name="ce17" office:value-type="float" office:value="392.333333333333">
            <text:p>392</text:p>
          </table:table-cell>
          <table:table-cell table:style-name="ce17" office:value-type="float" office:value="6871.33333333333">
            <text:p>6871</text:p>
          </table:table-cell>
          <table:table-cell table:style-name="ce22" office:value-type="float" office:value="21.6666666666667">
            <text:p>22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FIFO</text:p>
          </table:table-cell>
          <table:table-cell table:style-name="ce60" office:value-type="float" office:value="20.55">
            <text:p>20.55</text:p>
          </table:table-cell>
          <table:table-cell table:style-name="ce62" office:value-type="float" office:value="89.9866666666667">
            <text:p>89.99</text:p>
          </table:table-cell>
          <table:table-cell table:style-name="ce63" office:value-type="float" office:value="928.946666666667">
            <text:p>928.95</text:p>
          </table:table-cell>
          <table:table-cell table:style-name="ce12" office:value-type="float" office:value="63.5633333333333">
            <text:p>63.56</text:p>
          </table:table-cell>
          <table:table-cell table:style-name="ce13" office:value-type="float" office:value="326.813333333333">
            <text:p>326.81</text:p>
          </table:table-cell>
          <table:table-cell table:style-name="ce15" office:value-type="float" office:value="3523.69666666667">
            <text:p>3523.70</text:p>
          </table:table-cell>
          <table:table-cell table:style-name="ce63" table:number-columns-repeated="2"/>
          <table:table-cell/>
          <table:table-cell table:style-name="ce13" office:value-type="float" office:value="252.196666666667">
            <text:p>252.20</text:p>
          </table:table-cell>
          <table:table-cell table:style-name="ce13" office:value-type="float" office:value="0.1">
            <text:p>0.10</text:p>
          </table:table-cell>
          <table:table-cell table:style-name="ce18" office:value-type="float" office:value="397.666666666667">
            <text:p>398</text:p>
          </table:table-cell>
          <table:table-cell table:style-name="ce18" office:value-type="float" office:value="65375.6666666667">
            <text:p>65376</text:p>
          </table:table-cell>
          <table:table-cell table:style-name="ce23" office:value-type="float" office:value="103.666666666667">
            <text:p>104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CPU Bound</text:p>
          </table:table-cell>
          <table:table-cell table:style-name="ce47" office:value-type="string">
            <text:p>SCHED_RR</text:p>
          </table:table-cell>
          <table:table-cell table:style-name="ce60" office:value-type="float" office:value="18.68">
            <text:p>18.68</text:p>
          </table:table-cell>
          <table:table-cell table:style-name="ce62" office:value-type="float" office:value="88.5733333333333">
            <text:p>88.57</text:p>
          </table:table-cell>
          <table:table-cell table:style-name="ce63" office:value-type="float" office:value="934.63">
            <text:p>934.63</text:p>
          </table:table-cell>
          <table:table-cell table:style-name="ce16" office:value-type="float" office:value="64.82">
            <text:p>64.82</text:p>
          </table:table-cell>
          <table:table-cell table:style-name="ce13" office:value-type="float" office:value="329.68">
            <text:p>329.68</text:p>
          </table:table-cell>
          <table:table-cell table:style-name="ce15" office:value-type="float" office:value="3552.96666666667">
            <text:p>3552.97</text:p>
          </table:table-cell>
          <table:table-cell table:style-name="ce63" table:number-columns-repeated="2"/>
          <table:table-cell/>
          <table:table-cell table:style-name="ce14" office:value-type="float" office:value="3532.60666666667">
            <text:p>3532.61</text:p>
          </table:table-cell>
          <table:table-cell table:style-name="ce14" office:value-type="float" office:value="1.14666666666667">
            <text:p>1.15</text:p>
          </table:table-cell>
          <table:table-cell table:style-name="ce19" office:value-type="float" office:value="397.333333333333">
            <text:p>397</text:p>
          </table:table-cell>
          <table:table-cell table:style-name="ce19" office:value-type="float" office:value="911978.666666667">
            <text:p>911979</text:p>
          </table:table-cell>
          <table:table-cell table:style-name="ce24" office:value-type="float" office:value="1013.66666666667">
            <text:p>1014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OTHER</text:p>
          </table:table-cell>
          <table:table-cell table:style-name="ce60" office:value-type="float" office:value="11.36">
            <text:p>11.36</text:p>
          </table:table-cell>
          <table:table-cell table:style-name="ce62" office:value-type="float" office:value="17.7233333333333">
            <text:p>17.72</text:p>
          </table:table-cell>
          <table:table-cell table:style-name="ce63" office:value-type="float" office:value="61.6">
            <text:p>61.60</text:p>
          </table:table-cell>
          <table:table-cell table:style-name="ce12" office:value-type="float" office:value="0.02">
            <text:p>0.02</text:p>
          </table:table-cell>
          <table:table-cell table:style-name="ce13" office:value-type="float" office:value="0.02">
            <text:p>0.02</text:p>
          </table:table-cell>
          <table:table-cell table:style-name="ce15" office:value-type="float" office:value="0.0433333333333333">
            <text:p>0.04</text:p>
          </table:table-cell>
          <table:table-cell table:style-name="ce63" table:number-columns-repeated="2"/>
          <table:table-cell/>
          <table:table-cell table:style-name="ce12" office:value-type="float" office:value="63.5633333333333">
            <text:p>63.56</text:p>
          </table:table-cell>
          <table:table-cell table:style-name="ce12" office:value-type="float" office:value="0.0166666666666667">
            <text:p>0.02</text:p>
          </table:table-cell>
          <table:table-cell table:style-name="ce17" office:value-type="float" office:value="309.333333333333">
            <text:p>309</text:p>
          </table:table-cell>
          <table:table-cell table:style-name="ce17" office:value-type="float" office:value="49.6666666666667">
            <text:p>50</text:p>
          </table:table-cell>
          <table:table-cell table:style-name="ce22" office:value-type="float" office:value="15">
            <text:p>15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FIFO</text:p>
          </table:table-cell>
          <table:table-cell table:style-name="ce60" office:value-type="float" office:value="5.49666666666667">
            <text:p>5.50</text:p>
          </table:table-cell>
          <table:table-cell table:style-name="ce62" office:value-type="float" office:value="12.01">
            <text:p>12.01</text:p>
          </table:table-cell>
          <table:table-cell table:style-name="ce63" office:value-type="float" office:value="54.2433333333333">
            <text:p>54.24</text:p>
          </table:table-cell>
          <table:table-cell table:style-name="ce12" office:value-type="float" office:value="0">
            <text:p>0.00</text:p>
          </table:table-cell>
          <table:table-cell table:style-name="ce13" office:value-type="float" office:value="0.02">
            <text:p>0.02</text:p>
          </table:table-cell>
          <table:table-cell table:style-name="ce15" office:value-type="float" office:value="0.0166666666666667">
            <text:p>0.02</text:p>
          </table:table-cell>
          <table:table-cell table:style-name="ce63" table:number-columns-repeated="2"/>
          <table:table-cell/>
          <table:table-cell table:style-name="ce13" office:value-type="float" office:value="326.813333333333">
            <text:p>326.81</text:p>
          </table:table-cell>
          <table:table-cell table:style-name="ce13" office:value-type="float" office:value="0.0833333333333333">
            <text:p>0.08</text:p>
          </table:table-cell>
          <table:table-cell table:style-name="ce18" office:value-type="float" office:value="363">
            <text:p>363</text:p>
          </table:table-cell>
          <table:table-cell table:style-name="ce18" office:value-type="float" office:value="326">
            <text:p>326</text:p>
          </table:table-cell>
          <table:table-cell table:style-name="ce23" office:value-type="float" office:value="55">
            <text:p>55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I/O Bound</text:p>
          </table:table-cell>
          <table:table-cell table:style-name="ce47" office:value-type="string">
            <text:p>SCHED_RR</text:p>
          </table:table-cell>
          <table:table-cell table:style-name="ce60" office:value-type="float" office:value="5.64333333333333">
            <text:p>5.64</text:p>
          </table:table-cell>
          <table:table-cell table:style-name="ce62" office:value-type="float" office:value="9.89333333333333">
            <text:p>9.89</text:p>
          </table:table-cell>
          <table:table-cell table:style-name="ce63" office:value-type="float" office:value="51.4">
            <text:p>51.40</text:p>
          </table:table-cell>
          <table:table-cell table:style-name="ce16" office:value-type="float" office:value="0">
            <text:p>0.00</text:p>
          </table:table-cell>
          <table:table-cell table:style-name="ce13" office:value-type="float" office:value="0">
            <text:p>0.00</text:p>
          </table:table-cell>
          <table:table-cell table:style-name="ce15" office:value-type="float" office:value="0.0166666666666667">
            <text:p>0.02</text:p>
          </table:table-cell>
          <table:table-cell table:style-name="ce63" table:number-columns-repeated="2"/>
          <table:table-cell/>
          <table:table-cell table:style-name="ce15" office:value-type="float" office:value="3523.69666666667">
            <text:p>3523.70</text:p>
          </table:table-cell>
          <table:table-cell table:style-name="ce15" office:value-type="float" office:value="0.976666666666667">
            <text:p>0.98</text:p>
          </table:table-cell>
          <table:table-cell table:style-name="ce20" office:value-type="float" office:value="379">
            <text:p>379</text:p>
          </table:table-cell>
          <table:table-cell table:style-name="ce20" office:value-type="float" office:value="3685.33333333333">
            <text:p>3685</text:p>
          </table:table-cell>
          <table:table-cell table:style-name="ce25" office:value-type="float" office:value="505.333333333333">
            <text:p>505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OTHER</text:p>
          </table:table-cell>
          <table:table-cell table:style-name="ce60" office:value-type="float" office:value="22.4166666666667">
            <text:p>22.42</text:p>
          </table:table-cell>
          <table:table-cell table:style-name="ce62" office:value-type="float" office:value="47.7566666666667">
            <text:p>47.76</text:p>
          </table:table-cell>
          <table:table-cell table:style-name="ce63" office:value-type="float" office:value="416.596666666667">
            <text:p>416.60</text:p>
          </table:table-cell>
          <table:table-cell table:style-name="ce12" office:value-type="float" office:value="25.2966666666667">
            <text:p>25.30</text:p>
          </table:table-cell>
          <table:table-cell table:style-name="ce13" office:value-type="float" office:value="126.026666666667">
            <text:p>126.03</text:p>
          </table:table-cell>
          <table:table-cell table:style-name="ce14" office:value-type="float" office:value="1588.08333333333">
            <text:p>1588.08</text:p>
          </table:table-cell>
          <table:table-cell table:style-name="ce63" table:number-columns-repeated="2"/>
          <table:table-cell/>
          <table:table-cell table:style-name="ce16" office:value-type="float" office:value="64.82">
            <text:p>64.82</text:p>
          </table:table-cell>
          <table:table-cell table:style-name="ce16" office:value-type="float" office:value="0.0133333333333333">
            <text:p>0.01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214.666666666667">
            <text:p>215</text:p>
          </table:table-cell>
          <table:table-cell table:style-name="ce26" office:value-type="float" office:value="17.6666666666667">
            <text:p>18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FIFO</text:p>
          </table:table-cell>
          <table:table-cell table:style-name="ce60" office:value-type="float" office:value="21.73">
            <text:p>21.73</text:p>
          </table:table-cell>
          <table:table-cell table:style-name="ce62" office:value-type="float" office:value="55.7966666666667">
            <text:p>55.80</text:p>
          </table:table-cell>
          <table:table-cell table:style-name="ce63" office:value-type="float" office:value="464.276666666667">
            <text:p>464.28</text:p>
          </table:table-cell>
          <table:table-cell table:style-name="ce12" office:value-type="float" office:value="29.2433333333333">
            <text:p>29.24</text:p>
          </table:table-cell>
          <table:table-cell table:style-name="ce13" office:value-type="float" office:value="152.796666666667">
            <text:p>152.80</text:p>
          </table:table-cell>
          <table:table-cell table:style-name="ce15" office:value-type="float" office:value="1747.48666666667">
            <text:p>1747.49</text:p>
          </table:table-cell>
          <table:table-cell table:style-name="ce63" table:number-columns-repeated="2"/>
          <table:table-cell/>
          <table:table-cell table:style-name="ce13" office:value-type="float" office:value="329.68">
            <text:p>329.68</text:p>
          </table:table-cell>
          <table:table-cell table:style-name="ce13" office:value-type="float" office:value="0.07">
            <text:p>0.07</text:p>
          </table:table-cell>
          <table:table-cell table:style-name="ce18" office:value-type="float" office:value="371.333333333333">
            <text:p>371</text:p>
          </table:table-cell>
          <table:table-cell table:style-name="ce18" office:value-type="float" office:value="1240">
            <text:p>1240</text:p>
          </table:table-cell>
          <table:table-cell table:style-name="ce23" office:value-type="float" office:value="75.6666666666667">
            <text:p>76</text:p>
          </table:table-cell>
          <table:table-cell table:number-columns-repeated="1008"/>
        </table:table-row>
        <table:table-row table:style-name="ro2">
          <table:table-cell table:style-name="ce47" office:value-type="string">
            <text:p>Mixed</text:p>
          </table:table-cell>
          <table:table-cell table:style-name="ce47" office:value-type="string">
            <text:p>SCHED_RR</text:p>
          </table:table-cell>
          <table:table-cell table:style-name="ce60" office:value-type="float" office:value="22.7933333333333">
            <text:p>22.79</text:p>
          </table:table-cell>
          <table:table-cell table:style-name="ce62" office:value-type="float" office:value="57.1233333333333">
            <text:p>57.12</text:p>
          </table:table-cell>
          <table:table-cell table:style-name="ce63" office:value-type="float" office:value="464.796666666667">
            <text:p>464.80</text:p>
          </table:table-cell>
          <table:table-cell table:style-name="ce16" office:value-type="float" office:value="30.0033333333333">
            <text:p>30.00</text:p>
          </table:table-cell>
          <table:table-cell table:style-name="ce13" office:value-type="float" office:value="150.48">
            <text:p>150.48</text:p>
          </table:table-cell>
          <table:table-cell table:style-name="ce15" office:value-type="float" office:value="1753.86">
            <text:p>1753.86</text:p>
          </table:table-cell>
          <table:table-cell table:style-name="ce63" table:number-columns-repeated="2"/>
          <table:table-cell/>
          <table:table-cell table:style-name="ce15" office:value-type="float" office:value="3552.96666666667">
            <text:p>3552.97</text:p>
          </table:table-cell>
          <table:table-cell table:style-name="ce15" office:value-type="float" office:value="0.763333333333333">
            <text:p>0.76</text:p>
          </table:table-cell>
          <table:table-cell table:style-name="ce20" office:value-type="float" office:value="379.666666666667">
            <text:p>380</text:p>
          </table:table-cell>
          <table:table-cell table:style-name="ce20" office:value-type="float" office:value="13501.3333333333">
            <text:p>13501</text:p>
          </table:table-cell>
          <table:table-cell table:style-name="ce25" office:value-type="float" office:value="790.666666666667">
            <text:p>791</text:p>
          </table:table-cell>
          <table:table-cell table:number-columns-repeated="1008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4"/>
          <table:table-cell table:style-name="ce7"/>
          <table:table-cell table:number-columns-repeated="8"/>
          <table:table-cell table:style-name="ce12" office:value-type="float" office:value="0.02">
            <text:p>0.02</text:p>
          </table:table-cell>
          <table:table-cell table:style-name="ce12" office:value-type="float" office:value="0.0266666666666667">
            <text:p>0.0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9">
            <text:p>19</text:p>
          </table:table-cell>
          <table:table-cell table:style-name="ce22" office:value-type="float" office:value="2687">
            <text:p>2687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/>
          <table:table-cell table:number-columns-repeated="8"/>
          <table:table-cell table:style-name="ce13" office:value-type="float" office:value="0.02">
            <text:p>0.02</text:p>
          </table:table-cell>
          <table:table-cell table:style-name="ce13" office:value-type="float" office:value="0.0566666666666667">
            <text:p>0.0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14">
            <text:p>114</text:p>
          </table:table-cell>
          <table:table-cell table:style-name="ce23" office:value-type="float" office:value="16957">
            <text:p>16957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6"/>
          <table:table-cell table:style-name="ce10"/>
          <table:table-cell table:number-columns-repeated="8"/>
          <table:table-cell table:style-name="ce15" office:value-type="float" office:value="0.0433333333333333">
            <text:p>0.04</text:p>
          </table:table-cell>
          <table:table-cell table:style-name="ce15" office:value-type="float" office:value="0.07">
            <text:p>0.0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544.333333333333">
            <text:p>544</text:p>
          </table:table-cell>
          <table:table-cell table:style-name="ce25" office:value-type="float" office:value="163473.666666667">
            <text:p>163474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4"/>
          <table:table-cell table:style-name="ce7"/>
          <table:table-cell table:number-columns-repeated="8"/>
          <table:table-cell table:number-columns-repeated="2" table:style-name="ce12" office:value-type="float" office:value="0">
            <text:p>0.0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2012">
            <text:p>2012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/>
          <table:table-cell table:number-columns-repeated="8"/>
          <table:table-cell table:style-name="ce13" office:value-type="float" office:value="0.02">
            <text:p>0.02</text:p>
          </table:table-cell>
          <table:table-cell table:style-name="ce13" office:value-type="float" office:value="0.0233333333333333">
            <text:p>0.0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.33333333333333">
            <text:p>1</text:p>
          </table:table-cell>
          <table:table-cell table:style-name="ce23" office:value-type="float" office:value="12494.3333333333">
            <text:p>12494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6"/>
          <table:table-cell table:style-name="ce10"/>
          <table:table-cell table:number-columns-repeated="8"/>
          <table:table-cell table:style-name="ce15" office:value-type="float" office:value="0.0166666666666667">
            <text:p>0.02</text:p>
          </table:table-cell>
          <table:table-cell table:style-name="ce15" office:value-type="float" office:value="0.0633333333333333">
            <text:p>0.0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142976.666666667">
            <text:p>142977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4"/>
          <table:table-cell table:style-name="ce11"/>
          <table:table-cell table:number-columns-repeated="8"/>
          <table:table-cell table:number-columns-repeated="2" table:style-name="ce16" office:value-type="float" office:value="0">
            <text:p>0.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.33333333333333">
            <text:p>1</text:p>
          </table:table-cell>
          <table:table-cell table:style-name="ce26" office:value-type="float" office:value="2012">
            <text:p>2012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/>
          <table:table-cell table:number-columns-repeated="8"/>
          <table:table-cell table:number-columns-repeated="2" table:style-name="ce13" office:value-type="float" office:value="0">
            <text:p>0.0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3" office:value-type="float" office:value="10052">
            <text:p>10052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6"/>
          <table:table-cell table:style-name="ce10"/>
          <table:table-cell table:number-columns-repeated="8"/>
          <table:table-cell table:style-name="ce15" office:value-type="float" office:value="0.0166666666666667">
            <text:p>0.02</text:p>
          </table:table-cell>
          <table:table-cell table:style-name="ce15" office:value-type="float" office:value="0.0433333333333333">
            <text:p>0.0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.33333333333333">
            <text:p>1</text:p>
          </table:table-cell>
          <table:table-cell table:style-name="ce25" office:value-type="float" office:value="133495.333333333">
            <text:p>133495</text:p>
          </table:table-cell>
          <table:table-cell table:number-columns-repeated="1008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4"/>
          <table:table-cell table:style-name="ce7"/>
          <table:table-cell table:number-columns-repeated="8"/>
          <table:table-cell table:style-name="ce12" office:value-type="float" office:value="25.2966666666667">
            <text:p>25.30</text:p>
          </table:table-cell>
          <table:table-cell table:style-name="ce12" office:value-type="float" office:value="0.0566666666666667">
            <text:p>0.06</text:p>
          </table:table-cell>
          <table:table-cell table:style-name="ce17" office:value-type="float" office:value="114">
            <text:p>114</text:p>
          </table:table-cell>
          <table:table-cell table:style-name="ce17" office:value-type="float" office:value="3656.66666666667">
            <text:p>3657</text:p>
          </table:table-cell>
          <table:table-cell table:style-name="ce22" office:value-type="float" office:value="4968.66666666667">
            <text:p>4969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5" office:value-type="string">
            <text:p>SCHED_OTHER</text:p>
          </table:table-cell>
          <table:table-cell table:style-name="ce8"/>
          <table:table-cell table:number-columns-repeated="8"/>
          <table:table-cell table:style-name="ce13" office:value-type="float" office:value="126.026666666667">
            <text:p>126.03</text:p>
          </table:table-cell>
          <table:table-cell table:style-name="ce13" office:value-type="float" office:value="0.216666666666667">
            <text:p>0.22</text:p>
          </table:table-cell>
          <table:table-cell table:style-name="ce18" office:value-type="float" office:value="264.333333333333">
            <text:p>264</text:p>
          </table:table-cell>
          <table:table-cell table:style-name="ce18" office:value-type="float" office:value="33243.6666666667">
            <text:p>33244</text:p>
          </table:table-cell>
          <table:table-cell table:style-name="ce23" office:value-type="float" office:value="25253">
            <text:p>25253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6"/>
          <table:table-cell table:style-name="ce9"/>
          <table:table-cell table:number-columns-repeated="8"/>
          <table:table-cell table:style-name="ce14" office:value-type="float" office:value="1588.08333333333">
            <text:p>1588.08</text:p>
          </table:table-cell>
          <table:table-cell table:style-name="ce14" office:value-type="float" office:value="2.95333333333333">
            <text:p>2.95</text:p>
          </table:table-cell>
          <table:table-cell table:style-name="ce19" office:value-type="float" office:value="381.333333333333">
            <text:p>381</text:p>
          </table:table-cell>
          <table:table-cell table:style-name="ce19" office:value-type="float" office:value="461418.666666667">
            <text:p>461419</text:p>
          </table:table-cell>
          <table:table-cell table:style-name="ce24" office:value-type="float" office:value="236701">
            <text:p>236701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4"/>
          <table:table-cell table:style-name="ce7"/>
          <table:table-cell table:number-columns-repeated="8"/>
          <table:table-cell table:style-name="ce12" office:value-type="float" office:value="29.2433333333333">
            <text:p>29.24</text:p>
          </table:table-cell>
          <table:table-cell table:style-name="ce12" office:value-type="float" office:value="0.0533333333333333">
            <text:p>0.05</text:p>
          </table:table-cell>
          <table:table-cell table:style-name="ce17" office:value-type="float" office:value="134.333333333333">
            <text:p>134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4262.33333333333">
            <text:p>4262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5" office:value-type="string">
            <text:p>SCHED_FIFO</text:p>
          </table:table-cell>
          <table:table-cell table:style-name="ce8"/>
          <table:table-cell table:number-columns-repeated="8"/>
          <table:table-cell table:style-name="ce13" office:value-type="float" office:value="152.796666666667">
            <text:p>152.80</text:p>
          </table:table-cell>
          <table:table-cell table:style-name="ce13" office:value-type="float" office:value="0.243333333333333">
            <text:p>0.24</text:p>
          </table:table-cell>
          <table:table-cell table:style-name="ce18" office:value-type="float" office:value="274.333333333333">
            <text:p>274</text:p>
          </table:table-cell>
          <table:table-cell table:style-name="ce18" office:value-type="float" office:value="2.66666666666667">
            <text:p>3</text:p>
          </table:table-cell>
          <table:table-cell table:style-name="ce23" office:value-type="float" office:value="21424.6666666667">
            <text:p>21425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6"/>
          <table:table-cell table:style-name="ce10"/>
          <table:table-cell table:number-columns-repeated="8"/>
          <table:table-cell table:style-name="ce15" office:value-type="float" office:value="1747.48666666667">
            <text:p>1747.49</text:p>
          </table:table-cell>
          <table:table-cell table:style-name="ce15" office:value-type="float" office:value="2.67">
            <text:p>2.67</text:p>
          </table:table-cell>
          <table:table-cell table:style-name="ce20" office:value-type="float" office:value="376.333333333333">
            <text:p>376</text:p>
          </table:table-cell>
          <table:table-cell table:style-name="ce20" office:value-type="float" office:value="1732">
            <text:p>1732</text:p>
          </table:table-cell>
          <table:table-cell table:style-name="ce25" office:value-type="float" office:value="186482.333333333">
            <text:p>186482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4"/>
          <table:table-cell table:style-name="ce11"/>
          <table:table-cell table:number-columns-repeated="8"/>
          <table:table-cell table:style-name="ce16" office:value-type="float" office:value="30.0033333333333">
            <text:p>30.00</text:p>
          </table:table-cell>
          <table:table-cell table:style-name="ce16" office:value-type="float" office:value="0.05">
            <text:p>0.05</text:p>
          </table:table-cell>
          <table:table-cell table:style-name="ce21" office:value-type="float" office:value="131.333333333333">
            <text:p>131</text:p>
          </table:table-cell>
          <table:table-cell table:style-name="ce21" office:value-type="float" office:value="122.666666666667">
            <text:p>123</text:p>
          </table:table-cell>
          <table:table-cell table:style-name="ce26" office:value-type="float" office:value="4343">
            <text:p>4343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5" office:value-type="string">
            <text:p>SCHED_RR</text:p>
          </table:table-cell>
          <table:table-cell table:style-name="ce8"/>
          <table:table-cell table:number-columns-repeated="8"/>
          <table:table-cell table:style-name="ce13" office:value-type="float" office:value="150.48">
            <text:p>150.48</text:p>
          </table:table-cell>
          <table:table-cell table:style-name="ce13" office:value-type="float" office:value="0.186666666666667">
            <text:p>0.19</text:p>
          </table:table-cell>
          <table:table-cell table:style-name="ce18" office:value-type="float" office:value="263">
            <text:p>263</text:p>
          </table:table-cell>
          <table:table-cell table:style-name="ce18" office:value-type="float" office:value="1258.33333333333">
            <text:p>1258</text:p>
          </table:table-cell>
          <table:table-cell table:style-name="ce23" office:value-type="float" office:value="21701">
            <text:p>21701</text:p>
          </table:table-cell>
          <table:table-cell table:number-columns-repeated="1008"/>
        </table:table-row>
        <table:table-row table:style-name="ro2">
          <table:covered-table-cell table:style-name="ce2"/>
          <table:table-cell table:style-name="ce6"/>
          <table:table-cell table:style-name="ce10"/>
          <table:table-cell table:number-columns-repeated="8"/>
          <table:table-cell table:style-name="ce15" office:value-type="float" office:value="1753.86">
            <text:p>1753.86</text:p>
          </table:table-cell>
          <table:table-cell table:style-name="ce15" office:value-type="float" office:value="2.26666666666667">
            <text:p>2.27</text:p>
          </table:table-cell>
          <table:table-cell table:style-name="ce20" office:value-type="float" office:value="377.333333333333">
            <text:p>377</text:p>
          </table:table-cell>
          <table:table-cell table:style-name="ce20" office:value-type="float" office:value="18655">
            <text:p>18655</text:p>
          </table:table-cell>
          <table:table-cell table:style-name="ce25" office:value-type="float" office:value="172993.333333333">
            <text:p>172993</text:p>
          </table:table-cell>
          <table:table-cell table:number-columns-repeated="100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00:26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erage" style:display-name="PageStyle_A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1" style:display-name="PageStyle_Result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2" style:display-name="PageStyle_Result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3" style:display-name="PageStyle_Results 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_20_Child" style:display-name="PageStyle_Per Chil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editing-duration>PT5M32S</meta:editing-duration>
    <meta:generator>LibreOffice/3.6$Linux_X86_64 LibreOffice_project/360m1$Build-2</meta:generator>
    <dc:date>2013-03-30T00:33:09</dc:date>
    <dc:creator>Stephen Bennett</dc:creator>
    <meta:document-statistic meta:table-count="6" meta:cell-count="17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71cm" svg:height="11.058cm" xlink:href=".." xlink:type="simple" chart:class="chart:bar" chart:style-name="ch1">
        <chart:title svg:x="4.918cm" svg:y="0.357cm" chart:style-name="ch2">
          <text:p>CPU Bound Benchmark Results</text:p>
        </chart:title>
        <chart:legend chart:legend-position="end" svg:x="14.011cm" svg:y="4.732cm" style:legend-expansion="high" chart:style-name="ch3"/>
        <chart:plot-area chart:style-name="ch4" table:cell-range-address="'Per Child'.B3:'Per Child'.E5 'Per Child'.C2:'Per Child'.E2" chart:data-source-has-labels="both" svg:x="7.143cm" svg:y="1.799cm" svg:width="6.202cm" svg:height="8.057cm">
          <chartooo:coordinate-region svg:x="8.241cm" svg:y="1.998cm" svg:width="4.93cm" svg:height="7.211cm"/>
          <chart:axis chart:dimension="x" chart:name="primary-x" chart:style-name="ch5" chartooo:axis-type="auto">
            <chartooo:date-scale/>
            <chart:title svg:x="8.573cm" svg:y="10.077cm" chart:style-name="ch6">
              <text:p>Scheduling Algorithm</text:p>
            </chart:title>
            <chart:categories table:cell-range-address="'Per Child'.B3:'Per Child'.B5"/>
          </chart:axis>
          <chart:axis chart:dimension="y" chart:name="primary-y" chart:style-name="ch7">
            <chart:title svg:x="0.451cm" svg:y="5.547cm" chart:style-name="ch6">
              <text:p>Average wall time per child process [sec]</text:p>
            </chart:title>
            <chart:grid chart:style-name="ch8" chart:class="major"/>
          </chart:axis>
          <chart:series chart:style-name="ch9" chart:values-cell-range-address="'Per Child'.C3:'Per Child'.C5" chart:label-cell-address="'Per Child'.C2:'Per Child'.C2" chart:class="chart:bar">
            <chart:data-point chart:repeated="3"/>
          </chart:series>
          <chart:series chart:style-name="ch10" chart:values-cell-range-address="'Per Child'.D3:'Per Child'.D5" chart:label-cell-address="'Per Child'.D2:'Per Child'.D2" chart:class="chart:bar">
            <chart:data-point chart:repeated="3"/>
          </chart:series>
          <chart:series chart:style-name="ch11" chart:values-cell-range-address="'Per Child'.E3:'Per Child'.E5" chart:label-cell-address="'Per Child'.E2:'Per Child'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3:'Per Child'.B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3:'Per Child'.C5</svg:desc>
                </draw:g>
              </table:table-cell>
              <table:table-cell office:value-type="float" office:value="1.26786666666667">
                <text:p>1.26786666666667</text:p>
                <draw:g>
                  <svg:desc>'Per Child'.D3:'Per Child'.D5</svg:desc>
                </draw:g>
              </table:table-cell>
              <table:table-cell office:value-type="float" office:value="1.77694666666667">
                <text:p>1.77694666666667</text:p>
                <draw:g>
                  <svg:desc>'Per Child'.E3:'Per Child'.E5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2.055">
                <text:p>2.055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85789333333333">
                <text:p>1.85789333333333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1.868">
                <text:p>1.868</text:p>
              </table:table-cell>
              <table:table-cell office:value-type="float" office:value="1.77146666666667">
                <text:p>1.77146666666667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71cm" svg:height="11.032cm" xlink:href=".." xlink:type="simple" chart:class="chart:bar" chart:style-name="ch1">
        <chart:title svg:x="5.077cm" svg:y="0.356cm" chart:style-name="ch2">
          <text:p>I/O Bound Benchmark Results</text:p>
        </chart:title>
        <chart:legend chart:legend-position="end" svg:x="14.011cm" svg:y="4.719cm" style:legend-expansion="high" chart:style-name="ch3"/>
        <chart:plot-area chart:style-name="ch4" table:cell-range-address="'Per Child'.B6:'Per Child'.E8 'Per Child'.C2:'Per Child'.E2" chart:data-source-has-labels="both" svg:x="7.143cm" svg:y="1.795cm" svg:width="6.202cm" svg:height="8.036cm">
          <chartooo:coordinate-region svg:x="8.241cm" svg:y="1.995cm" svg:width="4.93cm" svg:height="7.189cm"/>
          <chart:axis chart:dimension="x" chart:name="primary-x" chart:style-name="ch5" chartooo:axis-type="auto">
            <chartooo:date-scale/>
            <chart:title svg:x="8.573cm" svg:y="10.051cm" chart:style-name="ch6">
              <text:p>Scheduling Algorithm</text:p>
            </chart:title>
            <chart:categories table:cell-range-address="'Per Child'.B6:'Per Child'.B8"/>
          </chart:axis>
          <chart:axis chart:dimension="y" chart:name="primary-y" chart:style-name="ch7">
            <chart:title svg:x="0.451cm" svg:y="5.533cm" chart:style-name="ch6">
              <text:p>Average wall time per child process [sec]</text:p>
            </chart:title>
            <chart:grid chart:style-name="ch8" chart:class="major"/>
          </chart:axis>
          <chart:series chart:style-name="ch9" chart:values-cell-range-address="'Per Child'.C6:'Per Child'.C8" chart:label-cell-address="'Per Child'.C2:'Per Child'.C2" chart:class="chart:bar">
            <chart:data-point chart:repeated="3"/>
          </chart:series>
          <chart:series chart:style-name="ch10" chart:values-cell-range-address="'Per Child'.D6:'Per Child'.D8" chart:label-cell-address="'Per Child'.D2:'Per Child'.D2" chart:class="chart:bar">
            <chart:data-point chart:repeated="3"/>
          </chart:series>
          <chart:series chart:style-name="ch11" chart:values-cell-range-address="'Per Child'.E6:'Per Child'.E8" chart:label-cell-address="'Per Child'.E2:'Per Child'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6:'Per Child'.B8</svg:desc>
                </draw:g>
              </table:table-cell>
              <table:table-cell office:value-type="float" office:value="1.136">
                <text:p>1.136</text:p>
                <draw:g>
                  <svg:desc>'Per Child'.C6:'Per Child'.C8</svg:desc>
                </draw:g>
              </table:table-cell>
              <table:table-cell office:value-type="float" office:value="0.354466666666667">
                <text:p>0.354466666666667</text:p>
                <draw:g>
                  <svg:desc>'Per Child'.D6:'Per Child'.D8</svg:desc>
                </draw:g>
              </table:table-cell>
              <table:table-cell office:value-type="float" office:value="0.1232">
                <text:p>0.1232</text:p>
                <draw:g>
                  <svg:desc>'Per Child'.E6:'Per Child'.E8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0.549666666666667">
                <text:p>0.5496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08486666666667">
                <text:p>0.108486666666667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0.564333333333333">
                <text:p>0.564333333333333</text:p>
              </table:table-cell>
              <table:table-cell office:value-type="float" office:value="0.197866666666667">
                <text:p>0.19786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71cm" svg:height="11.034cm" xlink:href=".." xlink:type="simple" chart:class="chart:bar" chart:column-mapping="0 1" chart:style-name="ch1">
        <chart:title svg:x="5.513cm" svg:y="0.356cm" chart:style-name="ch2">
          <text:p>Mixed Benchmark Results</text:p>
        </chart:title>
        <chart:legend chart:legend-position="end" svg:x="14.011cm" svg:y="4.72cm" style:legend-expansion="high" chart:style-name="ch3"/>
        <chart:plot-area chart:style-name="ch4" table:cell-range-address="'Per Child'.B3:'Per Child'.B5 'Per Child'.C2:'Per Child'.E2 'Per Child'.C9:'Per Child'.E11" chart:data-source-has-labels="both" svg:x="7.143cm" svg:y="1.795cm" svg:width="6.202cm" svg:height="8.038cm">
          <chartooo:coordinate-region svg:x="8.241cm" svg:y="1.994cm" svg:width="4.93cm" svg:height="7.192cm"/>
          <chart:axis chart:dimension="x" chart:name="primary-x" chart:style-name="ch5" chartooo:axis-type="auto">
            <chartooo:date-scale/>
            <chart:title svg:x="8.573cm" svg:y="10.053cm" chart:style-name="ch6">
              <text:p>Scheduling Algorithm</text:p>
            </chart:title>
            <chart:categories table:cell-range-address="'Per Child'.B3:'Per Child'.B5"/>
          </chart:axis>
          <chart:axis chart:dimension="y" chart:name="primary-y" chart:style-name="ch7">
            <chart:title svg:x="0.451cm" svg:y="5.534cm" chart:style-name="ch6">
              <text:p>Average wall time per child process [sec]</text:p>
            </chart:title>
            <chart:grid chart:style-name="ch8" chart:class="major"/>
          </chart:axis>
          <chart:series chart:style-name="ch9" chart:values-cell-range-address="'Per Child'.C9:'Per Child'.C11" chart:label-cell-address="'Per Child'.C2:'Per Child'.C2" chart:class="chart:bar">
            <chart:data-point chart:repeated="3"/>
          </chart:series>
          <chart:series chart:style-name="ch10" chart:values-cell-range-address="'Per Child'.D9:'Per Child'.D11" chart:label-cell-address="'Per Child'.D2:'Per Child'.D2" chart:class="chart:bar">
            <chart:data-point chart:repeated="3"/>
          </chart:series>
          <chart:series chart:style-name="ch11" chart:values-cell-range-address="'Per Child'.E9:'Per Child'.E11" chart:label-cell-address="'Per Child'.E2:'Per Child'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hildren</text:p>
                <draw:g>
                  <svg:desc>'Per Child'.C2:'Per Child'.C2</svg:desc>
                </draw:g>
              </table:table-cell>
              <table:table-cell office:value-type="string">
                <text:p>50 Children</text:p>
                <draw:g>
                  <svg:desc>'Per Child'.D2:'Per Child'.D2</svg:desc>
                </draw:g>
              </table:table-cell>
              <table:table-cell office:value-type="string">
                <text:p>500 Children</text:p>
                <draw:g>
                  <svg:desc>'Per Child'.E2:'Per Chil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ED_OTHER</text:p>
                <draw:g>
                  <svg:desc>'Per Child'.B3:'Per Child'.B5</svg:desc>
                </draw:g>
              </table:table-cell>
              <table:table-cell office:value-type="float" office:value="2.24166666666667">
                <text:p>2.24166666666667</text:p>
                <draw:g>
                  <svg:desc>'Per Child'.C9:'Per Child'.C11</svg:desc>
                </draw:g>
              </table:table-cell>
              <table:table-cell office:value-type="float" office:value="0.955133333333333">
                <text:p>0.955133333333333</text:p>
                <draw:g>
                  <svg:desc>'Per Child'.D9:'Per Child'.D11</svg:desc>
                </draw:g>
              </table:table-cell>
              <table:table-cell office:value-type="float" office:value="0.833193333333333">
                <text:p>0.833193333333333</text:p>
                <draw:g>
                  <svg:desc>'Per Child'.E9:'Per Child'.E11</svg:desc>
                </draw:g>
              </table:table-cell>
            </table:table-row>
            <table:table-row>
              <table:table-cell office:value-type="string">
                <text:p>SCHED_FIFO</text:p>
              </table:table-cell>
              <table:table-cell office:value-type="float" office:value="2.173">
                <text:p>2.17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0.928553333333333">
                <text:p>0.928553333333333</text:p>
              </table:table-cell>
            </table:table-row>
            <table:table-row>
              <table:table-cell office:value-type="string">
                <text:p>SCHED_RR</text:p>
              </table:table-cell>
              <table:table-cell office:value-type="float" office:value="2.27933333333333">
                <text:p>2.27933333333333</text:p>
              </table:table-cell>
              <table:table-cell office:value-type="float" office:value="1.14246666666667">
                <text:p>1.14246666666667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10.923cm" xlink:href=".." xlink:type="simple" chart:class="chart:bar" chart:column-mapping="0 1" chart:style-name="ch1">
        <chart:title svg:x="3.727cm" svg:y="0.354cm" chart:style-name="ch2">
          <text:p>Wall Time CPU Bound Benchmark Results</text:p>
        </chart:title>
        <chart:subtitle svg:x="3.369cm" svg:y="1.351cm" chart:style-name="ch3">
          <text:p>Total wall time divided by number of child processes vs.
number of child processes and scheduling algorithm</text:p>
        </chart:subtitle>
        <chart:legend chart:legend-position="end" svg:x="13.19cm" svg:y="4.664cm" style:legend-expansion="high" chart:style-name="ch4"/>
        <chart:plot-area chart:style-name="ch5" table:cell-range-address="'Per Child'.B23:'Per Child'.B25 'Per Child'.C16:'Per Child'.E19" chart:data-source-has-labels="both" svg:x="1.341cm" svg:y="2.92cm" svg:width="11.189cm" svg:height="7.365cm">
          <chartooo:coordinate-region svg:x="2.439cm" svg:y="3.12cm" svg:width="10.091cm" svg:height="6.518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9.781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17:'Per Child'.C19" chart:label-cell-address="'Per Child'.C16:'Per Child'.C16" chart:class="chart:bar">
            <chart:data-point chart:repeated="3"/>
          </chart:series>
          <chart:series chart:style-name="ch11" chart:values-cell-range-address="'Per Child'.D17:'Per Child'.D19" chart:label-cell-address="'Per Child'.D16:'Per Child'.D16" chart:class="chart:bar">
            <chart:data-point chart:repeated="3"/>
          </chart:series>
          <chart:series chart:style-name="ch12" chart:values-cell-range-address="'Per Child'.E17:'Per Child'.E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17:'Per Child'.C19</svg:desc>
                </draw:g>
              </table:table-cell>
              <table:table-cell office:value-type="float" office:value="2.055">
                <text:p>2.055</text:p>
                <draw:g>
                  <svg:desc>'Per Child'.D17:'Per Child'.D19</svg:desc>
                </draw:g>
              </table:table-cell>
              <table:table-cell office:value-type="float" office:value="1.868">
                <text:p>1.868</text:p>
                <draw:g>
                  <svg:desc>'Per Child'.E17:'Per Child'.E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26786666666667">
                <text:p>1.26786666666667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77146666666667">
                <text:p>1.771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77694666666667">
                <text:p>1.77694666666667</text:p>
              </table:table-cell>
              <table:table-cell office:value-type="float" office:value="1.85789333333333">
                <text:p>1.85789333333333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10.923cm" xlink:href=".." xlink:type="simple" chart:class="chart:bar" chart:column-mapping="0 1" chart:style-name="ch1">
        <chart:title svg:x="3.885cm" svg:y="0.354cm" chart:style-name="ch2">
          <text:p>Wall Time I/O Bound Benchmark Results</text:p>
        </chart:title>
        <chart:subtitle svg:x="3.422cm" svg:y="1.351cm" chart:style-name="ch3">
          <text:p>Total wall time divided by number of child processes vs
number of child processes and scheduling algorithm</text:p>
        </chart:subtitle>
        <chart:legend chart:legend-position="end" svg:x="13.19cm" svg:y="4.664cm" style:legend-expansion="high" chart:style-name="ch4"/>
        <chart:plot-area chart:style-name="ch5" table:cell-range-address="'Per Child'.B17:'Per Child'.B19 'Per Child'.C16:'Per Child'.E16 'Per Child'.C23:'Per Child'.E25" chart:data-source-has-labels="both" svg:x="1.341cm" svg:y="2.92cm" svg:width="11.189cm" svg:height="7.365cm">
          <chartooo:coordinate-region svg:x="2.439cm" svg:y="3.12cm" svg:width="10.091cm" svg:height="6.518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9.781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3:'Per Child'.C25" chart:label-cell-address="'Per Child'.C16:'Per Child'.C16" chart:class="chart:bar">
            <chart:data-point chart:repeated="3"/>
          </chart:series>
          <chart:series chart:style-name="ch11" chart:values-cell-range-address="'Per Child'.D23:'Per Child'.D25" chart:label-cell-address="'Per Child'.D16:'Per Child'.D16" chart:class="chart:bar">
            <chart:data-point chart:repeated="3"/>
          </chart:series>
          <chart:series chart:style-name="ch12" chart:values-cell-range-address="'Per Child'.E23:'Per Child'.E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.136">
                <text:p>1.136</text:p>
                <draw:g>
                  <svg:desc>'Per Child'.C23:'Per Child'.C25</svg:desc>
                </draw:g>
              </table:table-cell>
              <table:table-cell office:value-type="float" office:value="0.549666666666667">
                <text:p>0.549666666666667</text:p>
                <draw:g>
                  <svg:desc>'Per Child'.D23:'Per Child'.D25</svg:desc>
                </draw:g>
              </table:table-cell>
              <table:table-cell office:value-type="float" office:value="0.564333333333333">
                <text:p>0.564333333333333</text:p>
                <draw:g>
                  <svg:desc>'Per Child'.E23:'Per Child'.E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354466666666667">
                <text:p>0.3544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97866666666667">
                <text:p>0.1978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1232">
                <text:p>0.1232</text:p>
              </table:table-cell>
              <table:table-cell office:value-type="float" office:value="0.108486666666667">
                <text:p>0.10848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10.923cm" xlink:href=".." xlink:type="simple" chart:class="chart:bar" chart:column-mapping="0 1" chart:style-name="ch1">
        <chart:title svg:x="4.322cm" svg:y="0.354cm" chart:style-name="ch2">
          <text:p>Wall Time Mixed Benchmark Results</text:p>
        </chart:title>
        <chart:subtitle svg:x="3.422cm" svg:y="1.351cm" chart:style-name="ch3">
          <text:p>Total wall time divided by number of child processes vs
number of child processes and scheduling algorithm</text:p>
        </chart:subtitle>
        <chart:legend chart:legend-position="end" svg:x="13.19cm" svg:y="4.664cm" style:legend-expansion="high" chart:style-name="ch4"/>
        <chart:plot-area chart:style-name="ch5" table:cell-range-address="'Per Child'.B17:'Per Child'.B19 'Per Child'.C16:'Per Child'.E16 'Per Child'.C29:'Per Child'.E31" chart:data-source-has-labels="both" svg:x="1.341cm" svg:y="2.92cm" svg:width="11.189cm" svg:height="7.365cm">
          <chartooo:coordinate-region svg:x="2.439cm" svg:y="3.12cm" svg:width="10.091cm" svg:height="6.518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9.781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9:'Per Child'.C31" chart:label-cell-address="'Per Child'.C16:'Per Child'.C16" chart:class="chart:bar">
            <chart:data-point chart:repeated="3"/>
          </chart:series>
          <chart:series chart:style-name="ch11" chart:values-cell-range-address="'Per Child'.D29:'Per Child'.D31" chart:label-cell-address="'Per Child'.D16:'Per Child'.D16" chart:class="chart:bar">
            <chart:data-point chart:repeated="3"/>
          </chart:series>
          <chart:series chart:style-name="ch12" chart:values-cell-range-address="'Per Child'.E29:'Per Child'.E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24166666666667">
                <text:p>2.24166666666667</text:p>
                <draw:g>
                  <svg:desc>'Per Child'.C29:'Per Child'.C31</svg:desc>
                </draw:g>
              </table:table-cell>
              <table:table-cell office:value-type="float" office:value="2.173">
                <text:p>2.173</text:p>
                <draw:g>
                  <svg:desc>'Per Child'.D29:'Per Child'.D31</svg:desc>
                </draw:g>
              </table:table-cell>
              <table:table-cell office:value-type="float" office:value="2.27933333333333">
                <text:p>2.27933333333333</text:p>
                <draw:g>
                  <svg:desc>'Per Child'.E29:'Per Child'.E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955133333333333">
                <text:p>0.95513333333333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1.14246666666667">
                <text:p>1.142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833193333333333">
                <text:p>0.833193333333333</text:p>
              </table:table-cell>
              <table:table-cell office:value-type="float" office:value="0.928553333333333">
                <text:p>0.928553333333333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